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660" officeooo:paragraph-rsid="001e7660"/>
    </style:style>
    <style:style style:name="P2" style:family="paragraph" style:parent-style-name="Standard">
      <style:text-properties fo:color="#000000" fo:font-size="13pt" officeooo:rsid="00219a04" officeooo:paragraph-rsid="00219a04" style:font-size-asian="13pt" style:font-size-complex="13pt"/>
    </style:style>
    <style:style style:name="P3" style:family="paragraph" style:parent-style-name="Standard">
      <style:text-properties fo:color="#000000" fo:font-size="13pt" officeooo:paragraph-rsid="00219a04" style:font-size-asian="13pt" style:font-size-complex="13pt"/>
    </style:style>
    <style:style style:name="P4" style:family="paragraph" style:parent-style-name="Standard">
      <style:text-properties fo:color="#000000" fo:font-size="13pt" officeooo:rsid="0029cec2" officeooo:paragraph-rsid="0029cec2" style:font-size-asian="13pt" style:font-size-complex="13pt"/>
    </style:style>
    <style:style style:name="P5" style:family="paragraph" style:parent-style-name="Standard">
      <style:text-properties fo:color="#000000" fo:font-size="13pt" officeooo:rsid="0029cec2" officeooo:paragraph-rsid="002abd2d" style:font-size-asian="13pt" style:font-size-complex="13pt"/>
    </style:style>
    <style:style style:name="P6" style:family="paragraph" style:parent-style-name="Standard">
      <style:text-properties fo:color="#000000" fo:font-size="13pt" officeooo:rsid="002a709f" officeooo:paragraph-rsid="002a709f" style:font-size-asian="13pt" style:font-size-complex="13pt"/>
    </style:style>
    <style:style style:name="P7" style:family="paragraph" style:parent-style-name="Standard">
      <style:text-properties fo:color="#000000" fo:font-size="13pt" officeooo:rsid="002ddac8" officeooo:paragraph-rsid="002ddac8" style:font-size-asian="13pt" style:font-size-complex="13pt"/>
    </style:style>
    <style:style style:name="P8" style:family="paragraph" style:parent-style-name="Standard">
      <style:text-properties officeooo:paragraph-rsid="002a709f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size="13pt" officeooo:rsid="0029cec2" officeooo:paragraph-rsid="0029cec2" style:font-size-asian="13pt" style:font-size-complex="13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none" fo:font-weight="normal" officeooo:rsid="00411b31" loext:padding="0cm" loext:border="none"/>
    </style:style>
    <style:style style:name="T3" style:family="text">
      <style:text-properties fo:font-style="normal" style:text-underline-style="none" fo:font-weight="normal" officeooo:rsid="003a0799" loext:padding="0cm" loext:border="none"/>
    </style:style>
    <style:style style:name="T4" style:family="text">
      <style:text-properties fo:font-style="normal" style:text-underline-style="none" fo:font-weight="normal" officeooo:rsid="003ae947" loext:padding="0cm" loext:border="none"/>
    </style:style>
    <style:style style:name="T5" style:family="text">
      <style:text-properties fo:font-style="normal" style:text-underline-style="none" fo:font-weight="normal" officeooo:rsid="003ccd5c" loext:padding="0cm" loext:border="none"/>
    </style:style>
    <style:style style:name="T6" style:family="text">
      <style:text-properties fo:font-style="normal" style:text-underline-style="none" fo:font-weight="normal" officeooo:rsid="003ec151" style:font-weight-asian="bold" style:font-weight-complex="bold" loext:padding="0cm" loext:border="none"/>
    </style:style>
    <style:style style:name="T7" style:family="text">
      <style:text-properties fo:font-style="normal" style:text-underline-style="none" fo:font-weight="normal" officeooo:rsid="003f05c5" style:font-weight-asian="bold" style:font-weight-complex="bold" loext:padding="0cm" loext:border="none"/>
    </style:style>
    <style:style style:name="T8" style:family="text">
      <style:text-properties fo:font-style="normal" style:text-underline-style="none" fo:font-weight="normal" officeooo:rsid="00411b31" style:font-weight-asian="bold" style:font-weight-complex="bold" loext:padding="0cm" loext:border="none"/>
    </style:style>
    <style:style style:name="T9" style:family="text">
      <style:text-properties officeooo:rsid="002a709f"/>
    </style:style>
    <style:style style:name="T10" style:family="text">
      <style:text-properties officeooo:rsid="002b1dae"/>
    </style:style>
    <style:style style:name="T11" style:family="text">
      <style:text-properties fo:color="#000000" fo:font-size="13pt" officeooo:rsid="002a709f" style:font-size-asian="13pt" style:font-size-complex="13pt"/>
    </style:style>
    <style:style style:name="T12" style:family="text">
      <style:text-properties officeooo:rsid="002ddac8"/>
    </style:style>
    <style:style style:name="T13" style:family="text">
      <style:text-properties fo:color="#ce181e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officeooo:rsid="002f0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erses : <text:s/><text:span text:style-name="T10">+ complément : avc PDO</text:span></text:p>
      <text:p text:style-name="P1"/>
      <text:p text:style-name="P4"><text:bookmark-start text:name="__DdeLink__4381_477853422"/><text:bookmark-start text:name="__DdeLink__5646_477853422"/><text:bookmark-start text:name="__DdeLink__5641_477853422"/><text:bookmark-start text:name="__DdeLink__5010_477853422"/><text:bookmark-start text:name="__DdeLink__4383_477853422"/>&gt;1,1</text:p>
      <text:p text:style-name="P4">GGGCAAACGCTGGCGTGTTTTCACCATGCTGTCTTATGCCGATTTGCACCAACAATGAGATACATTGAAAAGAAATTAAATGAGGCTTTACCCAAGAATTTTTACATACACTCCTGTAAAAACATTGATGATCTTAATGAGTGGGTTGTAAAACAGAAATTTGATGGTGTTTGCACAGAATCGGATTATGAGGCTTTCGATGCAAGTCAAGATGCCATTGTTTTGAGCTTTGAAATTGCCTTAATGAAATATTTGGAGATTAATGAAAGTGTAGTGAATGACTACATTTACATTAAAACTCATCTGGGTTCAAAACTTGGAAGTTTTGCCCTCATGAGCTTCACAGGTGA</text:p>
      <text:p text:style-name="P4">&gt;1,2</text:p>
      <text:p text:style-name="P4">GCCAAGGCGGGGCAGACGTTGGCGTGTTTTCACCATGCTGTCTTATGCCGATTTGCACCAACAATGAGGTACATTGAAAAGAAATTAAATGAAGCTTTACCCAAGAATTTTTACATACACTCCTGTAAAAATATTGATGATCTTAATGAGTGGGTTGTAAAACAGAAATTTGATGGTGTTTGCACAGAATCGGATTATGAGGCTTTCGATGCAAGTCAAGATGCTATTGTTTTGAGCTTTGAACTTGCCTTAATGAGATATTTGGAGATTAATGAAAGTGTAGTGAATGACTACATTTACATTAAAACTCATTTGGGTTCAAAACTTGGAAGTTTTGCCCTCATGAGCTTCACAGGAGA</text:p>
      <text:p text:style-name="P4">&gt;2,2</text:p>
      <text:p text:style-name="P4">GCCAAGGCGGGGCAAACGCTTGCGTGTTTTCATCATACTGTTCTGTGTAGGTTTGCACCAACAATGAGGTACATTGAAAAGAAACTGAATGAAGCTCTACCCAAAAATTTTTACATACATTCATGCAAAAATATTGATGATCTCAATGAATGGGTTATGAAGCAGGGGTTTGATGGTGTTTGCACAGAGTCTGATTATGAGGCTTTTGATGCCAGTCAAGATGCTATTGTTTTGAGTTTTGAATTGGCTTTGATGAGGTATTTAGAAATTGATGAAGGTGTGGTAAATGACTACATCTATATTAAAACCCATTTGGGCTCAAAACTTGGAAGTTTCGCCCTCATCCGCTTTACTGGAA</text:p>
      <text:p text:style-name="P4">&gt;2,3</text:p>
      <text:p text:style-name="P4">GCCAAGGCGGGGCAAACGCTGGCGTGTTTTCATCATGCTGTTCTGTGTAGGTTTGCACCAACAATGAGGTACATTGAAAAGAAGCTGAATGAAGCTCTACCCAAAAATTTTTACATACATTCATGCAAAAACATTGATGATCTCAATGAATGGGTTATGAAGCAGGGGTTTGATGGTGTTTGCACAGAGTCTGATTATGAGGCTTTTGATGCCAGTCAAGATGCTATCGTTTTGAGTTTCGAATTGGCTTTAATGAGGTATTTAGAAATTGATGAAGGTGTGGTAAATGACTACATTTATATTAAAACTCATTTGGGCTCAAAACTCGGAAGTTTCGCCCTCAGAGCTTCACAGGAGA</text:p>
      <text:p text:style-name="P4">&gt;5,9</text:p>
      <text:p text:style-name="P5"><text:bookmark-start text:name="__DdeLink__5012_477853422"/>GCCAAGGCGGGGCAGACGCTTGCGTGTTTTCATCATGCTGTTCTATGTAGATTTGCACCAACCATGAGGTATATTGAGAAAAATTGAATGAGGCCTTACCCAAAAATTTCTATATACACTCCTGCAAAAATATTGATGACCTTAATGAGTGGGTGATGAAGCAAAAATTTGATGGTGTTTGCATAGAATCTGATTATGAAGCTTTTGACGCTAGTCAAGACGCCATAGTTTTGAGCTTTGAGTTGGCCTTAATGAAATATCTGGAGATCAATGAAAATGTGGTGAACGGTTATATTTACATCAAGACTCACTTGGGTTCGAAACTTGGAAGTTTTGCCCTCATGAGCTTTACAGGTGA<text:bookmark-end text:name="__DdeLink__5012_477853422"/></text:p>
      <text:p text:style-name="P4">&gt;6,3</text:p>
      <text:p text:style-name="P4">GCTAAGGCGGGGCAGACGTTGGCGTGTTTTCATCATGCTATTCTATGTAGATTTGCACCAACCATGAGGTATATAGAGAAAAGATTGAATGAGGCCTTACCTAAAAATTTCTATAT<text:soft-page-break/>ACACTCTTGCAGAAATATTGATGACCTTAATGAGTGGGTGATGAAGCAAAAATTTGATGGTGTTTGCACAGAGTCTGATTATGAAGCTTTTGATGCTAGTCAAGACGCCATAGTTTTGAGCTTTGAGTTGGCCTTAATGAGATATTTGGAGATCAATGAAAATGTGGTGAACGATTATATCTACATCAAAACTCACTTGGGTTCAAAACTTGGAAGTTTTGCCCTCATGAGCTTTACAGGAGA</text:p>
      <text:p text:style-name="P4">&gt;6,5</text:p>
      <text:p text:style-name="P4">GCCAAGGCGGGGCAGACGTTTGCGTGTTTTCATCATGCTGTTCTATGTAGATTTGCACCAACCATGAGGTACATCGAGAAAAAATTGAATGAGGCCTTACCTAAAAATTTCTATATACACTCTTGCAAAAATATTGATGACCTCAGTGAGTGGGTGATGAAGCAAAAATTTGATGGTGTTTGCACAGAATCTGATTATGAAGCTTTTGATGCTAGTCAAGACGCCATAGTTTTAAGCTTTGAGTTGGCCTTAATGAAATATCTGGAGATCAATGAAAATGTGGTGAATGATTATATCTACATCAAAACTCACTTGGGTTCAAAACTTGGAAGTTTTGCCCTCATGCGCTTTACAGGAGA</text:p>
      <text:p text:style-name="P4">&gt;6,6</text:p>
      <text:p text:style-name="P4">GCCAAGGCGGGGCAAACGCTGGCGTGTTTTCATCATGCTGTTCTATGTAGATTTGCACCAACCATGAGGTACATCGAGAAAAAATTGAATGAGGCCTTACCTAAAAATTTCTATATACACTCTTGCAAAAATATTGATGACCTTAATGAGTGGGTGATGAAGCAAAAATTTGATGGTGTTTGCACAGAATCTGATTATGAAGCTTTTGATGCTAGTCAAGACGCCATAGTTTTGAGCTTTGAGTTGGCCTTAATGAAATATTTGGAGATCAATGAAAATGTGGTGAACGATTACATCTACATCAAAACTCACTTGGGTTCAAAACTTGGAAGTTTTGCCCTCATCCGCTTTACAGGGGA</text:p>
      <text:p text:style-name="P4">&gt;7,9</text:p>
      <text:p text:style-name="P4">GCTAAGGCGGGGCAGACGTTTGCGTGTTTTCATCATGCTGTTTTGTGTAGATTTGCACCAACAATGAGGTACATTGAAAAGAAATTGAATGAAGCTCTACCCAGAAATTTTTACATACACTCATGCAAAAACATTGATGATCTCAATGAATGGGTTATAAAGCAGGGGTTTGATGGTGTTTGCACAGAGTCTGATTATGAGGCTTTCGACGCTAGTCAAGATGCTATTGTTTTGAGTTTTGAATTGGCTTTGATGAGGTATTTAGAAATCGATGGAGGTGTAGTGAATGACTACATTTATATTAAAACTCATTTGGGCTCAAAGCTTGGAAGTTTTGCCCTCATGAGCTTTACTGGTGA</text:p>
      <text:p text:style-name="P4">&gt;8,8</text:p>
      <text:p text:style-name="P4">GCTAAGGCGGGGCAAACGTTTGCGTGTTTTCACCACGCTGTCCTATGTAGATTTGCCCCAACAATGCGGTACATAGAGAAAAAAACTAAATGAAGTACTTCCAAAAAATTATTACATACACTCAGGAAAAAATATTGATGATTTGAATAATTGGGTGCTTAAGCAGGGTTTTACTGGTGAATGTACTGAGTCTGACTATGAGGCTTTTGATGCAAGCCAGGATTCGATGGTTCTAAGTTTTGAAGTGGCTGTAATGGAGTATTTGGAAGTTAATGAGAGGGTTATTGATGACTACATTTATCTTAAAACTCATCTTGGTTCAAAACTTGGTTCATTTGCCCTCATGAGCTTCACTGGGGA</text:p>
      <text:p text:style-name="P4">&gt;11,1</text:p>
      <text:p text:style-name="P4">GCTAAGGCGGGGCAGACGTTGGCGTGTTTCCATCATGCTGTTCTGTGTAGGTTTGCACCTACAATGAGATACATTGAAAAGAAACTAAATGAAGCTTTTGATGCCAGTCAAGATGCTATTGTTTTGAGTTTTGAGTTAGCTTTAATGAGATATTTAGAGATTAATGAGAGCGTAATAAATGATTATATATACATTAAAACTCATTTGGGCTCAAAACTCGGAAGCTTTGCCCTCATCAGCTTTACAGGGGA</text:p>
      <text:p text:style-name="P4">&gt;11,6</text:p>
      <text:p text:style-name="P4"><text:soft-page-break/>GCCAAGGCGGGGCAAACGTTGGCGTGTTTCCATCATGCTGTTCTATGTAGGTTTGCACCAACGATGAGATACATTGAAAAGAAATTAAATGAAGCCTTACCTAAAAATTTCTACATACACTCGTGCAGAAACTTTGATGATCTCAATGAGTGGGCCCTGAAACAAGGATTTGACGGTGTCTGCACAGAATCTGATTATGAAGCTTTTGATGCCAGTCAGGATGCCATTGTTTTGAGTTTTGAGTTAGCTTTAATGAGATATTTAGAGATTAATGAGAGTGTGGTAAATGACTATATATACATTAAAACTCATTTGGGCTCAAAACTTGGAGGTTTTGCCCTCATCCGCTTCACAGGGGA</text:p>
      <text:p text:style-name="P4">&gt;11,10</text:p>
      <text:p text:style-name="P4">GCTAAGGCGGGGCAGACGCTGGCGTGTTTTCATCATGCTGTTCTGTGTAGGTTTGCGCCAACAATGCGATACATTGAAAAGAAACTGAATGAAGCCTTGCCTAAAAATTTTTACATACACTCGTGTAAAAACTTTGATGATCTCAATGAGTGGGTCTTAAAACAAGGATTTGATGGTGTTTGCACAGAATCTGATTATGAAGCTTTTGATGCGAGTCAAGATGCTATTGTTTTGAGTTTTGAATTAGCCTTAATGAGATATTTAGAGATTGATGAGGGTGTGGTAAATGACTATATATACATCAAAACTCATCTGGGCTCAAAACTCGGAAGTTTTGCCCTCATCCGCTTCACAGGGGA</text:p>
      <text:p text:style-name="P4">&gt;12,4</text:p>
      <text:p text:style-name="P4">GCTAAGGCGGGGCAAACGCTTGCGTGTTTTCATCACGCTGTTTTATGTAGGTTTGCGCCAACAATGAGGTACATTGAAAAAAAACTCAATGAAGCTTTACCCAAAAATTTTTACATACACTCATGCAAAAACATCGATGATCTCAATGAGTGGGTTATAAAACAAGGATTTGATGGTGTCTGCACAGAATCCGATTATGAGGCCTTTGATGCCAGTCAAGATGCTATCGTTCTGAGTTTTGAGTTGGCCTTAATGAGGTATTTAGAAATTAATGAAAGTGTGGTAAATGATTACATTTACGTTAAAACTCATTTGGGCTCAAAACTTGGAAGTTTCGCCCTCATGCGCTTTACAGGAGA</text:p>
      <text:p text:style-name="P4">&gt;<text:span text:style-name="T9">12,9</text:span></text:p>
      <text:p text:style-name="P4">GCCAAGGCGGGGCAAACGTTTGCGTGTTTTCACCATGCAGTCTTATGTAGATTCGCACCAGCAATGAGATATATTGAAAAAAAACTAAATGAGGCTCTACCCAAGAACTTTTATATACACTCCTGCAAGAACATTGACGATCTTAATGAGTGGGTTATGAAGCAAAAGTTTGAAGGGGTTTGCACAGAATCTGACTATGAAGCTTTTGATGCAAGTCAAGATGCTATAGTCCTGAGTTTTGAGTTAGCCTTAATGAGATATCTGGAAATTAATGAGAATGTGATAAATGACTACGTCTATATTAAAACGCATTTAGGCTCAAAGCTCGGAAGTTTTGCCCTCATGAGCTTCACAGGGGA</text:p>
      <text:p text:style-name="P6">&gt;13,1</text:p>
      <text:p text:style-name="P6">GCTAAGGCGGGGCAGACGTTTGCGTGCTTTCATCATGCCGTTTTGTGTCGGTTTGCGCCAACAATGAGGTACATTGAGAAGAAACTAAACGAAGCCTTACCTAAGAATTTCTACATACACTCATGCAAAAACATCGATGATCTCAATGAGTGGGTTACAAAACAGGGATTTGATGGTGTCTGCACGGAATCTGATTATGAAGCTTTTGATGCCAGTCAAGGTGCCATTGTTTTGAGTTTCGAATTGGCTTTAATGAGATATTTAGAAATTAATGGGAGTGTGGTGAATGATTACATCTACATCAAAACTCATTTGGGCTCAAAACTTGGGAGTTTCGCCCTCATGCGCTTCACAGGAGA</text:p>
      <text:p text:style-name="P6">&gt;13,2</text:p>
      <text:p text:style-name="P6">GCCAAGGCGGGGCAAACGTTGGCATGCTTTCATCATGCCGTTTTGTGTCGGTTTGCGCCAACAATGAGGTACATTGAGAAGAAACTAAACGAAGCCTTACCTAAGAATTTCTACATACACTCATGCAAAAACATCGATGATCTCAATGAGTGGGTTACAAAACAGGGATTTGATGGTGTCTGCACGGAATCTGATTATGAAGCTTTTGATGCCAGTCAAGATGCCATTGTTTTGAGTTTCGAATTGGCTTTAATGAGATATTTAGAAATTAATGAGAGTGTGGTG<text:soft-page-break/>AATGATTACATCTACATCAAAACTCATTTGGGCTCAAAACTTGGGAGTTTCGCCCTCATCAGCTTTACAGGTGA</text:p>
      <text:p text:style-name="P6">&gt;14,2</text:p>
      <text:p text:style-name="P6">GCCAAGGCGGGGCAGACGCTTGCGTGTTTTCATCATGCTGTTTTGTGCAGATTTGCACCAACAATGAGGTACATTGAGAAGAAGTTAAATGAAGCTCTACCCAAAAATTTCTATATACATTCATGCAAGAACATTGACGATCTCAATGAATGGGTTATAAATCAGAAATTTGATGGTGTCTGCACAGAATCTGATTATGAAGCCTTTGATGCAAGTCAAGATGCCATTGTTTTGAGTTTTGAATTGGCTTTAATGAGATATTTAGAAATTAATGAAAGTGTGGTGAATGATTACATTTATATCAAAACACATCTGGGCTCAAAACTTGGGAACTTCGCCCTCATGAGCTTCACTGGTGA</text:p>
      <text:p text:style-name="P6">&gt;14,4</text:p>
      <text:p text:style-name="P6">GCCAAGGCGGGGCAGACGTTGGCGTGTTTTCATCATGCTGTTTTGTGCAGATTTGCACCAACAATGAGGTACATTGAGAAGAAGTTAAATGAAGCTCTACCCAAAAATTTCTATATACATTCATGCAAGAACATTGACGATCTCAATGAATGGGTTATAAATCAGAAATTTGATGGTGTTTGCACAGAATCTGATTATGAAGCTTTTGATGCAAGTCAAGATGCCATTGTTTTGAGTTTTGGATTGGCTTTAATGAGATATTTAGAAATTAATGAAAGTGTGGTGAATGATTACATTTATATCAAAACACATCTGGGCTCAAAACTTGGGAGCTTTGCCCTCATCCGCTTCACAGGGGA</text:p>
      <text:p text:style-name="P6">&gt;14,6</text:p>
      <text:p text:style-name="P6">GCTAAGGCGGGGCAGACGTTGGCGTGCTTTCATCATGCTGTTTTATGCAGATTTGCACCAACAATGAGGTACATTGAGAAGAAGCTAAATGAAGCTCTACCTAAAAATTTCTACATACATTCGTGTAAGAACATTGATGATCTTAATGAATGGGTTATAAATCAGAAATTTGATGGTGTCTGCACAGAATCTGATTATGAAGCCTTTGATGCCAGTCAGGATGCTATCGTTTTGAGTTTTGAATTGGCTTTAATGAGATATTTGGAAATTAATGAAAGTGTGGTGAACGATTACATTTATATCAAAACTCATTTGGGTTCGAAACTTGGAAGCTTCGCCCTCATCCGCTTTACAGGGGA</text:p>
      <text:p text:style-name="P6">&gt;15,8</text:p>
      <text:p text:style-name="P6">GCTAAGGCGGGGCAGACGTTTGCGTGTTTTCATCATGCTGTTTTGTGCAGGTTTGCGCCAACAATGAGGTACATTGAAAAGAAGCTAAATGAAGCCTCGCCCAAAAATTTCTACATACATTCATGCAAGAACATTGATGATCTCAATGAATGGGTTATAAATCAGAAATTTGATGGTGTCTGCACAGAATCTGATTATGAAGCCTTTGATGCGAGTCAGGATGCCATTGTTTTGAGTTTTGAATTGGCTTTAATGAGATATTTGGAAATTAATGAAAGTGTGGCGAACGATTACATTTATATCAAAACTCATTTGGGTTCGAAACTTGGGAGCTTCGCCCTCATGAGCTTCACAGGAGA</text:p>
      <text:p text:style-name="P6">&gt;16,1</text:p>
      <text:p text:style-name="P6">GCCAAGGCGGGGCAGACGCTGGCGTGCTTTCATCATGCCGTTTTGTGTCGGTTTGCGCCAACAATGAGGTACATTGAGAAGAAACTAAACGAAGCTTTACCTAAGAATTTCTACATACACTCATGCAAAAACATCGATGATCTCAATGAGTGGGTTACAAAACAGGGATTTGATGGTGTCTGCACGGAATCTGATTATGAAGCTTTTGATGCCAGTCAAGATGCCATTGTTTTGAGTTTCGAATTGGCTTTAATGAGATATTTAGAAATTAATGAGAGTGTGGTGAATGATTACATCTACATCAAAACTCATTTGGGCTCAAAACTTGGGAGTTTCGCCCTCATCCGCTTCACTGGGGA</text:p>
      <text:p text:style-name="P6">&gt;16,4</text:p>
      <text:p text:style-name="P6">GCTAAGGCGGGGCAAACGCTTGCGTGCTTTCATCATGCCGTTTTGTGTCGGTTTGCGCCAACAATGAGGTACATTGAGAAGAAACTAGACGAAGCCTTACCTAAGAATTTCTA<text:soft-page-break/>CATACACTCATGCAAAAACATCGATGATCTCAATGAGTGGGTTACAAAACAGGGATTTGATGGTGTCTGCACGGAATCTGATTATGAAGCTTTTGATGCCAGTCAAGATGCCATTGTTTTGAGTTTCGAATTGGCTTTAATGAGATATTTAGAAATTAATGAGAGTGTGGTGAATGATTACATCTACATCAAAACTCATTTGGGCTCAAAACTTGGGAGTTTCGCCCTCATGAGCTTTACTGGGGA</text:p>
      <text:p text:style-name="P6">&gt;16,7</text:p>
      <text:p text:style-name="P6">GCTAAGGCGGGGCAGACGTTTGCGTGCTTTCATCATGCCGTTTTGTGTCGGTTTGCGCCAACAATGAGGTACATTGAGAAGAAACTAAACGAAGCCTTACCTAAGAATTTCTACATACACTCATGCAAAAACATCGATGATCTCAATGAGTGGGTTACAAAACAGGGATTTGATGGTGTCTGCACGGAATCTGATTATGAAGCTTTTGATGCCAGTCAAGATGCCATTGTTTTGAGTTTCGAATTGGCTTTAATGAGATATTTAGAAATTAATGAGAGTGTGGTGAATGATTACATCTACATCAAAACTCATTTGGGCTCAAAACTTGGGAGTTTCGCCCTCATGCGCTTCACTGGGGA<text:bookmark-end text:name="__DdeLink__4383_477853422"/><text:bookmark-end text:name="__DdeLink__5641_477853422"/></text:p>
      <text:p text:style-name="P6">&gt;Capillovirus Apple stem grooving virus, complete genome</text:p>
      <text:p text:style-name="P6">GCTAAAGCTGGCCAAACTTTGGCCTGTTTCCAACATATAGTCCTATTTAGATTTGGACCCATGTTGAGAGCAATTGAAAGTGCCTTTTTGAGAAGCTGTGGAGACTCATACTACATACACTCCGGGAAAAACTTCTTCTGCCTGGATAGCTTTGTGACAAAGAATGCAAGTGTCTTTGATGGATTTTCAATTGAGTCAGACTACACGGCCTTTGACTCATCTCAGGACCACGTCATATTGGCCTTTGAAATGGCACTGTTACAATACCTGGGCGTGTCAAAGGAGTTTCAGCTAGATTACCTTAGACTGAAATTAACTCTCGGATGCCGTCTCGGATCACTAGCAATAATGAGGTTCACAGGAGA</text:p>
      <text:p text:style-name="P6">&gt;Carlavirus Potato virus M, complete genome</text:p>
      <text:p text:style-name="P6">GCTAAAGCAGCGCAGAGCATCGTGTGTTTTCAACATGCGGTCTTGTGTCGTTTTGCGCCCTACATGCGATACATTGAGATGAAAGTGCACGAGGTGCTGCCGAAGAATTACTACATCCACTCAGGAAAGGGTTTGGAGGAGCTGGATGCGTGGGTCAAGAAAGGGAAGTTTGACCGGATTTGCACGGAGTCTGATTATGAGGCATTCGATGCGTCACAAGATGAATTTATCATGGCTTTCGAGCTGGAATTGATGAAGTACTTAAGGTTACCAAGTGATCTAATCGAGGATTACAAGTTCATCAAGACTAGCCTAGGATCTAAATTGGGCAATTTTGCTATAATGCGCTTCTCCGGGGA</text:p>
      <text:p text:style-name="P6">&gt;Chordovirus Carrot betaflexivirus 1 isolate CBV-1_S20 ORF1, ORF2, and ORF3 genes, complete cds</text:p>
      <text:p text:style-name="P6">GCCAAGGCAGGGCAAACCATAGCCTGTTTCGCGCATGGTGTTCTGTTCAAATTCTCTGCTTGGTGCAGGTATGCTGAGCTCAAAATAAATGAAGTCATGCCAGAGGCTTTCTATGTGCATAGCAAGAAAAATTTTGATGAGCTGGAGAGATGGGTCAAAGGCAACTTCATTGGTCCAATCTGTGTCGAGAGTGATTATGAGGCCTTTGATGCATCTCAGGACTCAACAATATTGGCTTTTGAATGCCTAATTTTGAAAGATGTAGGTTGGCCACATGATCTTATTGAGGATTACAAAACTCTGAAGTTAGAGCTGGGATGTAAGCTTGGTATGCTGGCCATAATGCGATTCACTGGGGA</text:p>
      <text:p text:style-name="P6">&gt;Citrivirus Citrus leaf blotch virus, complete genome</text:p>
      <text:p text:style-name="P6">GCTAAAGCGGGTCAAACTCTTGCCTGTTTTCAGCACCTGATTTTGGTACAGTTCGCTCCATGGTGTAGATACCTAGAAACCCAGATCAGAAATCAGTTGCCTGAAGAAATTTACATTCACTCAAATAAAAATTTTGATGATTTGAATGCATGGGTCAAAAAATTTTTCCAGAGGGATATCTGTGTTGAGTCTGATTATGAAGCATTTGATGCAAGCCAGGATGAATACATATTATCCTTCGAGATTCATCTGATGAAAGATGCGCATTTTCCGCAGAAAATCATTGAT<text:soft-page-break/>GCATACATAGACCTTAAATGCAAATTGGGATGCAAATTGGGCCATTTTTCAATAATGAGATTTACAGGGGA</text:p>
      <text:p text:style-name="P6">&gt;Divavirus Diuris virus A isolate SW3.3, complete genome</text:p>
      <text:p text:style-name="P6">GCCAAAGCTGGACAAACTTTGGCATGTTTCAGTCATATTATACTAAATAGATTTGCTGCCCCAACAAGATATGTTGAAAAGAAAATAAGTGAAGGTCTTGGAAAGAACTTCTACATACATCAAAAGAAGAATTTTGATGTGTTAAATGATTGGGTAGTAGCAAATAATTTTGATTCTTATTGCTTAGAAAGTGATTATGAAGCTTTTGATTCATCCCAAGATTGCTTGATATTGGCTTTTGAATATGAATTGCTCAAGTATCTTGGTTGGGATCAAAGTTTACTTGATGATTACTTAGACCTCAAGTTTAATTTGGGGTGCAGATTGGGGAATCTGGCTGTAATGAGGTTTACTGGCGA</text:p>
      <text:p text:style-name="P6">&gt;Foveavirus Apple stem pitting virus genes for RNA-dependent RNA polymerase, triple gene block ORFs and coat protein, complete cds</text:p>
      <text:p text:style-name="P6">GCCAAAGCTGGACAGACTCTTGCTTGCTTTCAACATTCAGTTCTTTGCAGATTTGCACCCTACATGAGATACATTGAATCCAAGGTTACAGAGGTGCTTCCAAAAAATCTATACATTCATTCTGGAAAGAATATTGATGACCTAGCAGCTTGGGTGACTACAAGTAAATTCAATGGTGTGTGCACCGAGTCTGATTATGAGGCATTTGATGCCTCGCAAGATCATTTTATCCTGGCTTTTGAGCTTGAAGTCATGAAATTCTTGGGTTTGCCTTCCGACCTCATTGCGGATTACACCTTCATCAAAACCCATTTGGGATCCAAACTAGGAAGTTTTGCCATTATGCGCTTCACAGGTGA</text:p>
      <text:p text:style-name="P6">&gt;Prunevirus Apricot vein clearing associated virus complete genome, isolate VC</text:p>
      <text:p text:style-name="P6">GCGAAAGCCGGTCAAACTTTGGCTTGTTTTCAACACATGATCCTTGTGACATTTGCACCGTACTGCAGGTACATGGAGAAGCAATTAAGAGCTCAGCTGCCTGGTGAAATATATATACACTCGAACAAAAACTTCAATGATTTGAATGAATGGGTCAAAAAGCACGCTGGTGATGATCTGTGTGTTGAGTCTGATTACGAAGCATTTGATGCCTCACAAGACCAATACATTTTATCATTTGAGCTCTTTATGATGAGACATATGCATATACCAGAACAAATCATCCAGGCTTACATTGATCTCAAGGTCAACCTGGGTTGCAAGTTGGGACATTTTGCCATCATGAGGTTCACGGGTGA</text:p>
      <text:p text:style-name="P6">&gt;Robigovirus Cherry rusty mottle associated virus isolate 95CI192R3, complete genome</text:p>
      <text:p text:style-name="P6">GCAAAAGCTGGTCAAACTTTAGCTTGCTTCCATCATGATGTGCTCTGTCGCCTTGCTCCGTACATTCGGTACATTGAGAAGAAAGTGTTCAAGGCTCTGCCTAGCAACCTTTATATCCACTCTGCACGCAATTTTGATGACCTTAGGGATTGGGTTATAAAGAATAACTTCACTGGGGTTTGTACTGAGTCTGATTATGAGGCTTTTGATTCTTCTCAAGATGTAAACATTTTGGCATTTGAGGTAAGCCTGATGGAGTATTTGAGACTGCCCAGGGATTTGATTGAAGATTACAAGTACTTGAAATTCCACACTCACTCAAAGCTTGGCCAATTTGCTGTTATGAGATTCACCGGAGA</text:p>
      <text:p text:style-name="P6">&gt;Tepovirus Potato virus T, complete genome</text:p>
      <text:p text:style-name="P6">GCAAAGGCTGGTCAAACACTGGCTTGTTTTTCGCACAAGTTATTGACAAGATTTGGGCCTGCATTTAGAGAGTTTGAAAAGAAGTTCACAGCAAATTTGCCGCCATCATGGTATATTCACACAATGAAGAATTTCGATCAACTGAACAACTGGGTCATTAACTACGTTGATCAAGAAGAGGGCACTGAATCTGATTATGAAGCTTTCGATAGATCACAGGATGCAATCATTCTAGGTCTTGAAATAGAATGTCTGAAATTGTTTGGATGGGATCAAGACCTGATCGATGATTACAGAAAGCTGAAACTTCGGATGGGATGTAGATGGGGGGCAATTGCAATTATGAGATTCACAGGTGA</text:p>
      <text:p text:style-name="P6">&gt;Trichovirus Apple chlorotic leaf spot virus, complete genome</text:p>
      <text:p text:style-name="P6"><text:soft-page-break/>GCTAAGGCAGGCCAGACTTTGGCTTGTTTTCCACACAAAATTCTCGTGGAATTTAGCCCATGGTGTCGATACACAGAAAAGGTGCTCACTGCAAACTTACCGGATAATTACTACATTCATCAAAGGAAAAATTTCAGTGAATTGGAGGATTTTGCCAGAAGATTTTCAAATGGTTCAATATGTGTGGAATCAGATTATACAGCTTTTGACGTTTCACAAGATCACACCATTTTAGCATTTGAGGTGGAATTGCTCAGACATTTTGGTTGGGACGACAGAGTCCTTCAGAGTTACATTAAGATGAAGTGTACTTTGGGTTGCAGACTTGGAGGTTTTGCTATAATGAGGTTCACTGGGGA</text:p>
      <text:p text:style-name="P6">&gt;Vitivirus Grapevine virus A, complete genome</text:p>
      <text:p text:style-name="P6">GCTAAGGCGGGACAAACCATCGCCTGTTTCGCTCATTCGGTGCTGTGTAGATTCGGGCCCATTCTGCGTCAAACTGAGAAAGCGCTACGGGAGCTCCTGCCCGAGAAGCTCATGATATACTCTCAGAAAAAGTACATGGACTTGGATAAATGGGCTAAGACGTGGGTAGAGAGCATGATGGGGACGGACTCCGACTACGAGGCATTCGACAGATCACAAGACGAGAAAGTGCTGGACTTGGAGGTGGAGGTCTTGCGCTTCTTTCTATGGCCCGAAGATTTAATCAGGGAGTACGAGGAGCTTAAGCTGATGATGGGATGTGCATTAGGCGACCTGGCGGTGATGAGGTTCTCCGGGGA<text:bookmark-end text:name="__DdeLink__4381_477853422"/><text:bookmark-end text:name="__DdeLink__5010_477853422"/><text:bookmark-end text:name="__DdeLink__5646_477853422"/></text:p>
      <text:p text:style-name="P4"/>
      <text:p text:style-name="P4"/>
      <text:p text:style-name="P7"><text:span text:style-name="T15">ESPÈCE 1</text:span><text:tab/><text:tab/><text:tab/><text:tab/><text:tab/><text:tab/><text:tab/><text:tab/><text:tab/><text:span text:style-name="T14">Filloux</text:span></text:p>
      <text:p text:style-name="P7">&gt;D.Rotundata consensus</text:p>
      <text:p text:style-name="P7">CGCAACTGTAACTGAGAAAACACTAAACTAAGTGTCTTCACAATGTCAGACCCTTTGTTCAACGAGGATCTACCTACAGTTAGTGCTCTTAAAAACTTTTCTTCAGAGGCTATACACAAGATAAACAATGTGGCTGTGGAATTCATTCGAGAGAAAGAAAATGATCTCTTCTCTTTATTCAACTACACAATGCCTAAAAAGGCAATGCTTAAGTTGAATAAGGATGAGGGGATCTATTTATCCGTGAATCCATGCATGCCCCATTCGCATCCTGTATGTAAAACTCTGGAAAATTATTTTTTTATATGTTGTTTTACCAAATTATATAGATGGTAGCTTTTTTTTTGTTAGTTGTAAAAAGAATAAGTTAGATTTTCTTAAAAGTAGGAATAAAAGAGTCAGTACTGTGCAATTAATTAATAGATTTGTAACTAGTAAAGACTTGTTGAGATATGATAGCAACAACTTTAGCTACACAAGGGTTAGTTCAATGGAGATGAGGAAAAAGATTGAGAAGAACCCAAATCTTGGAATGAGAATTGGCGGCTGTGACTTCTTTGGAAACTTCAGTGGTTGCTCAGAAACTCTTAGAGAGTTAATCCCAGAAGTGCTCAAATGCAAATCGAGAAGACTGTTCTTACACGATGAACTACACTATTGGGATCAAAAAGACCTTCTCTATTTTCTTGAAGTTTGCAGACCTGAAGTGCTACTAGCAACAGTTGTATTTCCACCTGAAATCATCGGTGGTGCCAAAGAAAGTCTTAACAAATGGTGCTACACATTTGATATAACAAGTGATGGAAAAAGCATTATTTTTTTCACCTGACGGAAAAGCCCACGAATCTTACGTACAACCTTTTCAGGGGGGCTATCTTCTTAAAACATCAAAAATTGTAACGAAAAGTGGGCTGACGTACTCACTAGATATTATTCAATCAAAATTCGCCCACCATTTGATATCCATAACCCTCTGTGATAAAGTTTCTGACAAAATTCGAAAGTTTGGATCTTTTGAGGCAATTGAATTCAAGGATGATTGTGCCCTCTCCAATAAAATCAAGAAATGCTATCCAATCAGCTTTGATGTGGTGATGAGAATGTACAGGTACAGTCAAACAATTAAAAAAATTGATGTCAATTCATTAATATCAAAATTTAGTCAATTGGTCCCTAACTGCACATCAGCTGAAATGCATTTTGCAATGGACTTTGCCAACTTGCTGCTGAAAACAAAGCCATGTCATGATTTATTCAGCAGCACGAAAATAACTGATGCTTTGCACAGCTTTGAATCAAAATTTCCTTTGTGGCTTGCCCAAAAAATGCCTGGATTTATGAGTGTTGAAACCTCCAGGTTCATCAATAGTCTAACACCTTTTTCTTTCACGATAGAAACGGTGACCCTGAGCATGGATGATCCAGTCTTAATTGACACAAACTTGGACATCACTGACCTATATGGCGCAAAGGACATAGTTAACA<text:soft-page-break/>ACATGGATGCTCAATTCTTCGGGAATTTTATTGATCTACTCAAAGAAAGGGAACCCAAACCATACCATTTTGGTGAGGATGTTCCTTTCAAGTTTCTGCACCCGAAAAATGTTAGCGCTAAAATGTTTGAAGATATGTTGTTTGACTTTTACCGTAAAGAGGTCACTGGGCAAGCTCTAGCTGATGTTGATGTCATAATGTGCCAAATCAATATAAGTTTTGAACGAAGTAAAGTCAGAAAGAGAAGTTTCAACAAGTCTTTAGTTGATTTACTCTTTAGGTTTAATAATACTCTTTGTTCTAGTGTAAATCTAATTTTTGTTAAGCATAGGCTTTCAACGTTAGCCAATATGGAAAAAGGAAAGAACAACCTCTTTTTTGTCAAAGGTTTCACATGGTTTCTTTTGAAGAGGGACTTGAGACGGAATCAGAAGTACATTTGTGAAGAAGCAAACAAAAGGCCAGTACCTTCATTGAGAAAACTTTGTGCCTTAGCGTGGAAGAGGAATTTTAATACTGGGGGCAGCACACAGGAGGAAGAAAGAGAAAATACTAATGAGCAAAAGGAAACTGAGAATGAAAAGAAGAGCACTTCACAAGGAGCATCAACGAGCAGTAATGCGCTGAGTGAATCTGAAGATGTATCACAATCGGAAGATGAAGAAACTGCATCCTCAACTTCTGAGGATTCTGAGTCAGAGGATGACCAAGTTGTGGATCCTGGTGAATCTTCACATACCGATCAATTTACAAAGCTTAGGGTTGAAAACTTCTCTTGGGACTGTACAGAAAGTTTACATCTCATTAATGCAATATCCAGATTCGTAGATCATGATCGAAGGGAGATGACTGAAAAGTTTCATCTTGGTGGATTAATGATGATCAAAGCGTTCCTTGCTAATGAGTGCTCCACAACTTTGGTAATTTTTGACAAAAACATTAGAGAAGTTGAAGTGGCCTGCAGCCAAAAATTTATTGTGCTAGTCGAAAATGATGATGACTCAACGTACTACAATTGTTACCCAAAATCCTGTTGTGTTTTGAGGGCCATTGATTCTAGCACAAAGATTGGAGGGGTGTTAAACGTTTATGCATCATTATATAAAGAGCTTGATGCCGCAAACTTCCACAAAGCAATTGATGAGTATGGGTTGAATTTCGATCTGTTAGGAACTGTGTTCACTATTTTCGGAATTTCAGCCAACATTTTGACGGAGGATGGGAGTATGAGACTTGGGGATGGTGATAATAAGCAGACTTATGTGCTCAAGAATTCACACATTGAACGTATAGAGTATGATGAGGCTTTGACTAAGTATGGCAGTAAAATGTTCAGGAAAACATCTGGAAAAATTGTGACAGCGATAACACATTTTAGCACATCCATTGTGTACCTGCCAATTAGAAATAGAGCCGAAGTTCTGTTCAAATCAATTAAGAACGGAGACACTGGTGTGATTCTTAAGGATTTAAGTGAAGACAAATTTGACTTTTCAAACCCCATTTCAGCTATGCTTCATCCCTTCTTTGGAATTTATGGGTCTGGGAAAACATATCAATTCAAAAACCTTGCGACCAAAAATCGTAATTGTTACTTTTCTTATATAACCCCGAGAAGGAAATTAGCTGAACAAGTCTCAGAGGAGCTGCAAATTTCAAATCAATTTACCCAAATTCATCCCAAGAGTGCAAAGTGTAGAAATGTGAGGGTTTTCACTCTAGAGGTTGCACTTCTTCATTTTGCAAAAGTATTGAGCTCATCTATGATAATACTGGATGAATTCCAATTATACCCTCCAGGGTACCTTGATTTAATCCTGTTTCATGTTAGAGGTGCTGAGATGCCACCAATTCTACTTGCTGGAGATCCATTACAAAGTGATTATGACTCTCAGAGTGACAGGCTAAATTTGGAGGAACTTGGCAGAGATATTGACAATGTTTTAAGAGGCAAATCATATTGTTACAACGTTTTGTCCAGGAGATTTCAAAATCAGATTTTTTAATAAGAGGGTTCCAGGGCACTTAAAAATTGATAACGCATTGATGAAAGAGAGGAATTTTATTAGTCTAGACAGCTTTGCAAAGAGCAGTGGAATTGATGCATTACTGGTCTCAAGTTTTAATGAGAAAAAGGCCATGCTTATGTACTTCAAGGGTCCCATTTTAACTTTTGGTGAATCAACTGGCTTAACATTTAATTCTGTTGCTATACTCATCTCTGCTGATTCAGTACATGTTAATGAAAGGAGGTGGATAACTGCATTGACCAGAGCAAGAATTGATATAACTTTTGTTAATGCAACAGCTGTTGGAATAAACGAATTGGCTGACAGATTTTCGGGCAGATTTCTATACAAATTTTTCTGTGAAGGTGCCAAAGATCAGGATATACTTGAAAATCTTCCCGGTAGACCAATTCTTGTTGAGGGATTTGGGGAAAAGATTGGTTTCACAGCTGATGAAAAATTGGAGAGGCTCTCAGGTGATCCATGGCTAAAGGGAATGCTCTTTCTTGGTTCAGACCCAGTAATGATACATGCAGAGCCAGAAATTCCTGATGTGAGT<text:soft-page-break/>GAGGAACTTTTCAAAACACATATACCTTTGGTTACTCTTGAAGGAATTAGAGCCGATTGGGTTGAAAAGATTATTGTGAAAGAATTCAGAGAAAGAACAATTAAAGATTGTGTGACTGATCAGTTTCCAGACACTTATGGCAACAATAATGGAGTAAGGATCACTAATCAGGCAGAGCAATTCAGCTGCATTTACCCAAGACACAAGAATGCTGATGTTGCAACCTTCATGATGGCGGTTAAGAAGAGATTAAAGTTTTCTAGTGCAAGAGTGGAAAGTGAAAAGATGAATAAATATGTGCACTTTGGCAAATTCTTTTTGGAAACATTCCTTTCCAAAGTGCCTATGAAGCCAAATAAGAATGATCTCTATGCTGAAGAAGCTAGGCATGAATTTGAAATTAAAAAAAATGAGTAAACCAATATCTGTCATTGAAAATCATAGTGAAAGGTCATGCACCGACTGGCCACTAGATAAGTGCCTCATTTTCATGAAAAACCAACACTGTACCAAATTTGAAAAAAAGATTCACAGAGGCAAAAGCAGGCCAAACTCTTGCTTGCTTCCATCATGCTGTGCTATGCAGGTTTGCACCAACAATGAGATACATTGAGAAAAAAATTAAATGAAGCTTTGCCAAAAAATTTTTACATACACTCCTGCAAAAATATTGATGATCTTAACGAATGGGTCATGAGGCAAAAATTTGAGGGTGTTTGCACTGAGTCCGACTATGAAGCTTTTGATGCCAGTCAGGATGCCATAGTTTTGAGCTTTGAATTAGCCTTAATGAAATATTTGGAGATAAATGAGGGTGTGATAAATGACTACATTTATATTAAAACTCATTTGGGCTCAAAACTTGGAAGTTTTGCAATCATGAGATTCACAGGTGAGGCCAGCACTTTTCTCTTTAACACCATGGCTAACATGCTGTTCACGTTCTTACGTTATGATATCAATGGTCATGAATCTATTTGCTTTGCTGGTGATGACATGTGTGCGAACAAAAAATTGGTTGTGAAATTGGAACATGAAGCATTACTTGAAAAAATGTCATTGAAGGCCAAAGTCTGCTTCACCAGAAAACCTACCTTCTGCGGTTGGATGTTAACGAGAGATGGTGTTCTCAAGAAACCGCAATTGATTTGTGAGAGGTTAGCAATAGCTGTTGAGCTCGGTAAACTTGAGGACTGCATAGATAATTATGCTCTTGAAGCTAGTTATGCTTACAAACTTGGAGAAAAATTGTTTGATCTGCTTGACGAAGTGGAAATGAAAAATCACTTCCAGTGTGTGAGGTTTCTGATTGAGAAAAACTGGATGATGAGATCAGAAGCAAGGAACATCTTCAAAAATGGAATTGATGACAGAATTTATTTAAGAAGCTCTGAGGTTTTTGATGTTGGAACTGTGGCGAAAGGAAAGATTCATGCTTATCTAATATAGTATTAGGGTTAGTGTCTAGTTTAAGTTAACTACAAATATTGAAATGGATAGGATTTACAATAAATTTGTTAGTGCTGGTTTTGTGAATAAGTTCAAAAGAGGTGATATTTTGGTTGTGCACGGTGTTCCAGGCTGCGGTAAAACAAAACTGTTGAAGGAAATAATTGAGGAATTCGATTTTGTTGTTTGTTTCACAGCTGGTTCAGAAACATACAAAAGTCAACTGGGCAGTGAAATTAGTAGAGTTTGTGAGGATAGTGTGGTGCCTGACGGAAAAATTGGGATCCTTGACGAGTACAATATTTTTCGGGGTGACCTTCAGAAATTTAAGGTTTTAATTGGTGATCCTCATCAGTCAGTTCACAAAAGTTTAAATTGCAATCTTTTGAATCTTGAGTCAAAAAGATTTGGAAAGGAGACCTGTTCACTTCTTTCTAGTTTGAACTTCAAGGTTGAAAGCCAAAAGGTGGACAAAGTTAGAATTGAGAACATTTTCCCTTCAGAACCTGTTGGGCAAATTATCTGCTTGGACTCTGAAGTTGAAGATTTGTGCAAGAGTTATTATTTAGATTATCTAACTCCCTGTGAAGCACAAGGCAAAACCTTCAAAGAAGTTACAGTACTCACTTCAACTCAACTTTGTGAAGTTCCAAGAGTGCAGTTGTACATAGCTTTAACCAGGCACAGTGATCTTCTGCTCATCCTGACCCCTCATCCCAACAATGCCATTGGTTGCACCTCCTGATCATACACGGACCTATCAACTGATTGCTATAGGTGCTTCCCTTGCTGCTTTGCTTTTTGTTTTGACTAGGAGCACTTTACCACACGTTGGGGACAATTTGCATCATTTACCACACGGTGGTTGTTATCAGGACGGAACCAAAAGAATCGTTTATAGGGGTCCCAGTTCAAANTTTTCCAAGCTCAAACCTATTCAAAAGCTCAAACACTTTCTGGGCCTTTCTTGCAGTCTGGACCATAGTTTGCTTGTTGCATGTCTTTAACAGAACCACTCACCGTCATTTTGAGTTTCATAGCTGTTCTAGTTGCACTTCTAGCTCTCAATAATTTATTACAAAATAATAATAACTGTATCATAATAATTGACGGTTCCTCT<text:soft-page-break/>GTCTCTATTTCTGGTTGTGAAATAACTAAAGAATTTGTTGAGATTCTCCCAAAACTCAAAGCTTTCAAGCACTGAGAAGGTAAGAGAGGGTTGATTGATTAGTTAAGTATTTAGCAGCATTTGAATGAAAAGATGGATACAAGTATTGATGCTGGTCAGCAATCTCACTTGAGCAAGTTGGACAAACAAAACACAAGGGGTGGGAAGAAAGGAATGTGTCGTGGAGTCAAACCGAAAAGTGAGCGGTTGAAAATTNAAAAAGGAGATGTTGGATGACATTCCTGAATTTGAGTCATTCGACAATATCATTTCTGAAAATGAATTTGATGACATCTGTGCTGAATGGAAAGACAAGTTGCAGGTTCCAAGTGATAAGTTTGTAAAGATTGCTCTTGAAATTTGTTGGRGGTGTGCACACACATCCTACTCCTCTGAGGTTAATTTGGGATCAAAACAAATCGAGGGGTATGAACCTGAGGATCTCATCTCCTGCATTGAAAGCAAATGCTATCTAAGGCAGTTTGGAAGGTTCTTTGCAAACTTCACATGGAACAAAATGAGAAAGGAAGACAAGCCTCCAGCCAAATGGGAACAGGTAACAATCAAAAGATACGCGATGGCTGCTTTTGAATGTATTGATGCAGTCGGTTCTGCTGGGGCTTTGGAACCTGAGGAAGGTGTTATCAAACCGCCCACACAAAAATTGCTTAGAGTCGCTATGCAGATCAAAGAAAACAAGCTCATGAAGGCTGACAATTTGGAAGTTAAGAGTGGCTCAACAAGTTCGTACATCACAGGTGGGAGAGTCGAGGGGAATTTACCTTCTATAATTAATACTAATTAAATTAGAGTAGTTAGTAGTTTGCCAGCAGGAAAAACTGGACAAGGCTATCAACTGAGCCTCCAATGAAAGATTTGGTTTACAGTTGAAATGGTTCCCTAAAGCTTAAATAATATTAAGGGGACACCATTATAAATAAAACTTTTGTTTTTAAAAAGAA</text:p>
      <text:p text:style-name="P7">&gt;D.rotundata-IgC10-CR4885_<text:span text:style-name="T13">Contig4571</text:span></text:p>
      <text:p text:style-name="P7"><text:bookmark-start text:name="__DdeLink__7662_1144096836"/>GGGAAAGAAAAGAACGCAACTGTAACTGAGAAAACACTAAACTAAGTGTCTTCACAATGTCAGACCCTTTGTTCAACGAGGATCTACCTACAGTTAGTGCTCTTAAAAACTTTTCTTCAGAGGCTATTCACAAGATAAACAATGTGGCTGTGGAATTCATTCGTGATAAAGAAAATGATCTCTTCTCTTTGTTCAATTACACAATGCCTAAAAAGGCAATGTTTAAGTTGAATAAGGATGAGGGGATCTATTTGTCCGTGAATCCATGCATGCCCCATTCGCATCCTGTTTGTAAAACTCTGGAAAATTATTTTTTATATGTTGTTTTACCAAATTATATAGATGGTAGCTTTTTTTTTTTGTTAGTTGTAAAAAGAATAAGTTAGATTTTCTTAAAAGTAGGAATAAAAGGGTTAGCACTGTACAGCTAATTAATAGGTTTGTAACTAGTAAGGATCTGTTGAGGTATGATAGTAACAATTTTAGTTATACAAGAGTCAGTTCAATGGAAATGAGAAAAAAGATTGAGAAGAACCCGAATCTTGGAATGAGAATTGGAGGTTGTGACTTTCTTGGAAATTTTGGTAATTGCTCAGACACACTTAGAGATTTAATCCCAGAAGTACTTAAATGCAAGTCAAGAAGATTATTCCTACATGATGAACTTCATTATTGGGATCAAAAAGATCTTCTTTATTTCCTAGAGGTTTGTAGGCCCGAAGTGCTGTTAGCTACAGTGGTATTTCCACCGGAAATCATTGGGGGTGCCAAAGAAAGTCTCAACAAATGGTGCTACACATTTGACATTACTGATGACGGAAAGAGCATTATTTTCTCACCTGATGGAAAAGCGCATGAGTCTTATGTGCAACCCTTCCAAGGGGGTTATCTTCTCAAGACTTCAAAAATTGTAACAAGAAGCGGGCTAACATATTCATTAGATATAATTCAATCGAAGTTTGCCCATCACCTAATATCCATAACTCTTTGTGACAAGGTTGCTGATAAAATTCGAAAGTTTGGGTCCTTTGAAGCCATTGAATTTAAGGACAATTGCGCTCTTTCAAATAAGATCAAAAAATGTTATCCAATCAGCTTTGATGTGGTCATGAGGATTTACAGATACAGCCAAACAATTAAAAAAATTGACGTGAATTCATTGATATCAAAATTTAGCCAATTGGTCCCAAACTGTACATCAGCTGAAATGCATTTTGCAATGGACTTCGCCAATTTGCTGCTTAAAACCAAACCATGTCATGATTTATTTGGTAGCACAAAAATAACTGATGCCATACACAATTTTGAATCAAAGTTTCCTTTATGGATTGCTCAAAAATTACCTGGTTTCATGAGTATGGAGACTTCAAAATTTATCAACAGCTTGGCCCCTTTCACTTTCACGATTGAAACAGTAACTCTAAGCATGGATGATCCTGTTTTGATCGATACAAACTTGGACATTACTGATTTGTATGGGGCAAAAGA<text:soft-page-break/>CATAGTTAACAACATGGACGCCCAATTCTTTGGAAATTTCGTTGATTTATTGAAAGAAAGGGAGCCCAAACCCTACAATTTTGGTGAGGATGTTCCTTTCAAATTTTTGCATCCAAGGAATGTTAGTGCTAAAATGTTTGAAAACATGTTGTTTGACTTTTATTGTGGGCAAGTCACTGGGCAAGCAGTAGCTGATGTGAATGTAATAATGTGCCAGATCAGCATAAGTTTTGAACGGAGCAAGGTTAGAAAGAGGAGTTTTAATAAGTCCTTAGTAGATCTGCTTTTTAGATTTAATAACACTCTTTGTTCCAGCGTGAATTTAAACTTTGTAAAACATCGACTTCTAACTTTAGCTAACATGGAGAAAGGAAAGAACAATCTCTTTCAGGTTAAAAAACTCACATGGTTCCTTTTGAAAAGAGATTTAAGACGGAATCAAAAGTATATTTGTGAGGGAGCAGATAAAAGGCCAGTACCCTCGTTAAGAAAGCTTTGTGCCCTAGCCTTTGAAAGAAACTTTAATGTGAGGGGCAGCACACAGGGAGAAAAGAATAATGATGCTAATGAGCAGAAGGAATTAAAAGAAGAAGAGAAAAAAGCCCCACAAGAGTTATCAACAAGTGAGGGCACACAAGAAGAATCTGAGAGTGCATCGCAATCGGAAGGTGAAGACACACTATCCTCAACCTCGGAGGATTTAGAATCTGAATATGATCAAACAACTGTAGTTGACGAGCCTTCATGCTCCAATCAGTGCACCAAATTGAAAATGGAAAATTTCTCTTGGGACTGCTCTGAAAGTTTGCATCTCGTAAACGCCATATCCAGATTTGTGGACTATGATCGGAGAGAAATGATTGAAAAGTTTCATCTTGGTGGATTAATAATGATTGAGGCGTTCCTCTCAGATGAGTGCTCCACAACGTTGGTTATCTTCAACAAAGACGTCCAAGAAGTTGAAGTCACTTGCAGCAAGAAATTTATCGTGTTGGTTGAAAGTGATGATGATTCAATGTATCACAACTGTTATCCAAAATCTAGCTGCGTTCTAAGAGCAATTGATTCTAGCATCAAAATCGGGGGAGTGTTAAATGTTTATGCATCATTATATAAAGAGCTTGATACCGCAAGTTTTCACAAGGCCATTGATGAATATGGGTTGAATTATGATTTGTTGGGGACTGCGTTCACCATTTTTGGAATCTCGGCAAATATTCTTACTGAAGATGGAAGTGTAAGGCTTGGTGATGGTGACAATAAGCAGACTTACATACTTAAAAATTCACACATTGAACGCATTGAATATGAGGAGGCTTTGGCTAAGTATGGCAGCAAAATGTTTAGAAAGACTTCTGGAAAAATAATTACAGCGATAACACACTTTAGCACGTCCATAGTCTATCTGCCTGTCAGAAATAGAGCTGAAGTCTTATTCAAATCAATCAAAAATGGAGACACTGGTGTGATCCTTAAGGATCTTGGTGAAGATAAATTTGATTTCACAAATCCCATCTCAGCCATGCTACATCCTTTTTTCGGAATTTATGGGTCTGGAAAAACGTACCAGTTTAAGAACCTTGCAACCAAAAATCGTAACTGTTACTTTTCCTACATAACCCCAAGAAGGAAGTTGGCTGAGCAAGTTTCAGAAGAATTGCAAATTTCAAATCAATTTACTAAAATCCATCCCAAAAGCGCAAAGTGTAGAAATGTGAGAGTCTTCACTCTGGAAGTTGCGCTTCTCCACTTCTCAAAAGTATTAAGCTCATCAATGATCATTTTAGATGAATTCCAATTATACCCACCAGGTTATCTTGATCTAATCTTATTCCACGTTAGGGGTGCTGAAATGCCACCAATTTTGCTAGCTGGTGATCCATTGCAGAGTGATTATGACTCCCAAAGTGATAGACTCAATTTGGAGGAGCTTGGTAGAGACATTGACAATGTTTTGAGGGGTAGATCATACTGTTATAATGTTCTGTCCAGAAGGTTCCAAAATCAAATCTTCAATAAAAGAGTTCCAGGGCATCTTAAGATTGATAATGCATTGACAAAGGAATGGAACTTCATCAGTCTGGACAGTTTTTCAAAAAGCAGTGGAATTGACGCATTACTGGTTTCAAGTTTTAATGAGAAGAAGGCCATGTTAGTATACTTCAGGGGTCCAATCTTAACTTTTGGTGAATCGACTGGCTTAACATTCAATTCCGTTGCCATACTTATTTCTGCTGATTCAGTACATGTCAATGAGAGGAGATGGATAACAGCATTGACAAGAGCAAGAGTTGACATAACCTTTGTAAATGCTACTGCTGTTGGGATTAACGAGTTAGCCGACAGGTTTTCAGGCAGATTTCTGTACAAATTTTTTTGTGAAGGTGCTAGAGACCAAGACATTCTTGAAAATCTCCCAGGAAGACCCATTCTTGTTGAGGGGTTTGGTGAAAAGATTGGTTTCACAGCTGACGAAAAGCTGGAAAGACTCTCTGGTGATCCATGGTTAAAAGGAATGCTCTTCCTTGGCTCAGACCCGGTCATGATTCATGCAGAACCAGAA<text:soft-page-break/>ATGCCTGACGTGAGTGAAGAACTTTTTAAAACTCATATACCCCTTGTCACTCTTGAAGGGATTAGAACTGACTGGGTAGAAAAAATTATGGCCAAAGAATTCAGGGAGAAAGGGATTAAAGATTGTGTGACTGACCAATTCCCTGACACTTATGGAAGCAACAATGGTGTCAGAATAACTAATCAAGCCGAGCAATTCAGTTGTATTTATCCAAGGCACAAGAATGCAGATATTGCAACATTTTTGTTGGCAGTTAAGAAGAGATTGAAATTTTCATCTGCAAGAGTGGAGAGTGAAAAAATGAACAAATACATGCATTTCGGTAAATTCTTCCTGGAAACCTTTTTGTCCAAAGTGCCTATCAAACCAAACAAAAATGATCTTTATGCAGAGGAGGCTAGGCATGAATTTGAAATTAAAAAAATGAGCAAACCAATCTCTGTTATTGAAAATCACAGTGAAAGATCATGTACTGATTGGCCACTTGATAAGTGCTTAATTTTTATGAAAAATCAGCATTGCACAAAATTTGAAAAGAGGTTCACAGAGGCCAAGGCAGGCCAAACTCT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TGAGATTCACAGGTGAAGCAAGCACTTTCCTCTTTAACACCATGGCCAATATGCTGTTCACATTTTTACGATACGATATTAATGGCCATGAATCAATTTGCTTTGCTGGGGATGATATGTGTGCAAATAAGAAATTGACAGTGAAACTGGAGCATGAATCATTGCTTGAAAAAATGTCATTAAAGGCGAAGGTTTGTTTTACTAGAAAACCAACTTTCTGTGGTTGGATGCTAACTCGAGAAGGTGTTCTCAAGAAGCCTCAGCTAATTTGTGAAAGATTGGCCATAGCTGTTGAGCTTGGTAAATTAGAAGACTGCATTGATAATTATGCACTTGAAGCCAGCTATGCATACAAACTCGGAGAAAGGCTGTTTGACTTGCTTGATGAAGTGGAAATGAAGAATCATTTTCAATGTGTGAGATTCTTGATTGAAAAAAATTGGATGATGAAATCAGAAGCAAGGAACATTTTTAAAAATGGAGTGGACAGTCGAATTTATTTAAGAAGTTCAGAAGTTTTTGATGTGGGGACTGTGGCAAAAGGAAAGATTCATGCTTACCTAATATAGTGTTAGGGTTAGTTTTTAGTTTAAGTTAGCTACCAATATTGAGATGGATAGGATTTACAATAAAATAGTGAGTGCTGGTTTTGTGGACAGATTTAAAAGAAGTGATACTTTGGTTGTGCATGGTGTCCCCGGTTGCGGAAAAACTAGGTTATTGAAGGAGATAATCGAGGAGTTTGACTTTGTCGTTTGTTTCACAGCTGGTTCAGAAACATACAAGAGTCAACTAGGTTGTGAGATCAGCAAGGTTTGCGAGGATAGCATTGTGCCTGAAGGAAAAATTGGGATTCTTGACGAGTACAACATTTTCTTGGGTGATCTCCGTAAGTTCAGAGTTTTAATTGGTGACCCTTATCAATCAGTTCACAAAAGCTTAAATTGCAACCTTTTGAATCTTGAGTCAAAGAGGTTTGGAAAGGAGACCTGTTCATTACTCTCAAGTTTGAACTTCAAAGTTGAGAGCCAAAAGGTTGATAAGGTAAGAATTGAAAGAATTTTCCCTTCAGAGCCTGTAGGGCAAGTCATTTGTCTTGACTCTGAGGTTGAAGATTTGTGCAAAAACTACCATCTGGATTATCTGACTCCTTGTGAGGCTCAAGGTAAAACTTTTGAAAAGGTCACGGTTCTTACTTCAACTCAACTCTGTGAGGTCCCAAGGGTGCCACTGTACGTAGCTTTAACTAGGCACAGTGATTTGCTACTCATTTTGACTCCTTATCCCGACAATGCCATTGGTAGCACCTCCTGATCATACAAGGACTTATCAATTGGTAGCTATTGGTGCTTCTCTTGCCGCTTTACTTTTCATTCTGACTAGGAGCACTTTACCACACGTTGGGGATAATTTGCATCATTTGCCGCACGGTGGCTGCTATCAGGACGGTACAAAGAAGGTAATTTATAGGGGTCCGAACTCAAATTTTCCAAGTTCAAATCTATTTAAAAGTTCCAACTCTCTCTGGGCCTTTCTTGCTGTCTGGACCATTGTTTGTTTGCTGCATGTCTTTAACAGAACCACTCACCGTCATTTTGAGTTTCACAGTTGTTCTAGTTGCACTTCTAGCTCTCAATAATCTGTTAAATAATAGTAGCAATTGTACAATAATAATTGAT<text:soft-page-break/>GGTTCTTCTGTCTCTATTTCTGGTTGTGAAATAACAAAGGAGTTTGTGGAAATTCTTCCAAAACTCAAAGCCTTCAAGCATTGAAGGAAGAAAAGGGAAAGGGGTTCATTGATTAGTTAAGTATTTAGCAGTATTTGAATAAGAAGATGGATGCAAGTATTGATGCTGGTCAAAAATCTCAATTGAGCAAGCAGGATAAACAGAATACAAGGGGTGGAAAGAAAGGAATGTGCCGTGGGGTTAAGCCAAAGAATGAGAGGCTTAAAATTAAGAAAGAGATGCTGGACGAAATACCTGAATTTGAGTCATTTGATAATATCATCTCTGAAAGTGAGTTTGACGACATTTGTGCTGAATGGAAAGATAAATTGCAGGTTCCAAGTGATAAATTTGTGAAAATTGCCCTCGAAATCTGTTGGAGGTGTGCACACACATCCTACTCTTCAGAAGTTAATTTAGGGTCAAAACAGATTGAAGGGTATGAACCTGAGGATCTAATCTCCTGTATTGAAAGTAAATGTTATTTGAGGCAGTTTGGGAGATTTTTCGCTAACTTCACATGGAACAAAATGAGGAAGGAAGACAAACCTCCAGCAAAGTGGGAGCAAGTTACCATCAAGAGGTATGCAATGGCTGCCTTTGAATGTATTGATGCAGTTGGTTCCGCTGGAGCTTTGGAACCTGAGGAAGGAGTCATCAAACCTCCCACACAAAAATTGTTAAGGGTTGCTATGCAAATTAAGGAAAACAAGCTCATGAAAGCTGACAACCTGGAGGTTAAAAGTGGTTCAACAAGCTCATACATCACTGGTGGAAGGGTTGAAGGAAACTTGCCATCCATAATCAACGCTAATTAGATTATAGTAGTTAGTAGTTTGCCAGCAGGAAAAACTGGACAAGGCTATCAACTGAGCCTCCAATGAAAGATTTGGTTTACAGTTGAAATGGTTCCCTAAAGCTTAAATAATATTAAGGGGACACCATTATAAATAAAACTTTTGTTTTTAAAAAGAATTTTCAAAAAAAA<text:bookmark-end text:name="__DdeLink__7662_1144096836"/></text:p>
      <text:p text:style-name="P7">&gt;D.rotundata-IgC5-CR4869<text:span text:style-name="T13">_Contig1763</text:span></text:p>
      <text:p text:style-name="P7"><text:bookmark-start text:name="__DdeLink__11235_1144096836"/>CACAACTGTAACTGAGAAAACACTAAACTAAGTGTCTTCACAATGTCAGACCCTTTGTTCAACGAGGATCTACCTACAGTTAGTGCTCTTAAAAACTTTTCTTCAGAGGCTATTCACAAGATAAACAATGTGGCTGTGGAATTCATTCGTGATAAAGAAAATGATCTCTTCTCTCTGTTCAATTACACAATGCCCAAAAAGGCAATGTTAAAATTGAATAAGGATGAAGGGATCTACTTGTCCGTGAATCCATGCATGCCCCATTCGCATCCTGTTTGTAAAACTCTGGAAAATTATTTTCTATATGTTGTTTTACCAAATTATATTGATGGCAGTTTTTTCTTTGTAAGTTGTAAAAAGAATAAGTTAGATTTCCTTAAAAGTAGAAATAAAAGGGTTAGCACTGTACAGCTAATTAATAGGTTTGTAACTAGTAAGGATCTGTTGAGGTATGATAGTAACAATTTTAGTTATACAAGAGTCAGTTCAATGGAAATGAGAAAAAAGATTGAGAAGAACCCGAATCTTGGAATGAGAATTGGAGGTTGTGACTTTCTTGGAAATTTTGGTAATTGCTCAGACACACTTAGAGATTTAATCCCAGAAGTACTTAAATGCAAGTCAAGAAGATTATTCCTACATGATGAACTTCATTATTGGGATCAAAAAGATCTTCTTTATTTCCTAGAGGTTTGTAGGCCCGAAGTGCTGTTAGCTACAGTGGTATTTCCACCGGAAATCATTGGGGGTGCCAAAGAAAGTCTCAACAAATGGTGCTACACATTTGACATTACTGATGACGGAAAGAGCATTATTTTCTCACCTGATGGAAAAGCGCATGAGTCTTATGTGCAACCCTTCCAAGGGGGTTATCTTCTCAAGACTTCAAAAATTGTAACAAGAAGCGGGCTAACATATTCATTAGATATAATTCAATCGAAGTTTGCCCATCACCTAATATCCATAACTCTTTGTGACAAGGTTGCTGATAAAATTCGAAAGTTTGGGTCCTTTGAAGCCATTGAATTTAAGGACAACTGCGCTCTTTCAAATAAGATCAAAAAATGTTATCCAATCAGCTTTGATGTGGTCATGAGGATTTACAGATACAGCCAAACAATTAAAAAAATTGACGTGAATTCATTGATATCAAAATTTAGCCAATTGGTCCCAAACTGTACATCAGCTGAAATGCATTTTGCAATGGACTTCGCCAATTTGCTGCTTAAAACCAAACCATGTCATGATTTATTTGGTAGCACAAAAATAACTGATGCCATACACAATTTTGAATCAAAGTTTCCTTTATGGATTGCTCAAAAATTACCTGGTTTCATGAGTATGGAGACTTCAAAATTTATCAACAGCTTGGCCCCTTTCACTTTCACGATTGAAACAGTAACTCTAAGCATGGATGATCCTGTTTTGATCGA<text:soft-page-break/>TACAAACTTGGACATTACTGATTTGTATGGGGCAAAAGACATAGTTAACAACATGGACGCCCAATTCTTTGGAAATTTCGTTGATTTATTGAAAGAAAGGGAGCCCAAACCCTACAATTTTGGTGAGGATGTTCCTTTCAAATTTTTGCATCCAAGGAATGTTAGTGCTAAAATGTTTGAAAACATGTTGTTTGACTTTTATTGTGGGCAAGTCACTGGGCAAGCAGTAGCTGATGTGAATGTAATAATGTGCCAGATCAGCATAAGTTTTGAACGGAGCAAGGTTAGAAAGAGGAGTTTTAATAAGTCCTTAGTAGATCTGCTTTTTAGATTTAATAACACTCTTTGTTCCAGCGTGAATTTAAACTTTGTAAAACATCGACTTCTAACTTTAGCTAACATGGAGAAAGGAAAGAACAATCTCTTTCAGGTTAAAAAACTCACATGGTTCCTTTTGAAAAGAGATTTAAGACGGAATCAAAAGTATATTTGTGAGGGAGCAGATAAAAGGCCAGTACCCTCGTTAAGAAAGCTTTGTGCCCTAGCCTTTGAAAGAAACTTTAATGTGAGGGGCAGCACACAGGGAGAAAAGAATAATGATGCTAATGAGCAGAAGGAATTAAAAGAAGAAGAGAAAAAAGCCCCACAAGAGTTATCAACAAGTGAGGGCACACAAGAAGAATCTGAGAGTGCATCGCAATCGGAAGGTGAAGACACACTATCCTCAACCTCGGAGGATTTAGAATCTGAATATGATCAAACAACTGTAGTTGACGAGCCTTCATGCTCCAATCAGTGCACCAAATTGAAAATGGAAAATTTCTCTTGGGACTGCTCTGAAAGTTTGCATCTCGTAAACGCCATATCCAGATTTGTGGACTATGATCGGAGAGAAATGATTGAAAAGTTTCATCTTGGTGGATTAATAATGATTGAGGCGTTCCTCTCAGATGAGTGCTCCACAACGTTGGTTATCTTCAACAAAGACGTCCAAGAAGTTGAAGTCACTTGCAGCAAGAAATTTATCGTGTTGGTTGAAAGTGATGATGATTCAATGTATCACAACTGTTATCCAAAATCTAGCTGCGTTCTAAGAGCAATTGATTCTAGCATCAAAATCGGGGGAGTGTTAAATGTTTATGCATCATTATATAAAGAGCTTGATACCGCAAGTTTTCACAAGGCCATTGATGAATATGGGTTGAATTATGATTTGTTGGGGACTGCGTTCACCATTTTTGGAATCTCGGCAAATATTCTTACTGAAGATGGAAGTGTAAGGCTTGGTGATGGTGACAATAAGCAGACTTACATACTTAAAAATTCACACATTGAACGCATTGAATATGAGGAGGCTTTGGCTAAGTATGGCAGCAAAATGTTTAGAAAGACTTCTGGAAAAATAATTACAGCGATAACACACTTTAGCACGTCCATAGTCTATCTGCCTGTCAGAAATAGAGCTGAAGTCTTATTCAAATCAATCAAAAATGGAGACACTGGTGTGATCCTTAAGGATCTTGGTGAAGATAAATTTGATTTCACAAATCCCATCTCAGCCATGCTACATCCTTTTTTCGGAATTTATGGGTCTGGAAAAACGTACCAGTTTAAGAACCTTGCAACCAAAAATCGTAACTGTTACTTTTCCTACATAACCCCAAGAAGGAAGTTGGCTGAGCAAGTTTCAGAAGAATTGCAAATTTCAAATCAATTTACTAAAATCCATCCCAAAAGCGCAAAGTGTAGAAATGTGAGAGTCTTCACTCTGGAAGTTGCGCTTCTCCACTTCTCAAAAGTATTAAGCTCATCAATGATCATTTTAGATGAATTCCAATTATACCCACCAGGTTATCTTGATCTAATCTTATTCCACGTTAGGGGTGCTGAAATGCCACCAATTTTGCTAGCTGGTGATCCATTGCAGAGTGATTATGACTCCCAAAGTGATAGACTCAATTTGGAGGAGCTTGGTAGAGACATTGACAATGTTTTGAGGGGTAGATCATACTGTTATAATGTTCTGTCCAGAAGGTTCCAAAATCAAATCTTCAATAAAAGAGTTCCAGGGCATCTTAAGATTGATAATGCATTGACAAAGGAATGGAACTTCATCAGTCTGGACAGTTTTTCAAAAAGCAGTGGAATTGACGCATTACTGGTTTCAAGTTTTAATGAGAAGAAGGCCATGTTAGTATACTTCAGGGGTCCAATCTTAACTTTTGGTGAATCGACTGGCTTAACATTCAATTCCGTTGCCATACTTATTTCTGCTGATTCAGTACATGTCAATGAGAGGAGATGGATAACAGCATTGACAAGAGCAAGAGTTGACATAACCTTTGTAAATGCTACTGCTGTTGGGATTAACGAGTTAGCCGACAGGTTTTCAGGCAGATTTCTGTACAAATTTTTTTGTGAAGGTGCTAGAGACCAAGACATTCTTGAAAATCTCCCAGGAAGACCCATTCTTGTTGAGGGGTTTGGTGAAAAGATTGGTTTCACAGCTGACGAAAAGCTGGAAAGACTCTCTGGTGATCCATGGTTAAAAGGAATGCTCTTCCTTG<text:soft-page-break/>GCTCAGACCCGGTCATGATTCATGCAGAACCAGAAATGCCTGACGTGAGTGAAGAACTTTTTAAAACTCATATACCCCTTGTCACTCTTGAAGGGATTAGAACTGACTGGGTAGAAAAAATTATGGCCAAAGAATTCAGGGAGAAAGGGATTAAAGATTGTGTGACTGACCAATTCCCTGACACTTATGGAAGCAACAATGGTGTCAGAATAACTAATCAAGCCGAGCAATTCAGTTGTATTTATCCAAGGCACAAGAATGCAGATATTGCAACATTTTTGTTGGCAGTTAAGAAGAGATTGAAATTTTCATCTGCAAGAGTGGAGAGTGAAAAAATGAACAAATACATGCATTTCGGTAAATTCTTCCTGGAAACCTTTTTGTCCAAAGTGCCTATCAAACCAAACAAAAATGATCTTTATGCAGAGGAGGCTAGGCATGAATTTGAAATTAAAAAAATGAGCAAACCAATCTCTGTTATTGAAAATCACAGTGAAAGATCATGTACTGATTGGCCACTTGATAAGTGCTTAATTTTTATGAAAAATCAGCATTGCACAAAATTTGAAAAGAGGTTCACAGAGGCCAAGGCAGGCCAAACTCT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TGAGATTCACAGGTGAAGCAAGCACTTTCCTCTTTAACACCATGGCCAATATGCTGTTCACATTTTTACGATACGATATTAATGGCCATGAATCAATTTGCTTTGCTGGGGATGATATGTGTGCAAATAAGAAATTGACAGTGAAACTGGAGCATGAATCATTGCTTGAAAAAATGTCATTAAAGGCGAAGGTTTGTTTTACTAGAAAACCAACTTTCTGTGGTTGGATGCTAACTCGAGAAGGTGTTCTCAAGAAGCCTCAGCTAATTTGTGAAAGATTGGCCATAGCTGTTGAGCTTGGTAAATTAGAAGACTGCATTGATAATTATGCACTTGAAGCCAGCTATGCATACAAACTCGGAGAAAGGCTGTTTGACTTGCTTGATGAAGTGGAAATGAAGAATCATTTTCAATGTGTGAGATTCTTGATTGAAAAAAATTGGATGATGAAATCAGAAGCAAGGAACATTTTTAAAAATGGAGTGGACAGTCGAATTTATTTAAGAAGTTCAGAAGTTTTTGATGTGGGGACTGTGGCAAAAGGAAAGATTCATGCTTACCTAATATAGTGTTAGGGTTAGTTTTTAGTTTAAGTTAGCTACCAATATTGAGATGGATAGGATTTACAATAAAATAGTGAGTGCTGGTTTTGTGGACAGATTTAAAAGAAGTGATACTTTGGTTGTGCATGGTGTCCCCGGTTGCGGAAAAACTAGGTTATTGAAGGAGATAATCGAGGAGTTTGACTTTGTCGTTTGTTTCACAGCTGGTTCAGAAACATACAAGAGTCAACTAGGTTGTGAGATCAGCAAGGTTTGCGAGGATAGCATTGTGCCTGAAGGAAAAATTGGGATTCTTGACGAGTACAACATTTTCTTGGGTGATCTCCGTAAGTTCAGAGTTTTAATTGGTGACCCTTATCAATCAGTTCACAAAAGCTTAAATTGCAACCTTTTGAATCTTGAGTCAAAGAGGTTTGGAAAGGAGACCTGTTCATTACTCTCAAGTTTGAACTTCAAAGTTGAGAGCCAAAAGGTTGATAAGGTAAGAATTGAAAGAATTTTCCCTTCAGAGCCTGTAGGGCAAGTCATTTGTCTTGACTCTGAGGTTGAAGATTTGTGCAAAAACTACCATCTGGATTATCTGACTCCTTGTGAGGCTCAAGGTAAAACTTTTGAAAAGGTCACGGTTCTTACTTCAACTCAACTCTGTGAGGTCCCAAGGGTGCCACTGTACGTAGCTTTAACTAGGCACAGTGATTTGCTACTCATTTTGACTCCTTATCCCGACAATGCCATTGGTAGCACCTCCTGATCATACAAGGACTTATCAATTGGTAGCTATTGGTGCTTCTCTTGCCGCTTTACTTTTCATTCTGACTAGGAGCACTTTACCACACGTTGGGGATAATTTGCATCATTTGCCGCACGGTGGCTGCTATCAGGACGGTACAAAGAAGGTAATTTATAGGGGTCCGAACTCAAATTTTCCAAGTTCAAATCTATTTAAAAGTTCCAACTCTCTCTGGGCCTTTCTTGCTGTCTGGACCATTGTTTGTTTGCTGCATGTCTTTAACAGAACCACTCACCGTCATTTTGAGTTTCACAGTTGTTCTAGTTGCACTTCTAGCTCTCAATAATCTGT<text:soft-page-break/>TAAATAATAGTAGCAATTGTACAATAATAATTGATGGTTCTTCTGTCTCTATTTCTGGTTGTGAAATAACAAAGGAGTTTGTGGAAATTCTTCCAAAACTCAAAGCCTTCAAGCATTGAAGGAAGAAAAGGGAAAGGGGTTCATTGATTAGTTAAGTATTTAGCAGTATTTGAATAAGAAGATGGATGCAAGTATTGATGCTGGTCAAAAATCTCAATTGAGCAAGCAGGATAAACAGAATACAAGGGGTGGAAAGAAAGGAATGTGCCGTGGGGTTAAGCCAAAGAATGAGAGGCTTAAAATTAAGAAAGAGATGCTGGACGAAATACCTGAATTTGAGTCATTTGATAATATCATCTCTGAAAGTGAGTTTGACGACATTTGTGCTGAATGGAAAGATAAATTGCAGGTTCCAAGTGATAAATTTGTGAAAATTGCCCTCGAAATCTGTTGGAGGTGTGCACACACATCCTACTCTTCAGAAGTTAATTTAGGGTCAAAACAGATTGAAGGGTATGAACCTGAGGATCTAATCTCCTGTATTGAAAGTAAATGTTATTTGAGGCAGTTTGGGAGATTTTTCGCCAACTTCACATGGAACAAAATGAGGAAGGAAGACAAACCTCCAGCAAAGTGGGAGCAAGTTACCATCAAGAGGTATGCAATGGCTGCCTTTGAATGTATTGATGCAGTTGGTTCCGCTGGAGCTTTGGAACCTGAGGAAGGAGTCATCAAACCTCCCACACAAAAATTGTTAAGGGTTGCTATGCAAATTAAGGAAAACAAGCTCATGAAAGCTGACAACCTGGAGGTTAAAAGTGGTTCAACAAGCTCATACATCACTGGTGGAAGGGTTGAAGGAAACTTGCCATCCATAATCAACGCTAATTAGATTATAGTAGTTAGTAGTTTGCCAGCAGGAAAAACTGGACAAGGCTATCAACTGAGCCTCCAATGAAAGATTTGGTTTACAGTTGAAATGGTTCTCTAAAGCTTAAATAATATTAAGGAGAAACCATTATAAATAAAACTTTTGTTTTTAAA<text:bookmark-end text:name="__DdeLink__11235_1144096836"/></text:p>
      <text:p text:style-name="P7">&gt;IEGWB1302J0SP1|S2-8_A69|I-GH409Da-t/CF11BDX|I-GH409Da-t/CF11BDX</text:p>
      <text:p text:style-name="P7">ATTAAGTTTCGCCATAATGAGATTTACGGGTGAAGCAAGCACCTTCCTTTTCAACACTATGGCCAACATGTTATTCACATTTTTTGCGCTACGATATCAATGGCCATGAGTCAATC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2IZUSA|S2-8_A69|I-GH409Da-t/CF11BDX|I-GH409Da-t/CF11BDX</text:p>
      <text:p text:style-name="P7">acgatgctagcaagatgccatagtttgagcttgagttAGCCCTAATGAAGTATTTAGAAATCAATGAAAGTGTGATAAATGATTANGTTTACATTAAGACTCACTTGGGCTCAAAACTTGGAAGTTTCGCCATAATGAGATTTACGGGTGAAGCAAGCACCTCCTTTCAACACTATGGCCAACATGTTATTCACATTTTTGCGATACGATATCAATGGTCATGAGTCAATCTGCTTTGCTGGAGATGATATGTGTGCAACAAAAGGTTAACTGTGAAGCTGGAACATGAAGCATTACTTGAAAAGATGTCACTGAAAGCAAAAGTCTGTTTCACCAGAAAACCAACCTTTTGTGGCTGGATGTTAACAAGAGAAGGTGTTCTCAAGAAGCCAGAATTGATTTGTGAAAGGTTGGCTATAGCTGTTTGAACTTGGCAAGCTCGAGGACTGTATTGACAATTACGT</text:p>
      <text:p text:style-name="P7">&gt;IEGWB1302GI6C5|S2-8_A69|I-GH409Da-t/CF11BDX|I-GH409Da-t/CF11BDX</text:p>
      <text:p text:style-name="P7">ATTAAGTTTCGCCATAATGAGATTTACGGGTGAAGCAAGCACCTTCCTTTTCAACACTATGGCCAACATGTTATTCACATTTTTGCGCTACGATATCAATGGCCATGAGTCAATCTGCTTTGCTAGGAGATGATATGTGTGCAAACAAAAGGTTACTGTGAAGCTGGAACATGAAGCATTACTTGAAAAGCTGTCACTGAAAGCAAAAGTCTGTTTCACCAGAAAACCACCTTTTGTGGCTGGATGTTAACAAGAGAAGGTGttcacaagaaaccagaattaatttgngaaaggttggctatagctgttgaacttggcaagctcgaggctgtattgacaattcgcacttgaggctagcattagttggagga</text:p>
      <text:p text:style-name="P7">&gt;IEGWB1302IUE85|S2-8_A69|I-GH409Da-t/CF11BDX|I-GH409Da-t/CF11BDX</text:p>
      <text:p text:style-name="P7"><text:soft-page-break/>ATTAAGTTTCGCCATAATGAGATTTACGGGTGAAGCAAGCACCTTCCTTTTCAACACTATGGCCAACATGTTATTCACTATTTTTTGCGCTACGATATCAATGGCCATGAGTCAATCTGCTTTGCTGGAGATGATATGTGTGCAAACAAAAGGTTTAACTGTGAAGCCTGGAACATGAAGCATTACTGAAAAGNTGTCACTGAAAGCAAAAGTCTGTTTCACCAGAAAACCACCTTTTGNGGCTGGATGTTAACAAGAGAAGGTGTTCTCAAGAAACCAGAATTAATTTGNGAAAGGTTGGCTATAGCTGTTGAACTTGGCAAGCTCGAGGACTGTATTGACAATTACGCACTTGAGGCTAGCATTAGTT</text:p>
      <text:p text:style-name="P7">&gt;IEGWB1302HDWLD|S2-8_A69|I-GH409Da-t/CF11BDX|I-GH409Da-t/CF11BDX</text:p>
      <text:p text:style-name="P7">ATTAAGTTTCGCCATAATGAGATTTACGGGTGAAGCAAGCACCTTCCTTTTCAACACTATGGCCAACATGTTATTCACATTTTTGCGCTACGATATCAATGGCCATGAGTCAATCTGCTTTGCTGGAGATGATATGTGTGCAAACAAAAGGTTAACTGTGAAGCTGGAACATGAAGCATTACTTGAAAAGATGTCACTGAAAGCAAAAAGTCTGTTTCACCAGAAAACCAACCTTTTGTGGCTGGATGTTAACAAGAGAAGGTGTTCTCAAGAAACCAGAATTAATTTGTGAAAGGTTGGCTATAGCTGTTGAACTTGGCAAGCTCGAGGACTGTATTGACAATTACGCACTTGAGGCTAGCATTAGTT</text:p>
      <text:p text:style-name="P7">&gt;IEGWB1302JD3HK|S2-8_A69|I-GH409Da-t/CF11BDX|I-GH409Da-t/CF11BDX</text:p>
      <text:p text:style-name="P7">tGGCCATGAGTCAATCTGCTTTGCTGGAGATGATATGTGTGCAAACAAAAGGTTAAACTAGTGAAGCTGGAACATGAAGCATTACTTGAAAAGATGTCACTGAAAGCAAAAGTCTGTTTCACCAGAAAACCAACCTTTTGTGGCTGGATGTTAACAAGAGAAGGTGTTCTCAAGAAACCAGAATTAATTTGTGAAAGGTTGGCTATAGCTGTTGAACTTGGCAAGCTCGAGGACTGTATTGACAATTACGCACTTGAGGCTAGCATTAGTT</text:p>
      <text:p text:style-name="P7">&gt;IEGWB1301AH4O2|S2-8_A69|I-GH409Da-t/CF11BDX|I-GH409Da-t/CF11BDX</text:p>
      <text:p text:style-name="P7">ATTAAGTTTCGCCATAATGAGATTTACGGGTGAAGCAAGCACCTTCCTTTTCAACACTATGGCCAACATGTTATTCACATTTTTGCGCTACGATATCAATGGCCATGAGTCAATCTGCTTTGCTGGAGATGATATGTGTGCAAACAAAAGGTTAACTGTGAAGCTGGAACATGAAGCATTGCTTGAAAAGATGTCACTGAAAGCAAAAGTCTGTTTCGCCAGAAAACCAACCTTTTGTGGCTGGATGTTAACAAGAGAAGGTGTTCTCAAGAAACCAGAATTAATTTGTGAAAGGTCGGCTATAGCTGTTGAACTTGGCAAGCTCGAGGACTGTATTGACAATTACGCACTTGAGGCTAGCATTAGTT</text:p>
      <text:p text:style-name="P7">&gt;IEGWB1301BBR4Q|S2-8_A69|I-GH409Da-t/CF11BDX|I-GH409Da-t/CF11BDX</text:p>
      <text:p text:style-name="P7">ATTAAGTTTCGCCATAATGAGATTTACGGGTGAAGCAAGCACCTTCCTTTTCAACACTATGGCCAACACGTTATTCACATTTTTGCGCTACGATATCAATGGCCATGAGTCAATCTGCTTTGCTGGAGATGATATGTGTGCAAACAAAAGGTTAACTGTGAAGCTGGAACATGAAGCATTACTTGAAAAGATGTCACTGAAAGCAAAAGTCTGTTTCACCAGAAAACCAACCTTTTGTGGCTGGATGTTAACAAGAGAAGGTGTTCTCAAGAAACCAGAATTAATTTGTGAAAGGTTGGCTATAGCTGTTGAGCTTGGCAAGCTCGAGGACTGTATTGACAATTACGCACTTGAGGCTAGCATTAGTT</text:p>
      <text:p text:style-name="P7">&gt;IEGWB1301D1XHG|S2-8_A69|I-GH409Da-t/CF11BDX|I-GH409Da-t/CF11BDX</text:p>
      <text:p text:style-name="P7">ATTAAGT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<text:soft-page-break/>&gt;IEGWB1301AZN29|S2-8_A69|I-GH409Da-t/CF11BDX|I-GH409Da-t/CF11BDX</text:p>
      <text:p text:style-name="P7">ATTAAGCTTCGCCATAATGAGATTTACGGGTGAAGCAAGCACCTTCCTTTTCAACACTATGGCCAACATGTTATTCACATTTTTGCGCTACGATATCAATGGCCATGAGTCAATCTGCTTTGCTGGAGATGATATGTGTGCAAACAAAAGGTTAAACTGTGAAGCTGGAACATGAAGCATTACTTGAAAAGATGTCACTGAAAGCAAAAGTCTGTTTCACCAGAAAACCAACCTTTTGTGGCTGGATGTTAACAAGAGAAGGTGTTCTCAAGAAACCAGAATTAATTTGTGAAAGGTTGGCTATAGCTGTTGAACTTGGCAAGCTCGAGGACTGTATTGACAATTACGCACTTGAGGCTAGCATTAGTT</text:p>
      <text:p text:style-name="P7">&gt;IEGWB1301CUMKK|S2-8_A69|I-GH409Da-t/CF11BDX|I-GH409Da-t/CF11BDX</text:p>
      <text:p text:style-name="P7">ATTAAGTTTCGCCATAATGAGATTTACGGGTGAAGCAAGCACCTTCCTTTTCAACACTATGGCCAACATGCTATTCACATTTTTTGCGCTACGATATCAATGGCCATGAGTCAATCTGCTTTGCTGGAGATGATATGTGTGCAAACAAAAGGTTAACTGTGAAGCTGGAACATGAAGCATTACTTGAAAAGNTGTCACTGAAAGCAAAAGTCTGTTTCACCAGAAAACCAACCTTTTGNGGCTGGATGTTAACAAGAGAAGGTGTTCTCAAGAAACCAGAATTAATTTGTGAAAGGTTGGCTATAGCTGTTGAACTTGGCAAGCTCGAGGACTGTATTGACAATTACGCACTTGAGGCTAGCATTAGTT</text:p>
      <text:p text:style-name="P7">&gt;IEGWB1301BIKXT|S2-8_A69|I-GH409Da-t/CF11BDX|I-GH409Da-t/CF11BDX</text:p>
      <text:p text:style-name="P7">ATTAAGTTTCGCCATAATGAGATTTACGGGTGAAGCAAGCACCTTCCTTTTCAACACTATGGCCAACATGTTATTCACATTTTTGCGCTACGATATCAATGGCCATGAGTCAACTCtgtctttgcgtggagatgatatgtgtcgacaaaacgtaaaagg</text:p>
      <text:p text:style-name="P7">&gt;IEGWB1301ASBT5|S2-8_A69|I-GH409Da-t/CF11BDX|I-GH409Da-t/CF11BDX</text:p>
      <text:p text:style-name="P7">ATTAAGTTTCGCCATAATGAGATTTACGGGTGAAGCAAGCACCTCCTTTTCAACACTATGGCCAACATGTTATTCACAT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&gt;IEGWB1301BRCCS|S2-8_A69|I-GH409Da-t/CF11BDX|I-GH409Da-t/CF11BDX</text:p>
      <text:p text:style-name="P7">ATTAAGTTTCGCCATAATGAGATTTACGGGTGAAGCAAGCACCTTCCTTTTCAACACTATGGCCAACATGTTATTCACTA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&gt;IEGWB1301DJOQC|S2-8_A69|I-GH409Da-t/CF11BDX|I-GH409Da-t/CF11BDX</text:p>
      <text:p text:style-name="P7">CACTATGGCCAACATGTTATTCTACATTTTTGTCGCTACGATATCAATGGCCATGAGTCAATCTGCTTTGCTGGAGATGATATGTGTGCAAACAAAAGGTTAAACTAGTGAAGCTGGAACATGAAGCATACTTGAAAAGATGTCACTGAAAGCAAAAGTCTGTTTCACCAGAAAACCAACCTTTTTGTGGCTGGATGTTAACAAGAGAAGGTGTTCTCAAGAAACCAGAATTAATTTGTGAAAGGTTGGCTATAGCTGTTGAACTTGGCAAGCTCGAGGACTGTATTGACAATTACGCACTTGAGGCTAGCATTAGTT</text:p>
      <text:p text:style-name="P7">&gt;IEGWB1301EY4PT|S2-8_A69|I-GH409Da-t/CF11BDX|I-GH409Da-t/CF11BDX</text:p>
      <text:p text:style-name="P7"><text:soft-page-break/>AGTCCGGCGTTTGCACAGAATCTGATTACGAAACCTTTGATGCTAGTCAAGATGCCATAGTTTTGAGCTTTGAGTTAGCCCTAATGAAGTATTTAGAAATCAATGAAAGTGTGATAAATGATTATGTTTACATTAAGACTCACTTGGGCTCAAAACTTGGAAGTTTCGCCATAATGAGATTTACGGGTGAAGCAAGCACCTTCCTTTTCAACACTATGGCCAACATGTTATTCACATTTTTGCGATACGATATCAATGGTCATGAGTCAATCTGCTTTGCCGGAGATGATATGTGTGCAAACAAAAGGTTAACTGTGAAGCTGGAACATGAAGCATTACTTGAAAAGATGTCACTGAAAGCAAAAGTCTGTTTCACCAGAAAACCAACCTTTTGTGGCTGGATGTTAACAAGAGAAGGTGTTCTCAAGAAGCCAGAATTGATTTGTGAAAGGTTGGCTATAGCTGTTGAACTTgg</text:p>
      <text:p text:style-name="P7">&gt;IEGWB1301CWJ1H|S2-8_A69|I-GH409Da-t/CF11BDX|I-GH409Da-t/CF11BDX</text:p>
      <text:p text:style-name="P7">ATTAAGTTTCGTCCATAATGAGATTTACGGGTGAAGCAAGCACCTTCCTTTTCAACACTATGGCCAACATGTTATTCACATTTTTGTCGCTACGATATCAATGGCCATGAGTCAATCTGCTTTGCTGGAGATGATATGTGTGCAAACAAAAGGTTAACTGTGAAGCTGGAACATGAAGCATTACTTGAAAAGATGTCACTGAAAGCAAAAGTACTGTTTCACCAGAAAACCAACCTTTTGTGGCTGGATGTTAACAAGAGAAGGTGTTCTCAAGAAACCAGAATTAATTTGTGAAAGGTTGGCTATAGCTGTTGAACTTGGCAAGCTCGAGGACTGTATTGACAATTACGCACTTGAGGCTAGCATTAGTT</text:p>
      <text:p text:style-name="P7">&gt;IEGWB1301EA6CA|S2-8_A69|I-GH409Da-t/CF11BDX|I-GH409Da-t/CF11BDX</text:p>
      <text:p text:style-name="P7">ACGGGTGAAGCAAGCACCTTCCTTTTCAACACTATGGCCAACATGTTATTCACATTTTTTGCGCTACGATATCAATGGCCATGAGTCAATCTGCTTTGCTGGAGATGATATGTGTGCAAACAAAAGGTTAACTGTGAAGCTGGAACATGAAGCATTACTTGAAAAGATGTCACTGAAAGCAAAAGTCTGTTTCACCAGAAAACCAACCTTTTTGTGGCTGGATGTTAACAAGAGAAGGTGTTCTCAAGAAACCAGAATTAATTTGTGAAAGGTTGGCTATAGCTGTTGAACTTGGCAAGCTCGAGGACTGTATTGACAATTACGCACTTGAGGCTAGCATTAGTT</text:p>
      <text:p text:style-name="P7">&gt;IEGWB1301DI1KX|S2-8_A69|I-GH409Da-t/CF11BDX|I-GH409Da-t/CF11BDX</text:p>
      <text:p text:style-name="P7">ATTAAGTTTCGCCATAATAGAGATTTACGGGTGGAAGCAAGCACCTTCCTTTTCAACACTATGGCCAACATGTCATTCACATTTTTGTCGCTACGATATCAATGGCCATGAGTCAATCTGCTTTGCTGGAGATGATATGTGTGACAAAACAAAAGGTTAACTGTGAAGCTGGAACATGAAGCATTACTTGAAAAGATGTCACTGAAAGACAAAAGTCTGTTTCACCAGAAAACCAACCTTTTGTGGCTGGATGTTAACAAGAGAAGGTGTTCTCAAGAAACCAGAATTTAATTTGTGAAAGGTTGGCTATAGCTGTTGAACTTGGCAAGCTCGAGGACTGTATTGACAATTACGCACTTGAGGCTAGCATTAGTT</text:p>
      <text:p text:style-name="P7">&gt;IEGWB1302HWNQM|S2-8_A69|I-GH409Da-t/CF11BDX|I-GH409Da-t/CF11BDX</text:p>
      <text:p text:style-name="P7">TGAAAGTGTGATAAATGAT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1CFBE0|S2-8_A69|I-GH409Da-t/CF11BDX|I-GH409Da-t/CF11BDX</text:p>
      <text:p text:style-name="P7">ATTAAGTTTCGCCATAATGAGATTTACGGGTGAAGCAAGCACCTTCCTTTTCAACACTATGGCCAACATGTTATTCACATTTTTGCGCTACGATATCAATGGCCATGAGTCAATC<text:soft-page-break/>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1DHE42|S2-8_A69|I-GH409Da-t/CF11BDX|I-GH409Da-t/CF11BDX</text:p>
      <text:p text:style-name="P7">ATTAAGTTTCGCCATAATGAGATTTACGGGTGAAGCAAGCACCTTCCTTTTCAACACTATGGCCAACATGTTATTCACATTTTTGCGCTACGATATCAATGGCCATGAGTCAATCTGCTTTGCTGGAGATGATATGTGTGCAAACAAAAGGTTAACTGTGAAGCTGGAACATGAAGCATTACTTGAAAAGNTGTCACTGAAAGCAAAAGTCTGTTTCACCAGAAAACCAACCTTTTGTGGCTGGATGTTAACAAGAGAAGGTGTTCTCAAGAAACCAGAATTAATTTGTGAAAGGTTGGCTATAGCTGTTGAACTTGGCAAGCTCGAGGACTGTATTGACAATTACGCACTTGAGGCTAGCATTAGTT</text:p>
      <text:p text:style-name="P7">&gt;IEGWB1301BIPUU|S2-8_A69|I-GH409Da-t/CF11BDX|I-GH409Da-t/CF11BDX</text:p>
      <text:p text:style-name="P7">ATTAAGTTTCGCCATAATGAGATTTACGGGTGAAGCAAGCACCTTCCTTTTCAACACTATGGCCAACATGTTATTCACATTTTTGCGCTACGATATCAATGGCCATGAGTCAATCTGCTTTGCTGGAGATGATATGTGTGCAAACAAAAGGTTAAACTGTGAAGCTGGAACATGAAGCATTACTTGAAAAGATGTCACTGAAAGCAAAAGTCTGTTTCACCAGAAAACCAACCTTTTGTGGCTGGATGTTAACAAGAGAAGGTGTTCTCAAGAAACCAGAATTAATTTGTGAAAGGTTGGCTATAGCTGTTGAACTTGGCAAGCTCGAGGACTGTATTGACAATTACGCACTTGAGGCTAGCATTAGTT</text:p>
      <text:p text:style-name="P7">&gt;IEGWB1301BL5KG|S2-8_A69|I-GH409Da-t/CF11BDX|I-GH409Da-t/CF11BDX</text:p>
      <text:p text:style-name="P7">GTTTCGCCATAATGAGATTTACGGGTGAAGCAAGCACCTTCCTTTTCAACACTATGGCCAACTATGTTATTCACATTTTTGCGATACGATATCAATGGTCATGAGTCAATCTGCTTTGCTGGAGATGATATGTGTGCAAACAAAAGGTTAACTGTGAAGACTGGAACATGAAGCATTACTTGAAAAGATGTCACTGAAAGCAAAAGTCTGTTTCACCAGAAAACCAACCTTTTGTGGCTGGATGTTAACAAGAGAAGGTGTTCTCAAGAAGCCAGGATTGATTTGTGAAAGGTTGGCTATAGCTGTTGAACTTGGCAAGCTCGAGGACTGTATTGACAATTACGT</text:p>
      <text:p text:style-name="P7">&gt;IEGWB1301EX4EJ|S2-8_A69|I-GH409Da-t/CF11BDX|I-GH409Da-t/CF11BDX</text:p>
      <text:p text:style-name="P7">ATGTTTACATTAAGACTCACTTGGGCTCAAAACTTGGAAGTTTCGTCCATAATGAGATTTACGGGTGAAGCAAGCACCTTCCTTTTCTAACACTATGGCCAACATGTTATTCACATTTTTGCGATACGATATCGATGGTCATGAGTCAATC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1ELCR1|S2-8_A69|I-GH409Da-t/CF11BDX|I-GH409Da-t/CF11BDX</text:p>
      <text:p text:style-name="P7">tacaatGAAAGTGTGATAAATGATTATGTTTACATTAAGACTCACTTGGGCTCAAAACTTGGAAGTTTCGCCATAATGAGATTTACGGGTGAAGCAAGCACCTTCCTTTTCAACACTATGGCCAACATGTTATTCACATTTTTGCGCTACGATATCAATGGCCATGAGTCAATCTGCTTTGCTGGAGATGATATGTGTGCAAACAAAAGGTTAAACTGTGAAGCTGGAACATGAAGCATTACTTGAAAAGATGTCACTGAAAGCAAAAGTCTGTTTCACCAGAAAACCAACCTTTTGTGGCTGGATGTTAACAAGAGAAGGTGTTCTCAAGAAACCAGAATTA<text:soft-page-break/>ATTTGTGAAAGGTTGGCTATAGCTGTTGAACTTGGCAAGCTCGAGGACTGTATTGACAATTACGCACTTGAGGCTAGCATTAGTT</text:p>
      <text:p text:style-name="P7">&gt;IEGWB1301EVTHW|S2-8_A69|I-GH409Da-t/CF11BDX|I-GH409Da-t/CF11BDX</text:p>
      <text:p text:style-name="P7">AGTCCGGCGTTTGCACAGAATCTGATTACGAAACCTTTGATGCTAGTCAAGATGCCATAGTTTTGAGCTTTGAGTTAGCCCTAATGAAGTATTTAGAAATCAATGAAAGTGTGATAAATGATTATGTTTACATTAAGACTCACTTGGGCTCAAAACTTGGAAGTTTCGCCATAATGAGATTTACGGGTGAAGCAAGCACCTTCCTTTTCAACACTATGGCCAACATGTTATTCACATTTTTTGTGATACGATATCAATGGTCATGAGTCAATCTGCTTTGCTGGAGATGATATGTGTGAC</text:p>
      <text:p text:style-name="P7">&gt;IEGWB1301CVECG|S2-8_A69|I-GH409Da-t/CF11BDX|I-GH409Da-t/CF11BDX</text:p>
      <text:p text:style-name="P7">atgAT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CCGAGGACTGTATTGACAATTACGT</text:p>
      <text:p text:style-name="P7">&gt;IEGWB1301DSO5R|S2-8_A69|I-GH409Da-t/CF11BDX|I-GH409Da-t/CF11BDX</text:p>
      <text:p text:style-name="P7">AGTCCGGCGTTTGCACAGAATCTGATTACGAAACCTTTAGTATGCTAGTCAAGATGCCATAGTTTTTGTAGCTTTGNGTTAGCCCTAATGAAGTATTTAGAAATCAATGAAAGTGTGATAAATGATTATGTTTACATTAAGACTCACTTGGGCTCAAAACGTTGGAAGTTTCGCCATAATGAGATTTACGGGTGAAGCAAGCACCTTTCCTTTTCAACACTATGGACCAACATGTTTATTCACATTTTTGCGATACGATATCAATGGTCATGAGTCAATCTGTCTTTGCTGGAGATGATATGTGTG</text:p>
      <text:p text:style-name="P7">&gt;IEGWB1301EAEYF|S2-8_A69|I-GH409Da-t/CF11BDX|I-GH409Da-t/CF11BDX</text:p>
      <text:p text:style-name="P7">ATTAAGTTTCGCCATAATGAGATTTACGGGTGAAGCAAGCACCTTCCTTTTCAACACTATGGCCAACATGTTATTCACATTTTTGCGCTACGATATCAATGGCCATGAGTCAATCTGCTTTGCTGGAGATGATATGTGTGCAAAACAAAAGGTTAACTGTGAAGCTAGGAACATGAAGCATTACTGAAAAGNTGTCACTGAAAGCAAAAGTCTGTTTCACCAGAAAACCAACTTTTGNGGCTGGATGTTAACAAGAGAAGGTGTTCTCAAAGAAACCAGAATTAATTTGTGAAAGGTTGGCTATAGCTGTTGAACTTGGCAAGCTCGAGGACTGTATTGACAATTACGCacttgaggctag</text:p>
      <text:p text:style-name="P7">&gt;IEGWB1301A1G6L|S2-8_A69|I-GH409Da-t/CF11BDX|I-GH409Da-t/CF11BDX</text:p>
      <text:p text:style-name="P7">AACATGTTATTCTACATTTTTGTCGCTACGATATCAATGGCCATGAGTCAATCTGCTTTGCTGGAGATGATATGTGTGCAAACAAAAAGGTTAAACTGTGAAGCTGGAACATGAAGCATTACTTGTAAAAGATGTCACTGAAAGCAAAAGTCTGTTTCACCAGAAAACCAACCTTTTGTGGCTGGATGTTAACAAGAGAAGGTGTTCTCAAGAAACCAGAATTAATTTGTGAAAGGTTGGCTATAGCTGTTGAACTTGGCGAGCTCGAGGACTGTATTGACAATTACGCACTTGAGGCTAGCATTAGTT</text:p>
      <text:p text:style-name="P7">&gt;IEGWB1301DTZC3|S2-8_A69|I-GH409Da-t/CF11BDX|I-GH409Da-t/CF11BDX</text:p>
      <text:p text:style-name="P7">ATTAAGTTTCGCCATAATGAGATTTACGGGTGAAGCAAGCACCTTCCTTTTCAACACTATGGCCAACATGTTATTCACATTTTTGCGCTACGATATCAATGGCCATGAGTC</text:p>
      <text:p text:style-name="P7">&gt;IEGWB1301DZNT6|S2-8_A69|I-GH409Da-t/CF11BDX|I-GH409Da-t/CF11BDX</text:p>
      <text:p text:style-name="P7">cGATGCTAGTCAAGATGCCATTAGTTTTGAGTCTTTGAGTTAGACCCTAATAGTAAGTATTTAAGAAATCAATGAAAGTGTGATAAATGACTATGTTTACATTAAGACTCACTTGG<text:soft-page-break/>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1CNSAP|S2-8_A69|I-GH409Da-t/CF11BDX|I-GH409Da-t/CF11BDX</text:p>
      <text:p text:style-name="P7">GTCGCTACGATATCAATGGCCATGAGTCAATCTGCTTTGCTGGAGATGATATGTGTGCAAACAAAAGGTTAAACTAGTGAAGCTGGAACATGAAGCATTACTTGAAAAGAATGTCACTGAAAGCAAAAGTCTGTTTCACCAGAAAACCAACCTTTTGTGGCTGGATGTTAACAAGAGAAGGTGTTCTCAAGAAACCAGAATTAATTTGTGAAAGGTTGGCTATAGCTGTTGAACTTGGCAAGCTCGAGGACTGTATTGACAATTACGCACTTGAGGCTAGCATTAGTT</text:p>
      <text:p text:style-name="P7">&gt;IEGWB1301BT82E|S2-8_A69|I-GH409Da-t/CF11BDX|I-GH409Da-t/CF11BDX</text:p>
      <text:p text:style-name="P7">CCATAATGAGATTTACGGGTGAAGCAAGCACCTTCCTTTTCTAACACTATGGCCAACATGTTATTCACATTTTTGCGATACAATATCAATGGTCATGAGTCAATCTGCTTTGCTGGAGATGATATGTGTGCAACAAAAGGTTAACTGTGAAGCTGGAACATGAAGCATTACTTGAAAAGATGTCACTGAAAGCAAAAGTCTGTTTCACCAGAAAACCAACCTTTTGTGGCTGGATGTTAACAAGAGAAGGTGTTCTCAAGAAGCCAGAATTGATTTGTGAAAGGTTGGCTATAGCTGTTGAACTTGGCAAGCTCGAGGACTGTATTGACAATTACGT</text:p>
      <text:p text:style-name="P7">&gt;IEGWB1302H8SNK|S2-8_A69|I-GH409Da-t/CF11BDX|I-GH409Da-t/CF11BDX</text:p>
      <text:p text:style-name="P7">AGGGGTTGGCTATCGCTGTTGAGCTTGGCAAACTAGAAGATTGCATTGACAATTATGCACTTGAAGCCAGCTATGCATACAAACTTGGGGAAAGACTTTTTGATCTGCTTGACGAAGTAGAAATGAAGAATCATTTTCAATGTGTGAGATTTCTAATTGAGAAGAATTGGATGATGAAATCAGAAGCAAGAAATATTTTTAAGAATGGTGGA</text:p>
      <text:p text:style-name="P7">&gt;IEGWB1302G68R6|S2-8_A69|I-GH409Da-t/CF11BDX|I-GH409Da-t/CF11BDX</text:p>
      <text:p text:style-name="P7">GATGCTAGTCAAGATGCCATAGTTTTGAGCTTTGAGTTAGCCCTAATGAAGTATTTAGAAATCAATGAAAGTGTGATAAATGATTATGTTTACATTAAGACTCACTTGGGCTCAAAACTTGGAAGTTTCGCCATAATGAGATTTACGGGTGAAGCAAGCACCTTCCTTTTCAACACTATGGCCAACATGTTATTCACATTTTTGCGATACGATATCAATGGTCATGAGTCAATCTGCTTTGCTGGAGATGATATGTGTGCAAACAAAAGGTTAACTGTGAAGCTGGAACACGAAGCATTACTTGAAAAGATGTCACTGAAAGCAAAAGTCTGTTTCACCAGAAAACCAACCTTTTGTGGCTGGATGTTAACAAGAGAAGGTGTTCTCAAGAAGCCAGAATTGATTTGTGAAAGGTTGGCTATAGCTGTTGAACTTGGCAAGCTCGAGGACTGTATTGACAATTACGT</text:p>
      <text:p text:style-name="P7">&gt;IEGWB1302H2PBZ|S2-8_A69|I-GH409Da-t/CF11BDX|I-GH409Da-t/CF11BDX</text:p>
      <text:p text:style-name="P7">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2GAO8N|S2-8_A69|I-GH409Da-t/CF11BDX|I-GH409Da-t/CF11BDX</text:p>
      <text:p text:style-name="P7"><text:soft-page-break/>ATTAAGC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&gt;IEGWB1302F2MSO|S2-8_A69|I-GH409Da-t/CF11BDX|I-GH409Da-t/CF11BDX</text:p>
      <text:p text:style-name="P7">ATTAAGTTTTCGCCATAATGAGATTTACA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&gt;IFTYA1L02HQ4LH|S2-1_A96|I-BJ398Dr-5/3|I-BJ398Dr-5/3</text:p>
      <text:p text:style-name="P7">TTGTATGTTGGTGATGATATGTGTGCCAATAAGAAATTGAGTGTGAAATTGGAACATGAGGCTTTACTTGAGAAGATGTCATTGAAGGCCAAAGTCTGCTTTACAAAAAATCCTACATTCTGCGGCTGGATGTTGACTAAAGATGGAGTTCTGAAAAAACCTCAACTAATTTGTGAAAGATTAGCCATAGCTGTTGAACTTGGAAAGTTGGAGGATTGCATTGACAATTATGCTCTTGAGGCAAGTTATGCTTACAAGCTCGGTGAAAGATTATTCGACTTGCTTGACGAAGTTGAGATGAAAAATCATTTTCAATGTGTGAGATTTCTGATAGAGAAGGTTGGATGATGAAATCTGAGGCTAGAAACAC</text:p>
      <text:p text:style-name="P7">&gt;IFTYA1L02IFO4Y|S2-1_A96|I-BJ398Dr-5/3|I-BJ398Dr-5/3</text:p>
      <text:p text:style-name="P7">GGGTTAGTTCTAATGACATGAGGAAGAAAATTGAAAAGAATCCACACCTTGGATAAGGGTTGGGGGCTGTGACTTTCTTGGAAATTTTGATGGCTGCTCCAATACTCTTAGGGATCTAATACCAGAAGTTCTCAAATGCAAATCTAGAAGAATGTTTTTGCACGATGAATTACATTACTGGAATCAAAGAGATCTCCTTTATTTTCTGGAAGTTTGTAGACCTGAGCTTCTACTTGCAACTGTTGTCTTTCCGCCAGAAATCATTGGTGGGGCAAAAGAAAGTTTGAACAAATGGTGCTACACTTTTGATATAACTGATGACGGAAAGAGCATAATATTCTCACCGGATGGGAAAGCTCAGGAATCATATGTTCAACCTTTTCAAGGAGGATACCTTTTAAAGACCTCAAAAATCGTAACTAGTAGTGGATTAACTTATTCTTTAGATATACATA</text:p>
      <text:p text:style-name="P7">&gt;IFTYA1L02HMZS4|S2-1_A96|I-BJ398Dr-5/3|I-BJ398Dr-5/3</text:p>
      <text:p text:style-name="P7">tgaagctttcatgctagccaagatgctatgtttgagctttgattggccatgatgagataccttnaaatcaatgnaatatcattaatgacttacatttacattaaactcatttaggctcaaattgggaagttttgccataatgagattcactggtgtaacgccagcacttttcctaggttcaacacaatggccaaccgatgctactcacctttctgcgctatgatataatgggcacgagtcaattgtttttgctggtgatgagtatgtgtgccaatagaaattgagtgtgaaattggaacatgaggcttacttgtagaagatgtcattgaaggctaaaGTCTGCTTTACAAAAATCCTACATTCTGCGGCTGGATGCTGACTAAGATGGAGTTCTGAAAAACCTCAACTGATTTGTGAAGATTAGCCATAGCTGTTGAACTTGGAAGTT</text:p>
      <text:p text:style-name="P7">&gt;IFTYA1L02ILX7D|S2-1_A96|I-BJ398Dr-5/3|I-BJ398Dr-5/3</text:p>
      <text:p text:style-name="P7">CTGCCCTGCCTAAAAATTTTTACATACATTCTGGAAAAAATATTGATGATCTCAATGAGTGGGTAAAAGAGCAAAAATTCAATGGTGTTTGCACTGAATCTGATTATGAAGCTTTCGATGCTAGCCAAGATGCTATAGTTTTGAGCTTTGAGTTGGCACTGATGAGATACCTTGAAATCAATGAGAATATCATTAATGATTACATTTACATTAAAACTCATTTAGGCTCA<text:soft-page-break/>AAGTTGGGAAGTTTTGCCATAATGAGATTCACTGGTGAAGCCAGCACTTTTCTGTTCAACACAATGGCCAACATGCTATTCACCTTTCTGCGCTATGATATTAATGGGCA</text:p>
      <text:p text:style-name="P7">&gt;IEGWB1302GFTC9|S2-8_A69|I-GH409Da-t/CF11BDX|I-GH409Da-t/CF11BDX</text:p>
      <text:p text:style-name="P7">ATTAAGT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CGTTGAACTTGGCAAGCTCGAGGACTGTATTGACAATTACGCACTTGAGGCTAGCATTAGTT</text:p>
      <text:p text:style-name="P7">&gt;IEGWB1302JBOSZ|S2-8_A69|I-GH409Da-t/CF11BDX|I-GH409Da-t/CF11BDX</text:p>
      <text:p text:style-name="P7">ATTAAGTTCGCCATAATGAGATTTACGGGTGAAGCAAGCACCTTCCTTTTCAACACTATGGCCAACATGTTATTCACATTTTTGCGCTACGATATCAATGGCCATGAGTCAATCTGCTTTAGCTGGAGATGATATGTGTGCAACAAAAGGTTAAACTGTGAAGCTGGAACATGAAGCATACTTGAAAAGATGTCACTGAAAGCAAAAAGTCTGTTTCACCCNGAAAAACCAAACCCTTTTGTGGCTGGATGTTAACAAGAGAAGGTGTTCTCAAGAAACCAGAATTAATTTGTGAAAGGTTGGCTATAGCTGTTGAACTTGGCAAGCTCGAGGACTGTATTGACAATTACGCACTTGAGGCTAGCATTAGTT</text:p>
      <text:p text:style-name="P7">&gt;IEGWB1302HZQRG|S2-8_A69|I-GH409Da-t/CF11BDX|I-GH409Da-t/CF11BDX</text:p>
      <text:p text:style-name="P7">TATAGTTTGTGCTCTTAAAAACTTTTCTTCAGAGGCCATTCACAAGATAAACAATGTGGCTGTGGAATTCATTCGTGAGAAAGAAAATGATCTCTTCTCTCTATTTAATCACACAATGCCCAAAAAGGCAATGTTGAAATTAAATAAGGATGAAGGTATTTACTTATCCGTGAATCCATGCATGCCTCATTCGCATCCTGTTTGCAAAACTCTGGAAAATTATTTTTTATACGTCGTTTTACCAAATTATATTGATGGTAGCTTTTTCTTTGTTAGTTGTAAAAAGAACAAATTAGATTTTCTCAAAAGTAGGAATAAAAGAATTAGTACTGTGCAGTTAATTAATAGATTTGTAACTAGTAAAGACTTGTTAAGATACGACAGTAACAATTTCAGCTACACAAGAGTTAGCTCAATCGAAATGAGAAAAAAAATTGAGAAGAATCCAAACCTTGGAGTAAGAATT</text:p>
      <text:p text:style-name="P7">&gt;IEGWB1302GAM0A|S2-8_A69|I-GH409Da-t/CF11BDX|I-GH409Da-t/CF11BDX</text:p>
      <text:p text:style-name="P7">AGTCCGGCGTTTGCACAGAATCTGATTACGAAACCTTTGACGCTAGTCAAGATGCCATAGTTTTGAGCTTTGAGTTAGCCCTAATGAAGTATTTAGAAATCAATGAGAGTGTGATAAATGATTATGTTTACATTAAGACTCACTTGGGCTCAAAACTTGGAAGTTTCGCCATAATGAGATTTACGGGTGAAGCAAGCACCTTCCTTTTCAACACTATGGCCAACATGTTATTCACATTTTTGCGATACGATATCAATGGTCATGAGTCAATCTGCTTTGCTGGAGATGATATGTGTGCAAACAAAAGGTTAACTGTGAAGCTGGAACATGAAGCATTACTTGAAAAGATGTCACTGAAAGCAAAAGTCTGTTTCACC</text:p>
      <text:p text:style-name="P7">&gt;IEGWB1302FU52N|S2-8_A69|I-GH409Da-t/CF11BDX|I-GH409Da-t/CF11BDX</text:p>
      <text:p text:style-name="P7">TAGAGTGCAGGCTTTGTAAGCAAATTCAAAAGAGGTAGCATTTTGGTTGTGCATGGTGTTCCTGGTTGTGGAAAGACTAGACTGCTAAAGGAGATTATTGAAGAGTTTGACTTTGTTGTTTGTTTCACGGCTGGTTCAGAAACATACAAGAGTCAATTGGGCTGTGAAATCAGCAGGGTTAGTGAGGACAGTGTTGTGCCCGAAGGGAAAATTGGGATTCCTGACGAGTATAATATTTTCAAGGGTGATCTCCAGAAGTTCAAAGTTCA</text:p>
      <text:p text:style-name="P7">&gt;IEGWB1301AXUDU|S2-8_A69|I-GH409Da-t/CF11BDX|I-GH409Da-t/CF11BDX</text:p>
      <text:p text:style-name="P7">TAGAGTGCAGGCTTTGTAAGCAAATTCAAAAGAGGTAGCATTTTGGTTGTGCATGGTGTTCCTGGTTGTGGAAAGACTAGACTGCTAAAGGAGATTATTGAAGAGTTTGACTTT<text:soft-page-break/>GTTGTTTGTTTCACGGCTGGTTCAGAAACATACAAGAGTCAATTGGGCTGTGAAATCAGCAGGGTTAGTGAGGACAGTGTTGTGCCCGAAGGGAAAATTGGGATTCTTGACGAGTATAATATTTTCAAGGGTGATCTCCAGAAGTTCAAAGTTCA</text:p>
      <text:p text:style-name="P7">&gt;IEGWB1302GIM2P|S2-3_A96|I-BJ398Dr-5/3|I-BJ398Dr-5/3</text:p>
      <text:p text:style-name="P7">GATTGTGTGACTGATCAATTCCCTGATGTGTATGGCAATAATTCTGGTGTTAGAGTAACAAATCAGGCTGAACAATTTAGTTGCATATATCCAAGGCATAAAAATGCTGATGTGGCGACCTTTTTAATGGCTGTTAAAAAAAGGTTAAAATTTTCAAGTGCCAGGGTTGAAAGTGAGAAATTGAATAAATACATACATTTCGGCAAATTCTTTCTTGAAACCTTTTTGTCTAAAGTGCCAATCAAGCCTTGCAAGAGTGATTTATATGCTGAAGAGGCCAGGCATGAATTTGAGATTAAAAAAATAGAGCAACCAATTTCAGTGATTGAAAACCACAACGAAAGATCTTGCACTGATTGGCCATTAGACAAGTGCTTAATTTTTTATGAAAAATCAGCATTGCACAAAATTTGAAAAAAAAGGTTCACAGA</text:p>
      <text:p text:style-name="P7">&gt;IFTYA1L02F9S3E|S2-3_A96|I-BJ398Dr-5/3|I-BJ398Dr-5/3</text:p>
      <text:p text:style-name="P7">ACACCTTGGAATAAGAGTTGGGGGCTGTGACTTTCTTGGAAATTTTAGTATGGCTGCTCCAACACTCTTAGGGATCTAATACCAGAAGTCCTCAAATGCAAATCTAGAAGAATGTTTTTGCACGATGAATTACATTACTGGAACCAAAGAGATCTCCTTTATTTTCTGGAAGTTTGTAGACCTGAGCTTCTACTTGCAACTGTTGTCTTTCCGCCAGAAATCATTGGTGGAGCAAAAGAAAGTTTAAACAAATGGTGCTACACTTTTGATATAACTGATGACGGAAAGAGCATAATATTCTCACCGGGTGGGAAAGCTCAGGAATCATATGTTCAACCCTTTTCAAGGAGGATACCTTTTAAAAACCTCAAAAATTGTAACTAGTAGTGGATTAACTTATTCTTTAGATATCATACAATCTAAGTATGCCCATCATTTAATCTCTATCACACTGTGCGATAAGGTAG</text:p>
      <text:p text:style-name="P7">&gt;IEGWB1301B252T|S2-8_A69|I-GH409Da-t/CF11BDX|I-GH409Da-t/CF11BDX</text:p>
      <text:p text:style-name="P7">TAGAGTGCAGGCTTTGTAAGCAAATTCAAAAGAGGTAGCATTTTGGTTGTGCATGGTGTTCCTGGTTGTGGAAAGACTAGACTGCTAAAGGAGATTATTGAAGAGTTTGACTTTGTTGTTTGTTTCACGGCTGGTTCAGAAACATACAAGAGTCAATTGGGCTGTGAAATCAGCAGGGTTAGTGAGGACAGTGTTGTGCCCGAAGGGAAAATTGGGATTCTTGACGAGTATAATATTTTCAAGGGTGATCTCCAGAAGTTCAAAGTTCA</text:p>
      <text:p text:style-name="P7">&gt;IEGWB1302GP2CU|S2-8_A69|I-GH409Da-t/CF11BDX|I-GH409Da-t/CF11BDX</text:p>
      <text:p text:style-name="P7">TAGAGTGCAGGCTTTGTAAGCAAATTCAAAAGAGGTAGCATTTTGGTTGTGCATGGTGTTCCTGGTTGTGGAAAGACTAGACTGCTAAAGGAGATTATTGAAGAGTTTGACTTTGTTGTTTGTTTCGCGGCTGGTTCAGAAACATACAAGAGTCAATTGGGCTGTGAAATCAGCAGGGTTAGTGAGGACAGTGTTGTGCCCGAAGGGAAAATTGGGATTCTTGACGAGTATAATATTTTCAAGGGTGATCTCCAGAAGTTCAAAGTTCA</text:p>
      <text:p text:style-name="P7">&gt;IEGWB1302GFZI9|S2-8_A69|I-GH409Da-t/CF11BDX|I-GH409Da-t/CF11BDX</text:p>
      <text:p text:style-name="P7">TCTGCATCATTTGCCACACGGCGGTCACTATCAGGACGGCACCAAGAGAGTGACTTATAGGGGTCCAAGTTCCAATTTTCCAAGTTCAAAATCTTCTTAAAAGGTCCTAAACACTTTCTGGGCCTTTCTTGCTGTCTGGACTATAATCTGTCTATTGCATGTCTTCAACAGAACCACTCACCGTCATTTTGAGTTTCATAGCTGTT</text:p>
      <text:p text:style-name="P7">&gt;IFTYA1L02GOQBV|S2-1_A96|I-BJ398Dr-5/3|I-BJ398Dr-5/3</text:p>
      <text:p text:style-name="P7">TGTTGGTGCAGAGACATAGATAATGTGTTGAGGGGAAGGTCTTATTGCTATAACGTCCTGTCTAGAAGATTCCAGAACAAGATGTTCCTCAAAAGAATTCCTGGGCATCTCAAAATAGACAGTGCTTTGACAAAGGAATGGAGCTTTATAAGTCTGGATAGCTTTGCCAAAAGCACTGGTATTGATGCACTGCTGGTGTCAAGCTTCAATGAAAAGAAGGCCATGCTCCTATATTTCAAGGGACCCATTTTAACTTTTGGTGAGTCAACTGGCCTAACCTTTAA<text:soft-page-break/>TTCTGTGGCGATACTGATTTCNGCTGATTCAGTTCATGTTAATGAAAGAAGATGGATAACGGCGTTGTCCAGAGCTCGAACTGATATAAC</text:p>
      <text:p text:style-name="P7">&gt;IFTYA1L02ITYS1|S2-1_A96|I-BJ398Dr-5/3|I-BJ398Dr-5/3</text:p>
      <text:p text:style-name="P7">gggaGTTGGGCAGAGACATAGATAATGTGTTGAGGGGGAGGTCTTATTGCTATAACGTCTTGTCTAGAAGATTCCAGAACAAGATGTTCCTCAAGAGAATTCCTGGGCATCTCAAAATAGACAGTGCTTTGACAAAGGAATGGAGCTTTATAAGTCTGGATAGCTTTGCCAAAAGCACTGGTATTGATGCACTGCTGGTGTCAAGCTTCAATGAAAAGAAGGCCATGCTCCTATATTTCAAGGGACCCATTTTGACTTTTGGTGAGTCAACTGGCCTAACCTTTAATTCTGTGGCGATACTGATTTCTGCTGATTCAGTTCATGTTAATGAAAGAAGATGGATAACGGCGTTGTCCAGAGCTCGAACTGATATAACTTTTGTGAATGCCACAGCTGTTGGAATCAATGAATTAGCAGATAGATTCGCTGGGAGGTTCTTGTATAAATTTATGTGTGAAGGTGAA</text:p>
      <text:p text:style-name="P7">&gt;IEGWB1301B4PNS|S2-8_A69|I-GH409Da-t/CF11BDX|I-GH409Da-t/CF11BDX</text:p>
      <text:p text:style-name="P7">TCTGCATCGATTTGCCACACGGCGGTCACTATCAGGACGGCACCAAGAGAGTGACTTATAGGGGTCCAAGTTCCAATTTTCCAAGTTCAAATCTTCTTAAAGGTCCTAACACTTTCTGGGCCTTTCTTGCTGTCTGGACTATAATCTGTCTATTGCATGTCTTCAACAGAACCACTCACCGTCATTTTGAGTTTCATAGCTGTTCTAGTTGCACTTCTAGCTCTCAATAGTTTGTTTAATAATAATAATAATTGTATTATAATAATTGATGGCTCTTCTGTTTCAATTTCTGGTTGTGAAATAACAAGGGAGTTTGTTGAGATTCTTCCAAGGCTTAAGGCCTTCAAGCATTAGAGAAGAAAGGAGGCATCATTGATTAGTTAAGTATTTAGCAGGACTCGAATGAAAAGATGGATGCAAGTATTGATGCTGGTCAGCAATCTCACTTGAGCAAGTCAGACAAACAGAACA</text:p>
      <text:p text:style-name="P7">&gt;IEGWB1301ALZJG|S2-3_A96|I-BJ398Dr-5/3|I-BJ398Dr-5/3</text:p>
      <text:p text:style-name="P7">TTTTCTTGTGAGTTTGTAGACCTGAGCTTCTACTTGCAACTGTTGTCTTTCCGCCAGAAATCATTGGTGGGGCAAAAGAGAGTTTGAACAAATGGTGCTACACTTTTGATATAACTGATGACGGAAAGAGCATAATATTCTCACCGGATGGGAAAGCTCAGGAATCATATGTTCAACCTTTTCAAGGAGGATACCTTTTAAAAACCTCAAAAATCGTAACTAGTAGTGGATTAACTTATTCTTTAGATATCATACAATCTAAGTATGCCCATCATTTAATCTCTATCACACTGTGCGATAAGGTTTCTGACAAAATCAGAAAATTTGGTTCCTTTGAAGCCATATCCTTTAGTGATGATTGTGCTCTCTCGAACAAAATTAAAAAGTGTTTACCCAATTAGTTTCGATGTGGTTA</text:p>
      <text:p text:style-name="P7">&gt;IFTYA1L02JXUG1|S2-1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</text:p>
      <text:p text:style-name="P7">&gt;IFTYA1L02GFHQ7|S2-1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<text:soft-page-break/>CCAGGATACCTTGACCTAATCTTATTTCATGTTAGAGGTACTGAAATGCCGCCAATCTTGCTTGCTGGAGACCCATTGCAAAGTGATTATGATTCTCAGAGTGACAGGCTTAAACAGGGA</text:p>
      <text:p text:style-name="P7">&gt;IFTYA1L02I9KIN|S2-1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GAGTGACAGGCTTAAACaggg</text:p>
      <text:p text:style-name="P7">&gt;IEGWB1302F2QSY|S2-1_A94|I-GP425Dc-5/7|I-GP425Dc-5/7</text:p>
      <text:p text:style-name="P7">GATGCTTCACCCTTTCTTTGGGATTTATGGGTCTGGGAAAACATATCAATTCAAGAATCTTGCAACGAAAAACCGTAACTGTTACTTTTCCTACATAACTCCAAGAAGGAAATTAGCTGAGCAAGTTTCAGAAGAGCTTCAAATTTCAAATCAGTTCACTAAAATTCACCCAAAGAGTGCTAAGTGCAGGAATGTAAGAATTTTCACTTTGGAGGTTGCACTTCTTCACTTTCAAAAGTGTTGAGTTCATCTATGAGTCATTTTAGACGAATTTCAGTTGTACCCCCCAGGATACCTTGACCTAATCTTATTTCATGTTAGAGGTACTGAAATGCCGCCAATCTTGCTTGCTGGAGACCCATTGCAAAGTGATTATGATTCTCAGAGTGACAGGCTTAAACAG</text:p>
      <text:p text:style-name="P7">&gt;IFTYA1L02FX36U|S2-3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CTGAGTTCATCTATGATCATTTTAGACGAATTTCAGTTGTACCCCCCAGGATACCTTGACCTAATCTTATTTCATGTTAGAGGTACTGAAATGCCGCCAATCTTGCTTGCTGGAGACCCATTGCAAAGTGATTATGATTCTCAGAGTGACAGGCTTAAACAG</text:p>
      <text:p text:style-name="P7">&gt;IEGWB1301DOW3N|S2-3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GAGTGACAGGCTTAAACAG</text:p>
      <text:p text:style-name="P7">&gt;IFTYA1L02GGSMX|S2-3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<text:soft-page-break/>CCAGGATACCTTGACCTAATCTTATTTCATGTTAGAGGTACTGAAATGCCGCCAATCTTGCTTGCTGGGGACCCATTGCAAAGTGATTATGATTCTCAGAGTGACAGGCTTAAACAG</text:p>
      <text:p text:style-name="P7">&gt;IFTYA1L02HGLO7|S2-3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ATTCAAAAAGTGTTGAGTTCATCTATGATCATTTTAGACGAATTTCAGTTGTACCCCCCAGGATACCTTGACCTAATCTTATTTCATGTTAGAGGTACTGAAATGCCGCCAATCTTGCTTGCTGGAGACCCATTGCAAAGTGATTATGATTCTCAGAGTGACAGGGCTTAAACAG</text:p>
      <text:p text:style-name="P7">&gt;IFTYA1L02F4ABY|S2-3_A94|I-GP425Dc-5/7|I-GP425Dc-5/7</text:p>
      <text:p text:style-name="P7">GAGGTTGCACTTCTTCATTTTCAAAAGGTGTTGAGCTCATCTATGATCATTTTAGATGAATTTCAGTTGTACCCCCCAGGATACCTCGGCCTAATCTTATTTCATGTTAGAGGTACTGAAATGCCACCAATTTTGCTTGCTGGGGACCCATTGCAAAGTGATTATGATTCCCAGAGTGATAGGCTCAATTTGGAGGATCTTGGCAGAGACATTGACAATGTTCTGAGAGGTAAGTCGTACTGCTACAATGTTTTGTCCAGAAGATTCCAAAATCAAATTTTTAACAAAAGGGTCCCAGC</text:p>
      <text:p text:style-name="P7">&gt;IFTYA1L02JIHT9|S2-3_A94|I-GP425Dc-5/7|I-GP425Dc-5/7</text:p>
      <text:p text:style-name="P7">gcaagtttctAGAAGAGCTTCAAATTTCAAATCAGTTCACTAAAATTNACCCAAAGAGTGCTAAGTGCAGGAATGTAAGAATTTTCACTTTGGAGGTTGCACTTCTTCACTTTCAAAAAGTGTTGAGTTCATCTATGATCATTTTAGACGAATTTCAGTTGTACCCCCCAGGATACCTTGACCTAATCTTATTTCATGTTAGAGGTACTGAAATGCCGCCAATCTTGCTTGCTGGAGACCCATTGCAAAGTGATTATGATTCTCAGAGTGACAGGCTTAAACAG</text:p>
      <text:p text:style-name="P7">&gt;IEGWB1301AT723|S2-3_A94|I-GP425Dc-5/7|I-GP425Dc-5/7</text:p>
      <text:p text:style-name="P7">CACGAAGAGGCTAGGCATGAATTTGAAATCAAAAAAATGAGCAAACCTATTTCCATCATTGAAAATCACAGTGAAAGATCATGTACAGATTGGCCACTCGACAAGTGCCTAATTTTTATGAAGAACCAACACTGCACAAAATTCGAAAAAAGATTCACAGAGGCCAAAGCAGGCCAAACTCTTGCCTGCTTTCATCATGCTGTCTTGTGTAGGTTTGCACCAACAATGAGGTACATTGAAAAGAAACTAAATGAAGCCCTACCCAAAAATTTCTACATACACTCGTGCAAAAATATCGATGATCTTAATGAATGGGTTATGAAACAGGGATTTGATGGTGTCTGCACGGAGTCTGATTATGAGGCCTTTGATGCCAGTCAGGACGCTATTGTTTTGAGTTTCGAATTTAGCTTTTAATGAGTATATTT</text:p>
      <text:p text:style-name="P7">&gt;IR32U6402JR3IU|S3-2_A68|SP-1283|Yam-Guadeloupe-DA_11-146-D.cayenensis</text:p>
      <text:p text:style-name="P7">GTTCAGGTGTGCAAACAAAAAGTTAGACTGTGAAGCTGGAGCACGAGGCACTGCTCGAAAAAAATGTCGTTGAAAGCCaaagtttgtttcacaagaaaaccaactttctgtggttggatgttaacaagagagggcgttacttaaaaaaccacagctaatttgtgaaagattcggctatagctgtttgagcttggtaagttggaggactgcatcgataattatgcccttgaagctagttatgcctacaaacttggcgagagattatttgatctacttgatggagtg</text:p>
      <text:p text:style-name="P7">&gt;IR32U6402IY1Y4|S3-2_A68|SP-1283|Yam-Guadeloupe-DA_11-146-D.cayenensis</text:p>
      <text:p text:style-name="P7">GTTCAGGTGTGCAAACAAAAAGTTAGACTGTGAAGCTGGAGCATGAGGCACTGCTCGAAAAAAATGTCGTTGAAAGCCAAAGTTTGTTTCACAAGAAAACCAACTTTCTGTGGTTGGATGTTAACAAGAGAGGGCGTTCTTAAAAAACCACAGCTAATTTGTGAAAGATTGGCTATAGCTGTTGAGCTTGGTAAGTTGGAGGACTGCATCGATAATTATGCCCTT<text:soft-page-break/>GAAGCTAGTTATGCCTACAAACTTGGCGAGAGATTATTTGATCTACTTGATGGAGTGGGA</text:p>
      <text:p text:style-name="P7">&gt;IR32U6401BL04O|S3-2_A68|SP-1283|Yam-Guadeloupe-DA_11-146-D.cayenensis</text:p>
      <text:p text:style-name="P7">TGTTACCCATGCATGCCTCATTCGCATCCTGTTTGTAAAACTACTGGAAAACTATTTTTTATATGTTGTTTTGCCAAATTATATTGATGGCAGCTTTTTCTTCGTTAGTTGTAAAAAGAATAAATTAGATTTTCTTAAAAGTAGAAATAAGAGGATTAGTACTGTACAGCTAATCAATAGATTTGTGACCAGTAAAGATTTGATGAGATATGACAGTAATAATTTCAGCTACACAAGAGTCAGTTCAATGGAAATGAGAAAGAGAATTGAGAAGAATCCAAATCTTGGAATGAGAATTGGGGGGCTGATA</text:p>
      <text:p text:style-name="P7">&gt;IR32U6402GHYK1|S3-2_A68|SP-1283|Yam-Guadeloupe-DA_11-146-D.cayenensis</text:p>
      <text:p text:style-name="P7">GTTCAGGTGTGCAAACAAAAAGTTGACTGTGAAGCTGGAGCATGAGGCACTGCTCGAAAAAATGTCGTTGAAAGCCAAAGTCTGTTTCACAAGAAAACCAACTTTCTGTGGTTGGATGTTAACAAGAGAGGGCGTTCTTAAAAAACCACAGCTAATTTGTGAAAGATTGGCTATAGCTGTTGAGCTTGGTAAGTTGGAGGACTGCATCGATAATTATGCCCTTGAAGCTAGTTATGCCTACAAACTTGGCGAGAGATTATTTGATCTACTTGATGGAGAGGGA</text:p>
      <text:p text:style-name="P7">&gt;IR32U6401AP7G9|S3-2_A68|SP-1283|Yam-Guadeloupe-DA_11-146-D.cayenensis</text:p>
      <text:p text:style-name="P7">GTTCAGGTGTGCAAACAAAAAAGTTGACTGTGAAGCTGGAGCACGAGGCACTGCTCGAAAAAATGTCGTTGAAAGCCAAAGTTTGTTTCACAAGAAAACCAACTTTCTGTGGTTGGATGTTAACAAGAGAGGGCGTTCTTAAAAAACCACAGCTAATTTGTGAAAGATTGGCTATAGCTGTTGAGCTTGGTAAGTTGGAGGACTGCATCGATAATTATGCCCTTGAAGCTAGTTATGCCTACAAACTTGGCGAGAGATTATTTGATCTACTTGATGGAGTG</text:p>
      <text:p text:style-name="P7">&gt;IR32U6401C5IWF|S3-2_A68|SP-1283|Yam-Guadeloupe-DA_11-146-D.cayenensis</text:p>
      <text:p text:style-name="P7">CATGCATGCCTCATTCGCATCCCGTTTGTAAAACTCCGGAAAACTACTTTTTTTATATGTTGTTTTGCCAAATTATATTGATGGCAGCTTTTTCTTCGTTAGTTGTAAAAAGAATAAATTAGATTTTCTTAAAAGTAGAAATAAGAGGATTAGTACTGTACAGCTAATCAATAGATTTGTGACCAGTAAAGATTTGATGAGATATGACAGTAATAATTTCAGCTACACAAGAGTCAGTTCAATGGAAATGAGAAAGAAAATTGAGAAGAATCCAAATCTTGGAATGAGAATTGGGGGCTGATA</text:p>
      <text:p text:style-name="P7">&gt;IR32U6401CJTO8|S3-2_A68|SP-1283|Yam-Guadeloupe-DA_11-146-D.cayenensis</text:p>
      <text:p text:style-name="P7">GTTCAGGTGTGCAAAACAAAAAAAGTTGACTGTGAAGCTGGAGCATGAGGCACTGCTCGAAAAAAAATGTCGTTAGAAAAGCCAAAAGTTTTGTTTCACAAAGAAAAACCAACTTTCTGTGGTTGGATGTTAAACAAGAGAGGGCGTTACTTAAAAAAACCACAGCTAATTTGTGAAAGATTGGCTATAGCTGTTGAGCTTGGTAAGTTGGAGGACTGCATCGATAATTATgcccctgaagctagttatgcctacaaacttggcgagagatttatttcgatctacgttgatggagtggga</text:p>
      <text:p text:style-name="P7">&gt;IR32U6402IDG7K|S3-2_A68|SP-1283|Yam-Guadeloupe-DA_11-146-D.cayenensis</text:p>
      <text:p text:style-name="P7">GTTCAGGTGTGCAAACAAAAAGTTGACTGTGAAGCTGGAGCATGAGGCACTGCTCGAAAAAATGTCGTTGAAAGCCAAAGTTTGTTTCACAAGAAAACCAACTTTCTGTGGTTGGATGTTAACAAGAGAGGGCGTTCTTAAAAAACCACAGCTAATTTGTGAAAGATTGGCTATAGCTGTTGAGCTTGGTAAGTTGGAGGACTGCATCGATAATTATGCCCTTGAAGCTAGTTATGCCTACAAACTTGGCGAGAGATTATTTGATCTACTTGATGGAGTGATA</text:p>
      <text:p text:style-name="P7">&gt;IR32U6402GMUS6|S3-2_A68|SP-1283|Yam-Guadeloupe-DA_11-146-D.cayenensis</text:p>
      <text:p text:style-name="P7">GTTCAGGTGTGCAAACAAAAAGTTGACTGTGAAGCTGGAGCATGAGGCACTGCTCGAAAAAATGTCGTTGAAAGCCAAAGTTTGTTTCACAAGAAAACCAACTTTCTGTGGTTGGATGTTAACAAGAGAGGGCGTTCTTAAAAAACCACAGCTAATTTGTGAAAGAT<text:soft-page-break/>TGGCTATAGCTGTTGAGCTTGGTAAGTTGGAGGACTGCATCGATAATTATGCCCTTGAAGCTAGTTATGCCTACAAACTTGGCGAGAGATTATTTGATCTACTTGATGGAGTGGGA</text:p>
      <text:p text:style-name="P7">&gt;IR32U6402I3YSU|S3-2_A68|SP-1283|Yam-Guadeloupe-DA_11-146-D.cayenensis</text:p>
      <text:p text:style-name="P7">GTTCAGGTGTGCAAACAAAAAGTTGACTGTGAAGCTGGAGCATGAGGCACTGCTCGAAAAAATGTCGTTGAAAGCCAAAGTTTGTTTCACAGGAAAACCAACTTTCTGTGGTTGGATGTTAACAAGAGAGGGCGTTCTTAAAAAACCACAGCTAATTTGTGAAAGATTGGCTATAGCTGTTGAGCTTGGTAAGTTGGAGGACTGCATCGATAATTATGCCCTTGAAGCTAGTTATGCCTACAAACTTGGCGAGAGATTATTTGATCTACTTGATGGAGTGGGA</text:p>
      <text:p text:style-name="P7">&gt;IR32U6402G3I1V|S3-2_A68|SP-1283|Yam-Guadeloupe-DA_11-146-D.cayenensis</text:p>
      <text:p text:style-name="P7">GTTCAGGTGTGCAAACAAAAAAGTTAGACTGTGAAGCTGGAGCATGAGGCACTGCTACGAAAAAATGTCGTTGAAAGCCAAAGTTTGTTTCACAAGAAAACCAACTTTCTGTGGTTGGATGTTAACAAGAGAGGGCGTTACTTAAAAAACCACAGCTAATTTGTGAAAGATTGGCTATAGCTGTTGAGCTTGGTAAGTTGGAGGACTGCATCGATAATTATGCCCTTGAAGCTAGTTATGCCTACAAACTTGGCGAGAGATTATTTGATCTACTTGATGGAGTGGGA</text:p>
      <text:p text:style-name="P7">&gt;IR32U6402FN2WN|S3-2_A68|SP-1283|Yam-Guadeloupe-DA_11-146-D.cayenensis</text:p>
      <text:p text:style-name="P7">GTTCAGGTGTGCAAACAAAAAAGTTAGACTGTGAAGCTGGAGCATGAGGCACTGCTCGAAAAAATGTCGTTGAAAGCCAAAGTTTGTTTCACAAGAAAACCAACTTTCTGTGGTTGGATGTTAACAAGAGAGGGCGTTCTTAAAAAACCACAGCTAATTTGTGAAAGATTGGCTATAGCTGTTGAGCTTGGTAAGTTGGAGGACTGCATCGATAATTATGCCCTTGAAGCTAGTTATGCCTACAAACTTGGCGAGAGATTATTTGATCTACTTGATGGAGTGGGA</text:p>
      <text:p text:style-name="P7">&gt;IR32U6401E5BGQ|S3-2_A68|SP-1283|Yam-Guadeloupe-DA_11-146-D.cayenensis</text:p>
      <text:p text:style-name="P7">GCGTTGGTGTTAATGAATTGGCTGACAGGTTCTCAGGTAGATTTTTGTATAAATTCTTCTGTGAAGGGGCTAGGGATCAAGACATACTTGAAAATCTTCCAGGTAGACCTATTCTAGTTGAAGGTTTTGGGGAGAAAATAGGTTTTACAGCTGATGAAAAATTGGAAAGACTTTCTGGTGATCCATGGTTAAAGGGGATGCTTTTTCTTGGCTCAGATCCAGTCATGATACATGCAGAGCCAGAGATGCCTGATGTAAGTGAGGAACTTTTCAAAACACATATACCTCTTGTTACCCTTGAAGGGATTAGAGCTGAATT</text:p>
      <text:p text:style-name="P7">&gt;IEGWB1302G35JW|S2-8_A69|I-GH409Da-t/CF11BDX|I-GH409Da-t/CF11BDX</text:p>
      <text:p text:style-name="P7">ATTAAGTTTCGCCATAATGAGATTTACGGGTGAAGCAAGCACCTTCCTTTTCAACACTATGGCCAACATGTTATTCACATTTTTGCGCTACGATATCAATGGCCATGAGTCAATCTGCTTTGCTGGAGATGATATGTGTGCAAACAAAACGGTTAACTGTGAAGCTGGAACATGAAGCATTACTTGAAAAGATGTCACTGAAAGCAAAAGTCTGTTTCACCAGAAACCAACCTTTTGTGGCTGGATGTTAACTAAGAGAAGGTAGTTCGTCAAGAAACCAGAATTAATTTGTGAAAGGTTGGCTATAGCTGTTGTAACGTTTGGCAAGCTCGAGGACGTGTATTGACAATTACGCACTTGAGGCTAGCATTAGTG</text:p>
      <text:p text:style-name="P7">&gt;IEGWB1301DA2NH|S2-8_A69|I-GH409Da-t/CF11BDX|I-GH409Da-t/CF11BDX</text:p>
      <text:p text:style-name="P7">AGGGGTTGGCTATCGCTGTTGAGCTTGGCAAACTAGAAGATTGCATTGACAATTATGCACTTGAAGCCAGCTATGCATACAAACTTGGGGAAAGACTTTTTGATCTGCTTGACGAAGTAGAAATGAAGAATCATTTTCAATGTGTGAGATTTCTAATTGAGAAGAATTGGATGATGAAATCAGAAGCAAGAAATATTTTAAGAATGGTGGA</text:p>
      <text:p text:style-name="P7">&gt;IEGWB1302GJZ6Z|S2-8_A69|I-GH409Da-t/CF11BDX|I-GH409Da-t/CF11BDX</text:p>
      <text:p text:style-name="P7"><text:soft-page-break/>ATTAAGT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&gt;IEGWB1302JIX2P|S2-8_A69|I-GH409Da-t/CF11BDX|I-GH409Da-t/CF11BDX</text:p>
      <text:p text:style-name="P7">ATTAAGTTTCGCCATAATGAGATTTACGGGTGAAGCAAGCACCTTCCTTTTCAACACTATGGCCAACATGTTATTCACTATTTTTGCGCTACGATATCAATGGCCATGAGTCAATCTGCTTTGCTGGAGATGATATGTGTGCAAAACAAAAGGTTAACTGTGAAGCTGGAACATGAAGCATTACTTGAAAAGNTGTCACTGAAAGCAAAAGTCTGTTTCACCAGAAAACCAACCTTTGTGGCTGGATGTTAAACAAGAGAAGGTGTTCTCAAGAAACCAGAATTAATTTGTGAAAGGTTGGCTATAGCTGTTGAACTTGGCAAGCTCGAGGACTGTATTGACAATTACGCACTTGAGGCTAGCATTAGTT</text:p>
      <text:p text:style-name="P7">&gt;IEGWB1302FWSFE|S2-8_A69|I-GH409Da-t/CF11BDX|I-GH409Da-t/CF11BDX</text:p>
      <text:p text:style-name="P7">ATTAAGTTTCGCCATAATGAGATTTACGGGTGAAGCAAGCACCTTCCTTTTCAACACTATGGCCAACATGTTATTCACAT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</text:p>
      <text:p text:style-name="P7">&gt;IEGWB1302I8FN4|S2-8_A69|I-GH409Da-t/CF11BDX|I-GH409Da-t/CF11BDX</text:p>
      <text:p text:style-name="P7">TGATCATACGCGGACTTATCAATTAATTGCCATTAGTGCTTCTCTTGCTGCCTTACTCTTCATTTTGACTAGGAGCACTTTACCGCACGTTGGAGACAATCTGCATCATTTGCCACACGGCGGTCACTATCAGGACGGCACTAAGAGAGTGACTTATAGGGGTCCAAGTTCCAATTTTCCAAGTTCAAATCTTCTTAAAGGTCCTAACACTTTCTGGGTCCTTTCTTGCTGTTTGGACTATAATCTGTCTATTGCATGTCTTCAACAGAACCACTCACCGTCATTTTGAGTTTTCATAGCTGTTCTAGTTGCACTTCTAGCTCTCAATAGTTT</text:p>
      <text:p text:style-name="P7">&gt;IEGWB1302HOJ84|S2-8_A69|I-GH409Da-t/CF11BDX|I-GH409Da-t/CF11BDX</text:p>
      <text:p text:style-name="P7">gcgCTACGATATCAATGGCCATGAGTCAATCTGTCTTTGCTGGAGATGATATGTGTGACAAACAAAAGGTTAACTGTGAAGCGTGGAACATGAAGCATTACTTAGAAAAGATGTCACTGAAAGCAAAAGTCTGTTTCACCAGAAAACCAACCTTTTGTGGCTGGATGTTAACAAGAGAAGGTGTTCTCAAGAAACCAGAATTAATTTGTGAAAGGTTGGCTATAGCTGTTGAACTTGGCAAGCTCGAGGACTGTATTGACAATTACGCACTTGAGGCTAGCATTAGTT</text:p>
      <text:p text:style-name="P7">&gt;IEGWB1302H8BGV|S2-8_A69|I-GH409Da-t/CF11BDX|I-GH409Da-t/CF11BDX</text:p>
      <text:p text:style-name="P7">tatagttttgtgcgtcttaaaaacttttcttcagagccgatcacagataaacatgtgctgtggaattcattccgtgngaaagaaaaatggatctactttctctctatttaatttacacaattgcccaaaaaggcaactgttgaaattaaataaggatgaaggtatttacttatcccgtgaatccatgcatgcctcattcgcatcctgtttgcaaaacttctggaaaattatttttttattacgtcgttttaccaaattatattgatggtagctttttctttgttagttgtaaaagaacaaattagattttctcaaaagtaggaataaaagaattagtactgtgcagttaattaatagatttgtaactagtaaagacttgttaagatacgacagtaacaatttcagctacacaagagttagctcaatcgaaatgaagaaaaaaaattagagaagaatccaaaccTTGGAGTAAGAATT</text:p>
      <text:p text:style-name="P7">&gt;IEGWB1302FYBCN|S2-8_A69|I-GH409Da-t/CF11BDX|I-GH409Da-t/CF11BDX</text:p>
      <text:p text:style-name="P7"><text:soft-page-break/>ATTAAGTTCGCCATAATGAGTATTTACGGGTGAAGCAAGCACCTTCCTTTCAACACTATGGCCAACACGTTATTCACATTTTTGCGCTACGATATCAATGGCCATGAGTCAATCTGCTTTGCTGGAGATGATATGTGTGCAAACAAAAGGTTAACTGTGAAGCTGGAACATGAAGCATTACTTGAAAAGATGTCACTGAAAGCAAAAGTCTGTTTCACTAGAAAACCAACCTTTTGTGGCTGGATGTTAACAAGAGAAGGTGTTCTCAAGAAACCAGAATTAATTTGTGAAAGGTTGGCTATAGCTGTTGAACTTGGCAAGCTCGAGGACTGTATTGACAATTACGCACTTGAGGCTAGCATTAGTT</text:p>
      <text:p text:style-name="P7">&gt;IEGWB1302I70ZN|S2-8_A69|I-GH409Da-t/CF11BDX|I-GH409Da-t/CF11BDX</text:p>
      <text:p text:style-name="P7">ATTAAGTTTCGCCATAATGAGATTTACGGGTGAAGCAAGCACCTTCCTTTTCAACACTATGGCCAACATGTTATTCACATTTTTGCGCTACGATATCAATGGCCATGAGTCAATCTGCTTTGCTGGAGATGATATGTGTGC</text:p>
      <text:p text:style-name="P7">&gt;IEGWB1302I1SFK|S2-8_A69|I-GH409Da-t/CF11BDX|I-GH409Da-t/CF11BDX</text:p>
      <text:p text:style-name="P7">TGAAAGTGTGATAAATGAT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CGATTTGTGAAAGGTTGGCTATAGCTGTTGAACTTGGCAAGCTCGAGGACTGTATTGACAATTACGT</text:p>
      <text:p text:style-name="P7">&gt;IEGWB1302HEJBF|S2-8_A69|I-GH409Da-t/CF11BDX|I-GH409Da-t/CF11BDX</text:p>
      <text:p text:style-name="P7">ccgtttaatatgcagtcaagagtncctatagtttgtagcttgtagttagtccctaatagaagtaatttaagtaaatacaatgaaagtagtgataaatagattatgtttacattaagactcgacttgggctcaaaacttggaagtttcgccataatgagatttacggtgAAGCAAGCACCTTCCTTTCTAACACTATGGCCAACATGTTATTCACATTTTTGTCGATACGATATCAATGGTCATGAGTCAATCTGCTTTGCTGGAGATGATATGTGTGCAAACAAAAGGTTAACTGTGAAGCTGGAACATGAAGCATTACTTGAAAAGATGTCACTGAAAGCAAAAGTCTGTTTCACCAGAAAACCAACCTTTTGTGGCTGGATGTTAACAAGAGAAGGTGTTCTCAAGAAGCCAGAATTGATTTGTGAAAGGTTGGCTATAGCTGTTGAACTTGGCAAGCTCGAGGACTGTATTGACAATTACGT</text:p>
      <text:p text:style-name="P7">&gt;IEGWB1302HB9AH|S2-8_A69|I-GH409Da-t/CF11BDX|I-GH409Da-t/CF11BDX</text:p>
      <text:p text:style-name="P7">ATTAAGTTTCGCCATAATGAGATTTACGGGTGAAGCAAGCACCTTCCTTTTCAACACTATGGCCAACATGTTATTCACATTTTTTGCGCTACGATATCAATGGCCATGAGTCAATCTGCTTTGCTGGAGATGATATGTGTGCAAACAAAAGGTTAACTGTGAAGCTGGAACATGAAGCATTACTTGAAAAGNTGTCACTGAAAGCAAAGTCTGTTTCACCAGAAAACCACCTTTTGNGGCTGGATGTTAACAAGAGAAGGTGTTCTACAAGAAACC</text:p>
      <text:p text:style-name="P7">&gt;IEGWB1302HS33Y|S2-8_A69|I-GH409Da-t/CF11BDX|I-GH409Da-t/CF11BDX</text:p>
      <text:p text:style-name="P7">AGTCCGGCGTTTGCACAGAATCTGATTACGAAACCTTTGATGCTAGTCAAGATGCCATAGTTTTGAGCTTTGAGTTAGCCCTAATGAAGTATTTAGAAATCAATGAAAGTGTGATAAATGATTATGTTTACATTAAGACTCACTTGGGCTCAAAACTTGGAAGTTTCGCCATAATGAGATTTACGGGTGAAGCAAGCACCTTCCTTTTCAACACTATGGCCAACATGTTATTCACATTTTTGCGATACGATATCAATGGTCATGAGTCAATCTGCTTTGCTGGAGATGATATGTGTGCAAACAAAAGGTTAACTGTGAAGCTGGAACATGAAGCATTACTTGAAAAGATGTCACTGAAAGCAAAAGTCTG</text:p>
      <text:p text:style-name="P7">&gt;IEGWB1302IPDXW|S2-8_A69|I-GH409Da-t/CF11BDX|I-GH409Da-t/CF11BDX</text:p>
      <text:p text:style-name="P7"><text:soft-page-break/>ATTAAGTTTCGCCATAATGAGATTTACGGGTGAAGCAAGCACCTTCCTTTTCTAACACTATGGCCAACATGTTATTCACATTTTTGCGATACGATATCAATGGTCATGAGTCAATCTGCTTTGCTGGAGATGATATGTGTGCAAACAAAAGGTTAACGGTGAAGCTGGAACATGAAGCATTACTTGAAAAGATGTCACTGAAAGCAAAAGTCTGTTTCACCAGAAAACCAACCTTTTGTGGCTGGATGTTAACAAGAGAAGGTGTTCTCAAGAAGCCAGAATTGATTTGTGAAAGGTTGGCTATAGCTGTTGAACTTGGCAAGCTCGAGGACTGTATTGACAATTACGCACTTGAGGCTAGCATTAGTT</text:p>
      <text:p text:style-name="P7">&gt;IEGWB1301BDCXG|S2-8_A69|I-GH409Da-t/CF11BDX|I-GH409Da-t/CF11BDX</text:p>
      <text:p text:style-name="P7">GCACATCTGCGCGGAATGGGAGGACAAACTGCAGGTTCCAAGTGATAAGTTTGTGAAGATTGCTCTCGAGATCTGCTGGAGGTGTGCACACACATCCTACTCGTCTGAGGTTAATCTAGGGTCAAAACAAATTGAAGGGTATGAACCTGAGGATCTCATCTCCTGCATTGAGAGCAAGTGCTACTTGAGGCAGTTTGGAAGATTTTTTTGCAAACTTCACGTGGAACAAAATGGGAAA</text:p>
      <text:p text:style-name="P7">&gt;IEGWB1301BEHDN|S2-8_A69|I-GH409Da-t/CF11BDX|I-GH409Da-t/CF11BDX</text:p>
      <text:p text:style-name="P7">CCGACTAACCTGTTTGCTACTTTCTAAATTTAGTAACTTTAAAAGTACGAAAGTACAAAAGGTAGGACAAAGTTAAGATTGAAAACATTTTCCCTTCAGAACCTGTTGGGCAAGTTATCTGCCTTGATTCCGAGGTGGAAAGTCTGTGCAAGAGTTACTGTTTGGATTACTTGACTCCCTGTGAGGCGCAAGGTAAAACTTTCAAGGAGGTCACTGTTCTCGCTTCAACTTTACTTTGTGAGATCCCAAGAGTGCCGCTATACATAGCTTTGACTAGGCATAGCGATCTGCTGCTCATTCTGACTCCTTATCCCAACAATGCCATTGGTAGCACCTCCTGATCATACGCGAACTTATCAATTAATTGCTATTGGTGCTTCTCTTGCTGCCTTACTCTTCATTTTGACTAGGAGCACTTTACCGCACGCA</text:p>
      <text:p text:style-name="P7">&gt;IEGWB1301APXDH|S2-8_A69|I-GH409Da-t/CF11BDX|I-GH409Da-t/CF11BDX</text:p>
      <text:p text:style-name="P7">ATGAGGTGGAAAGAAGGGAGCATGTCGAGGAGTA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CGACCCCCAGCCAAGTGGGAACAAGTGACTAT</text:p>
      <text:p text:style-name="P7">&gt;IEGWB1301DHUF2|S2-8_A69|I-GH409Da-t/CF11BDX|I-GH409Da-t/CF11BDX</text:p>
      <text:p text:style-name="P7">TCCGACGTGAGTCGTGGAGTTAAACCGAAAAC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TGCAAACTTCACGTGGAAACAAAATGAGAAA</text:p>
      <text:p text:style-name="P7">&gt;IEGWB1301BIC5V|S2-8_A69|I-GH409Da-t/CF11BDX|I-GH409Da-t/CF11BDX</text:p>
      <text:p text:style-name="P7">CCGATAACCTGTTTGCTACTTTCAAATTTGAACTTTAAAGTACGAAAGTACAAAAGGTAGGACAAAGTTAAGATTGAAAACATTTTCCCTTCAGAACCTGTTGGGCAAGTTATCTGCCTTGATTCCGAGGTGGAAAGTCTGTGCAAGAGTTACTGTTTGGATTACTTGACTCCCTGTGAGGCGCAAGGTAAAACTTTCAAGGAGGTCACTGTTCTCACTTCAACTTTACTTTGTGAGATTCCAAGAGTGCCGCTATACATAGCTTTGACTAGGCATAGCGATCT<text:soft-page-break/>GCTGCTCATTCTGACTCCTTATCCCAACAATGCCATTGGTAGCACCTCCTGATCATACGCGAACTTATCAATTAATTGCTATTGGTGCTTCTCTTGCTGCCTTACTCTTCATTTTGACTAGGAGCACTTTACCGCACGCA</text:p>
      <text:p text:style-name="P7">&gt;IEGWB1301DE1XX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1BP6RG|S2-8_A69|I-GH409Da-t/CF11BDX|I-GH409Da-t/CF11BDX</text:p>
      <text:p text:style-name="P7">ATGAGGTGGAAAGAAGGGAGCATGTCGAGGAGTACAAACCGAAAAATAGAGAGGTTAAAAATACAAGAAAGAGATGTTGGATGAAATTCCTGAATTTGAGTCATTTGACAATATTATCTCTGAAAATGAGTTTGATGACATCTGTGCTGAATGGAAAGACAAGCTGCAAGTTCCAAGTGACAAATTTGTGAAGATTGCTCTAGAGATTTGCTGGAGGTGTGCACACACATCCTACTCTTCTGAGGTTAACCTGGGGTCAAAGCAAATCGAAGGGTATGAACCTGAAGACCTCATCTCCTGCATTGAGAGCAAATGCTATCTGAGGCAATTTGGAAAATTCTTTGCAAACTTCACATGGAACAAAATGAGGAAGGAGGACAGACCCCCAGCCAAGTGGGAACAAGTGACTAT</text:p>
      <text:p text:style-name="P7">&gt;IEGWB1301BODF9|S2-8_A69|I-GH409Da-t/CF11BDX|I-GH409Da-t/CF11BDX</text:p>
      <text:p text:style-name="P7">CCGATAACCTGTTTGCTACTTTCAAATTTGAACTTTAAAGTCGAAAGT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</text:p>
      <text:p text:style-name="P7">&gt;IEGWB1301D7553|S2-8_A69|I-GH409Da-t/CF11BDX|I-GH409Da-t/CF11BDX</text:p>
      <text:p text:style-name="P7">ATGA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1BEQBR|S2-8_A69|I-GH409Da-t/CF11BDX|I-GH409Da-t/CF11BDX</text:p>
      <text:p text:style-name="P7">ATGAGGTGGAAAGAAGGGAGCATGTCGAGAGTCAAACCGAAAAATGAGAGGTTAAAAATCAAGAAAGAGATGTTGGATGAAATTCCTGAATTTGAGTCATTTGACAATATTATCTCTGAAAATGAGTTTGATGACATCTGTGCTGAATGGAAAGACAAGCTGCAAGTTCCAAGTGACAAATTTGTGAAGATTGCTCTAGAGATTTGCTGGAGGTGTGCACACACATCCTACTCTTCTGAGGTTAACCTGGGGTCAAAGCAAATCGAAGGGTATGAACCTGA<text:soft-page-break/>AGACCTCATCTCCTGCATTGAGAGCAAATGCTATCTGAGGCAATTTGGAAGATTCTTTGCAAACTTCACATGGAACAAAATGAGGAAGGAGGACAGACCCCCAGCCAAGTGGGAACAAGTGACTAT</text:p>
      <text:p text:style-name="P7">&gt;IEGWB1302FLCTS|S2-8_A69|I-GH409Da-t/CF11BDX|I-GH409Da-t/CF11BDX</text:p>
      <text:p text:style-name="P7">TTCATTTAACCATGTGAAGTTTGCAAATGCTATCTGAGGCAATTTGGAAGATTCTTTGCAAACTTCACATGGAACAAAATGAGGAAGGAGGACAGACCCCCAGCCAAGTGGGAACAAGTGACTATTGAAAGGTATGCAATGGCTGCCTTTGAGTGCATCGATGCAGTTGGTTCTGCTGGGGCTTTGGAACCAGAGGAAGGAGTCATCAAACCACCGACACAGAAGTTACTCAGGGTTGCCATGCAAATCAAGGAAAACAAACTCATGAAAGCTGACAACCTAGAAGTTAAAAGCGGTTCAACAAGCTCATACATCACTGGTGGAAGAGTAGCGT</text:p>
      <text:p text:style-name="P7">&gt;IEGWB1302HP3EC|S2-8_A69|I-GH409Da-t/CF11BDX|I-GH409Da-t/CF11BDX</text:p>
      <text:p text:style-name="P7">TCCGAGTGAGTCGTGGAGTTAAACCGAAAAGCGACAGGCTTAAGATCAAGAAAGAAATGCTGGATGAAATCTCTGTAGTTTGAATCATTTGACAATGTTATTTCTGAAAGTGAGTTTGATGACATCTGCGCGGAATGGAAGGACAAACTGCAGGTTCCAAGTGATAAGTTTGTGAAGATTGCTCTCGAGATCTGCTGGAGGTGTGCACACACATCCTACTCTTCTGAGGTTAATCTAGGGTCAAAACAAATTGAAGGGTATGAACCTGAGGATCTCATCTCCTGCATTGAGAGCAAGTGTTACTTGAGGCAGTTTGGAAGTATTTTTTGCAAACTTCACGTGGAACAAAATGAGAAA</text:p>
      <text:p text:style-name="P7">&gt;IEGWB1302HKPHL|S2-8_A69|I-GH409Da-t/CF11BDX|I-GH409Da-t/CF11BDX</text:p>
      <text:p text:style-name="P7">AGTGGTTTGACCTGATCTTATTCCATGTTAGGGGTGCTGAAATGCCGCCTATTTTGCTTGCTGGCGATCCATTGCAAAGTGACTATGATTCTCAAAGCGATAGGCTCAACTTGGAAGAGCTTGGTAGGGACATTGACAATGTTTTGAGAGGTAAATCATACTGTTACAATGTCTTGTCCAGAAGGTTTCAAAATCAAATTTTTAATAAAAGAATTCCAGGGCATCTTAAAATTGATAACGCATTGGTGAAGGAATGGAATTTCATTAGTCTGGACAGTTTTGCCAAGAGCAGTGGAATTGATGCATTACTGGTTTCAAGTTTCAATAGAAAAAAAAAGCTATGCTTGTGTACTTCAGG</text:p>
      <text:p text:style-name="P7">&gt;IEGWB1301D0V97|S2-8_A69|I-GH409Da-t/CF11BDX|I-GH409Da-t/CF11BDX</text:p>
      <text:p text:style-name="P7">AGTGGTTTGACCTGATCTTATTCCATGTTAGGGGTGGCTGAAATGCCGCCTATTTTGTCTTGCTGGCGATCCATTGCAAAGTGACTATGATTCTCAAAGCGATAGGCTCAACTTGGAAGAGCTTGGTAGGGACATTGACAATGTTTTGAGAGGTAAATCATACTGTTACAATGTCTTGTCCAGAAGGTTTCAAAATCAAATTTTTAATAAAAGAATTCCAGGGCATCTTAAAATTGATAACGCATTGGTGAAGGAATGGAATTTCATTAGTCTGGACAGTTTTGCCAAGAGCAGTGGAATTGATGCATTACTGGTTTCAAGTTTCAATGAAAAAAAAAGCTAATGCTTGTGTACTTCAGG</text:p>
      <text:p text:style-name="P7">&gt;IEGWB1301D1JMP|S2-8_A69|I-GH409Da-t/CF11BDX|I-GH409Da-t/CF11BDX</text:p>
      <text:p text:style-name="P7">AGTGGTTTGACCTGATCTTATTCCATGTTAGGGGTGCTGAAATGCCGCCTATTTTGCTTGCTGGCGATCCATTGCGAAGTGACTATGATTCTCAAAGCGATAGGCTCAACTTGGAAGAGCTTGGTAGGGACATTGACAATGTTTTGAGAGGTAAATCATACTGTTACAATGTCTTGTCCAGAAGGTTTCAAAATCAAATTTTTAATAAAAGAATTCCAGGGCATCTTAAAATTGATAACGCATTGGTGAAGGAATGGAATTTCATTAGTCTGGACAGTTTTGCCAAGAGCAGTGGAATTGATGCATTACTGGTTTCAAGTTTCAATAGAAAAAAAAAGCTATGCTTGTGTACTTCAGG</text:p>
      <text:p text:style-name="P7">&gt;IEGWB1301AZSY3|S2-8_A69|I-GH409Da-t/CF11BDX|I-GH409Da-t/CF11BDX</text:p>
      <text:p text:style-name="P7">ATGAGGTGGAAAGAAGGGAGCATGTCGAGGAGTCAAACCGAAAAATGAGAGGTTAAAAATCAAGAAAGAGATGTTGGATGAAATTCCTGAATTTGAGTCATTTGACAATATT<text:soft-page-break/>ATCTCTGAAAATGAGTTTGATGACATCTGTGCTGAATGGAAAGACAAGCTGCAAGTTCCAAGTGACAAATTTGTGAAGATTGCTCTAGAGATTTGCTGGAGGTGTGCACACACATCCTACTCTTCTGAGGTTAACCTGGGGTCAAAGTAAATCGAAGGGTATGAACCTGAAGACCTCATCTCCTGCATTGAGAGCAAATGCTATCTGAGGCAATTTGGAAGATTCTTTGCAAACTTCACATGGAACAAAATGAGGAAGGAGGACAGACCCCCAGCCAAGTGGGAACAAGTGACTAT</text:p>
      <text:p text:style-name="P7">&gt;IEGWB1301EAHA2|S2-8_A69|I-GH409Da-t/CF11BDX|I-GH409Da-t/CF11BDX</text:p>
      <text:p text:style-name="P7">caaagttaagattgaaaacattttCCCTTCAGAACCTGTTGGGCAAGTTATCTGCCTTGATTCCGAGGTGGAAAGTCTGTGCAAGAGTTACTGTTTTGGATTACTTGACTCCCTGTGAGGCGCAAGGTAAAACTTTCAAGGAGGTCACTGTTCTCACTTCAACTTTACCTTGTGAGATTCCAAGAGTGCCGCTATACATAGCTTTGACTAGGCATAGCGATCTGCTGCTCATTCTGACTCCTTATCCCAACAATGCCATTGGTAGCACCTCCTGATCATACGCGAACTTATCAATTAATTGCTATTGGTGCTTCTCTTGCTGCCTTACTCTTCATTTTGACTAGGAGCACTTTACCGCACGCA</text:p>
      <text:p text:style-name="P7">&gt;IEGWB1301CHQDO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CGGAACAAAATGAGGAAGGAGGACAGACCCCCAGCCAAGTGGGAACAAGTGACTAT</text:p>
      <text:p text:style-name="P7">&gt;IEGWB1301CPGEW|S2-8_A69|I-GH409Da-t/CF11BDX|I-GH409Da-t/CF11BDX</text:p>
      <text:p text:style-name="P7">ATGAGGTGGAAAGAAGGGAGCATGTCGAGGAGTCAAACCGAAAAATAGAGAGGTTAAAAATA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TGCAAACTTCACATGGAACAAAATGAGGAAGGAGGACAGACCCCCAGCCAAGTGGGAACAAGTGACTAT</text:p>
      <text:p text:style-name="P7">&gt;IEGWB1301B4WST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GCAAACTTCACGTGGAACAAAATGAGAAA</text:p>
      <text:p text:style-name="P7">&gt;IEGWB1301AGQ8V|S2-8_A69|I-GH409Da-t/CF11BDX|I-GH409Da-t/CF11BDX</text:p>
      <text:p text:style-name="P7">tccgagtgagtcgtggaGTTAAACCGAAAAGCGACAGGCTTAAGATCAAGAAAGAAATGCTGGATGAAATCTCTGACGTTTGAATCATTTGACAATGTTATTCTGAAAGTGAGTTTGATGACATCTGCGCGGAATGGAAGGACAAACTGCAGGTTCCAAGTGATAAGTTTGTGAAGATTGCTCTCGAGATCTGCTGGAGGTGTGCACACACATCCTACTCTTCTGAGGTTAAT<text:soft-page-break/>CTAGGGTCAAAACAAATTGAAGGGTATGAACCTGAGGATCTCATCTCCTGCATTGAGAGCAAGTGTTACTTGAGGCAGTTTGGAAGTATTTTTGCAAACTTCACGTAGGAACAAATGAGAA</text:p>
      <text:p text:style-name="P7">&gt;IEGWB1301BSHO6|S2-8_A69|I-GH409Da-t/CF11BDX|I-GH409Da-t/CF11BDX</text:p>
      <text:p text:style-name="P7">AGGGCATCTTAAGATCGATAATGCATTGGTCAAGGAATGGAATTTTATCAGTCTGGATACTTTCGCTAAAAGCAGTGGAATTGATGCATTACTAGTCTCAAGTTTTAATGAAAAGAAGGCAATGCTGGTGTATTTCAGGGGCCCGATTTTAACATTCGGTGAATCAACAGGTCTCACATTCAATTCTGTTGCTATACTCATTTCAGCTGATTCAGTGCATGTTAAAGAGGA</text:p>
      <text:p text:style-name="P7">&gt;IEGWB1301CDMS7|S2-8_A69|I-GH409Da-t/CF11BDX|I-GH409Da-t/CF11BDX</text:p>
      <text:p text:style-name="P7">TCCGAGTGAGTCGTGGAGTTAAACCGAAAAGACGACAGGCTTAAGATACAAGAAAGAAATGCTGGATGAAATCTCTGAGTTTGAATCATTTGACAATGTTATTTCTGAAAGTGAGTTTGATGACATCTGCGCGGAATGGAAGGACAAACTGCAGGTTCCAAGTGATAAGTTTGTGAAGATTGCTCTCGAGATCTGCTGGAGGTGTGCACACACATCCTGCTCTTCTGAGGTTAATCTAGGGTCAAAACAAATTGAAGGGTATGAACCTGAGGATCTCATCTCCTGCATTGAGAGCAAGTGTTACTTGAGGCAGTTTGGAAGTATTTTTTGCAAACTTCACGTGGAACAAAATGAGAAA</text:p>
      <text:p text:style-name="P7">&gt;IEGWB1301B3T33|S2-8_A69|I-GH409Da-t/CF11BDX|I-GH409Da-t/CF11BDX</text:p>
      <text:p text:style-name="P7">AGTGGTTTGTACCTGATCTTATTCCATGTTAGGGGTGCTGAAATGCCGCCTATTTTGTCTTGCTGGCGATCCATTGCAAAGTGACTATGATTCTCAAAGCGATAGGCTCAACTTGGAAGAGCTTGGTAGGGACATTGACAATGTTTTTGAGAGGTAAATCATACTGTTACAATGTCTTGTCCAGAAGGTTTCAAAATCAAATTTTTAATAAAAGAATTCCAGGGCATCTTAAAATTGATAACGCATTGGTGAAGGAATGGAATTTCATTAGTCTGGACAGTTTTGCCAAGAGCAGTGGAATTGATGCATTACTGGTTTCAAGTTTCaatataaaaaaaagctaatgcttgtgtacttcagg</text:p>
      <text:p text:style-name="P7">&gt;IEGWB1301AHZ9U|S2-8_A69|I-GH409Da-t/CF11BDX|I-GH409Da-t/CF11BDX</text:p>
      <text:p text:style-name="P7">TGCTGGCGATCCATTGCAAAGTGACTATGATTCTCAAAGCGATAGGCTCAACTTGGAAGAGCTTGGTAGGGACATTGACAANGTTTTGAGAGGTAAATCATACTGTTACAATGTCTTGTCCAGAAGGTTTCAAAATCAAAGTTTTTAATAAAAGAATTCCAGGGCATCTTAAAATTGATAACGCATTGGTGAGGGAATGGAATTTCATTAGTCTGGACAGTTTTGCCAAGAGCAGTGGAATTGATGCATTACTGGTTTCAAGTTTCAATGAAAAAAAAAGCTATGCTTGTGTACTCCAGG</text:p>
      <text:p text:style-name="P7">&gt;IEGWB1301BLL58|S2-8_A69|I-GH409Da-t/CF11BDX|I-GH409Da-t/CF11BDX</text:p>
      <text:p text:style-name="P7">GCACATCTGCGCGGAATGGGAGGACAAACTGCAGGTTCCAAGTGATAAGTTTGTGAAGATTGCTCTCGAGATCTGCTGGAGGTGTGCACACACATCCTACTCGTCTGAGGTTAATCTAGGGTCAAAACAAATTGAAGGGTATGAACCTGAGGATCTCATCTCCTGCATTGAGAGCAAGTGCTACTTGAGGCAGTTTGGAAGATTTTTTGCAAACTTCACGTGGAACAAAATGGGAAA</text:p>
      <text:p text:style-name="P7">&gt;IEGWB1301EXTAJ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GTCTCCTGCATTGAGAGCAAATGCTATCTGAGGCAATTTGGAAGATTCT<text:soft-page-break/>TTGCAAACTTCACATGGAACAAAATGAGGAAGGAGGACAGACCCCCAGCCAAGTGGGAACAAGTGACTAT</text:p>
      <text:p text:style-name="P7">&gt;IEGWB1301BP1TV|S2-8_A69|I-GH409Da-t/CF11BDX|I-GH409Da-t/CF11BDX</text:p>
      <text:p text:style-name="P7">TCATGGGTGGCCGCTATCAGGACGGTACAAAAAGAGTAACTTATAGGGGTCCAAGTTCCAATTTCCCAAGCTCAAATCTCTTCAAAAGTTCTAACACTTTTCTGGGCTTTTTCTCGCTGTCTGGACCATTGTTTGCCTATTGCATGTCTTTTAAACAGAACCACTCACCGTCATTTTTGAGTTTCATAGCTGTTCTAGTTGCACTTCTAGCTCTCAATAAGTTTGTTTAATAGTAAATAATAATTGCATCATAATAATTGATGGTTTCTTCTGTTTCAATTTCTGGCTGTGAAATAACAAAAGAGTTTNTTGAAATTCTTCCAAGGCTCAAGGCTTTCAAGCATTAGAAAGT</text:p>
      <text:p text:style-name="P7">&gt;IEGWB1301BKL5T|S2-8_A69|I-GH409Da-t/CF11BDX|I-GH409Da-t/CF11BDX</text:p>
      <text:p text:style-name="P7">gtttgatgacata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1BWWA0|S2-8_A69|I-GH409Da-t/CF11BDX|I-GH409Da-t/CF11BDX</text:p>
      <text:p text:style-name="P7">TGACATCTGTGCTGAATGGAAAGACAAGCTGCAAGTTCCAAGTGACAAATTTGTGAAGATTGCTCTAGAGATTTGCTGGAGGTGTGCACACACATCCTACTCTTCTGAGGTTAACCTGGGGTCAAAGCAAATCGAAGGGTATGAACCTGAAGACCTCATCTCCTGCATTGAGAGCAAATGCTATCTGAGGCAATTTGGAAGATTCTTTTGCAAACTTCACATGGAACAAAATGAGGAAGGAGGACAGACCCCCAGCCAAGTGGGAACAAGTGACTAT</text:p>
      <text:p text:style-name="P7">&gt;IEGWB1302G4GSR|S2-8_A69|I-GH409Da-t/CF11BDX|I-GH409Da-t/CF11BDX</text:p>
      <text:p text:style-name="P7">TTCATTTAACCATGTGAAGTTTGCAAATGCTATCTGAGGCAATTTGGAAGATTCTTTGCAAACTTCACATGGAACAAAATGAGGAAGGAGGACAGACCCCCAGCCAAGTGGGAACAAGTGACTATTGAAAGGTATGCAATGGCTGCCTTTGGGTGCATCGATGCAGTTGGTTCTGCTGGGGCTTTGGAACCAGAGGAAGGAGTCATCAAACCACCGACACAGAAGTTACTCAGGGTTGCCATGCAAATCAAGGAAAACAAACTCATGAAAGCTGACAACCTAGAAGTTAAAAGCGGTTCAACAAGCTCATACATCACTGGTGGAAGAGTAGCGT</text:p>
      <text:p text:style-name="P7">&gt;IFTYA1L02IGJGE|S2-1_A96|I-BJ398Dr-5/3|I-BJ398Dr-5/3</text:p>
      <text:p text:style-name="P7">AACTGTGCCCTTTCAAATAAGATCAAGAAGTGCTACCCTATCAGTTTTGACGTGGTTATGAGAATTTACAGATACAGTCAGACGATTAAGAAGATTGATGTTAATTCATTGATTTCAAAATTCAGCCAATTGGTCCCAAATTGCACATCAGCTGAGATGCATTTTGCAATGGATTTCGCTAATCTTCTACTCAAGACTAAACCATGTCATGATCTATTTAGCAGCACAAAAATATCTGATGCCATTCACAGCTTTGAGTCAAAATTTCCTTTGTGGATTGCTCAAAAAATGCCAGGGTTCATGAGTGTTGAAACTTCCAAATTCATAAACAGTCTTGCTCCCTTTTCCTTCACCATAGAGACCACAACTTTAAGTATGGATGATCCTGTCTTGATTGATACAAACTTGGACATAACTGAGCTTCACGGGGCCAAGGACATAGTGAATAATATGGATgac</text:p>
      <text:p text:style-name="P7">&gt;IFTYA1L02GEVVB|S2-1_A96|I-BJ398Dr-5/3|I-BJ398Dr-5/3</text:p>
      <text:p text:style-name="P7">AATCCTACTGGCCGGGGATCCATTGCAGAGTGATTATGACTCTCAAAGTGATAGAATGAATCTGGAGGAGTTGGGCAGAGACATAGATAATGTGTTGAGGGGGAGGTCTTATTGCTATAACGTCCTGTCTAGAAGATTCCAGAACAACCGATGTTCCTCAAGAGAATTCCTGGGCATCTCAAAATAGACAGTGCTTTGACAAAGGAATGGAGCTTTATAAGTCTGGATAGCTTTGCCAAAAGCACTGGTATTGATGCACTGCTGGTGTCAAGCTTCAATGAAAAGAAGGCCATGCTCCTATATTTCAAGGGACCCATTTTGACTTTTGGTGAGTCAACTGG<text:soft-page-break/>CCTAACCTTTAATTCTGTGGCGATACTGATTTCTGCTGATTCAGTTCATGTTAATGAAAGAAGATGGATAACGGCGGCAAG</text:p>
      <text:p text:style-name="P7">&gt;IEGWB1301DVA31|S2-8_A69|I-GH409Da-t/CF11BDX|I-GH409Da-t/CF11BDX</text:p>
      <text:p text:style-name="P7">AGGGCATCTTAAGATCGATAATGCATTGGTCAAGGAATGGAATTTTATCAGTCTGGATACTTTCGCTAAAAGCAGTGGAATTGATGCATTACTAGTCTCAAGTTTTAATGAAAAGAAGGCAATGCTGGTGTATTTCAGGGGCCCGATTTTAACATTCGGTGAATCAACAGGTCTCACATTCAATTCTGTTGCTATACTCATTTCAGCTGATTCAGTGCATGTTAAAGAGGA</text:p>
      <text:p text:style-name="P7">&gt;IEGWB1302HGU6G|S2-8_A69|I-GH409Da-t/CF11BDX|I-GH409Da-t/CF11BDX</text:p>
      <text:p text:style-name="P7">ATGTGGTGGAAAGAAGGGAGCATGTCGAGGAGTCAAACCGAAAAATGANAGGTTAAAAATCAAGAAAGAGATGTTGGATGAAATTCCTGAATTTGAGTCATTTGACAATATTATCTCTGAAAATGAGTTTGATGACATCTGTGCTGAATGGAAAGACAAGCTGCAAGTTCCAAGTGACAAATTTGTGAAGATTGCTCTAGAGATTTGCTGGAGGTGTGCACACACATCCTACTCTTCTGAGGTTAACCTGGGGTCAAAGCAAATCGAAGGGTATGAACCTGAAGACCTCATCTCCTGCATTGAGAGCAAATGCTATCTGAGGCAGTTTGGAAGATTCTTTGCAAACTTCACATGGAACAAAATGAGGAAGGAGGACAGACCCCCAGCCAAGTGGGAACAAGTGACTAT</text:p>
      <text:p text:style-name="P7">&gt;IEGWB1302J48DK|S2-8_A69|I-GH409Da-t/CF11BDX|I-GH409Da-t/CF11BDX</text:p>
      <text:p text:style-name="P7">CAAACTACAGGTTCCAAGTGATAAGTTTGTAAAGATTGCTCTCGAGATCTGCTGGAGGTGTGCACACACATCCTACTCTTCTGAGGTTAATCTAGGGTCAAAGCAAATTGAAGGGTATGAACCTGAGGATCTCATCTCCTGCATTGAGAGCAAGTGCTACTTGAGGCAGTTTGGAAGTATTTTTGCAAACTTCACGTGGAACAAATGAGAA</text:p>
      <text:p text:style-name="P7">&gt;IEGWB1302G84YR|S2-8_A69|I-GH409Da-t/CF11BDX|I-GH409Da-t/CF11BDX</text:p>
      <text:p text:style-name="P7">ATGAGGTGGAAAGAAGGGAGCATGTCGAGGAGTCAAACCGAAAAATGAGG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G82QI|S2-8_A69|I-GH409Da-t/CF11BDX|I-GH409Da-t/CF11BDX</text:p>
      <text:p text:style-name="P7">CCGACTAACCTGTTTGCTACTTTCAAATTTGAACTTTAAAGTCGAAAGTCAAAAGGTAGGACAAAGTTAAGATTGAAAACATTTTCCCTC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</text:p>
      <text:p text:style-name="P7">&gt;IEGWB1302G82TF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TGTGCACACACATCCTACTCTTCTG<text:soft-page-break/>AGGTTAATCTAGGGTCAAAACAAATTGAAGGGTATGAACCTGAGGATCTCATCTCCTGCATTGAGAGCAAGTGTTACTTGAGGCAGTTTGGAAGATTTTTTGCAAACTTCACGTGGAACAAAATGAGAAA</text:p>
      <text:p text:style-name="P7">&gt;IEGWB1302IDOPY|S2-8_A69|I-GH409Da-t/CF11BDX|I-GH409Da-t/CF11BDX</text:p>
      <text:p text:style-name="P7">ATGAGGTGGAAAGAAGGGAGCATGTCGAGGAGTCAAACCGAAAAATGAAGAGGTTA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HANJI|S2-8_A69|I-GH409Da-t/CF11BDX|I-GH409Da-t/CF11BDX</text:p>
      <text:p text:style-name="P7">GCACATCTGCGCGGAATGGGAGGACAAACTGCAGGTTCCAAGTGATAAGTTTGTGAAGATTGCTCTCGAGATCTGCTGGAGGTGTGCACACACATCCTACTCTTCTGAGGTTAATCTAGGGTCAAAACAAATTGAAGGGTATGAACCTGAGGATCTCATCTCCTGCATTGAGAGCAAGTGCTACTTGAGGCAGTTTGGAAGATTTTTTGCAAACTTCACGTGGAACAAAATGAGAAA</text:p>
      <text:p text:style-name="P7">&gt;IEGWB1302JBE48|S2-8_A69|I-GH409Da-t/CF11BDX|I-GH409Da-t/CF11BDX</text:p>
      <text:p text:style-name="P7">ATGAGGTGGAAAGAAGGGAGCATGTCGAGGAGTA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H54AB|S2-8_A69|I-GH409Da-t/CF11BDX|I-GH409Da-t/CF11BDX</text:p>
      <text:p text:style-name="P7">TCCGAGTGAGTCGTGGAGTTAAACCGAAAAGA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</text:p>
      <text:p text:style-name="P7">&gt;IEGWB1302HMQ96|S2-8_A69|I-GH409Da-t/CF11BDX|I-GH409Da-t/CF11BDX</text:p>
      <text:p text:style-name="P7">caagaagaaatgctggatgaaatctntGAGTTTGAATCATTTGACAATGTTATTTCTGAAAGTGAGTTTGATGACATCTGCGCGGAATGAAGGACAAACTGCAGGTTCCAAGTGATAAGTTTGTGAAGATTGCTCTCGAGATCTGCTGGAGGTGTGCACACACATCCTACTCTTCTGAGGTTAATCTAGGGTCAAAACAAATTGAAGGGTATGAACCTGAGGATCTCATCTCCTGCATTGAGAGCAAGTGTTACTTGAGGCAGTTTGGAAGATTTTTTGCAAACTTCACGTGGAACAAAATGAGAAA</text:p>
      <text:p text:style-name="P7">&gt;IEGWB1302H31XV|S2-8_A69|I-GH409Da-t/CF11BDX|I-GH409Da-t/CF11BDX</text:p>
      <text:p text:style-name="P7">taaaccgaaaagcgacgaggcttAAGATCAAGAAAGAAATGCTGGATGAAATCTCTGTAGTTTGAATCATTTGACAATGTTATTTCTGAAAAGTGAGTTTTGATGACATCTGCGCGGAATGGAAGGACAAACTGCAGGTTCCAAGTGATAAGTTTGTGAAGATTGCTCTCGAGATCT<text:soft-page-break/>GCTGGAGGTGTGCACACACATCCTACTCTTCTGAGGTTAATCTAGGGTCAAAACAAATTGAAGGGTATGAACCTGAGGATCTCATCTCCTGCATTGAGAGCAAGTGTTACTTGAGGCAGTTTGGAAGATTTTTTGCAAACTTCACGTGGAACAAAATGAGAAA</text:p>
      <text:p text:style-name="P7">&gt;IEGWB1302JHW24|S2-8_A69|I-GH409Da-t/CF11BDX|I-GH409Da-t/CF11BDX</text:p>
      <text:p text:style-name="P7">TGCCCTTCTCTCAGTACATGTTAATGAGAGAAGGTGGATAACAGCACTGACTAGAGCTAGAATTGATATCACCTTTGTTAATGCAACTGCTGTTGGAATTAATGAATTGGCTGATAGGTTCTCAGGCAGATTTTTATTACAAATTTTTCTGTGAAGGTGCTAGAGATCAAGACATACTTGAAAATCTCCCAGGAAGACCTATTCTTGTCGAAGGATTTGGGGAAAAGATAGGCTTCACGGCTGATGAAAAATTGGAAAGGCTTTCTGGTGATCCATGGTTAAAAGGAATGCTTTTCCTCGGCTCGGATCCAGTCATGGTGCATGCAGAACCTAGAAATGCCTGATGTGAGTGAAGTAACTTTTACAAAACTACATATACCACTGTACAGAA</text:p>
      <text:p text:style-name="P7">&gt;IEGWB1302HKZHZ|S2-8_A69|I-GH409Da-t/CF11BDX|I-GH409Da-t/CF11BDX</text:p>
      <text:p text:style-name="P7">AGTGGTTTGACCTGATCTTATTCCATGTTAGGGGTGCTGAAATGCCGCCTATTTTGCTTGCTGGCGATCCATTGCAAAGTGACTATGATTCTCAAAGCGATAGGCTCAACTTGGAAGAGCTTGGTAGGGACATTGACAATGTTTTGAGAGGTAAATCATACTGTTACAATGTCTTGTCCAGAAGGTTTCAAAATCAAATTTTTAATAAAAGAATTCCAGGGCATCTTAAAATTGATAACGCATTGGTGAAGGAATGGAATTTCATTAGTCTGGACAGTTTTGCCAAGAGCAGTGGAATTGATGCATTACTGGTTTCAAGTTTCAATGAAAAAAAAGCTATGCTTGTGTACTTCAGG</text:p>
      <text:p text:style-name="P7">&gt;IEGWB1301DJ4PG|S2-8_A69|I-GH409Da-t/CF11BDX|I-GH409Da-t/CF11BDX</text:p>
      <text:p text:style-name="P7">GATTTGCGCGCGGAATGGAAGGACAAACTACAGGTTCCAAGTGATAAGTTTGTAAAGATTGCTCTCGAGATCTGCTGGAGGTGTGCACACACATCCTACTCTTCTGAGGTTAATCTAGGGTCAAAGCAAATTGAAGGGTATGAACCTGAGGATCTCATCTCCTGCATTGAGAGCAAGTGCTACTTGAGGCAGTTTGGAAGATTTTTTGCAAACTTCACGTGGAACAAAATGAGAAA</text:p>
      <text:p text:style-name="P7">&gt;IEGWB1302J3FDK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CGTGCACACACATCCTACTCTTCTGAGGTTAATCTAGGGTCAAAACAAATTGAAGGGTATGAACCTGAGGATCTCATCTCCTGCATTGAGAGCAAGTGTTACTTGAGGCAGTTTGGAAGATTTTTTGCAACTTCACGTGGAACAAAATGAGAAA</text:p>
      <text:p text:style-name="P7">&gt;IEGWB1302HTY3X|S2-8_A69|I-GH409Da-t/CF11BDX|I-GH409Da-t/CF11BDX</text:p>
      <text:p text:style-name="P7">AGTGGTTTGACCTGATCTTATTCCATGTTAGGGGTGCTGAAATGCCGCCTATTTTGCTTGCTGGCGATCCATTGCAAAGTGACTATGATTCTCAAAGCGATAGGCTCAACTTGGAAGAGCTTGGTAGGGACATTGACAATGTTTTGAGAGGTAAATCATACTGTTACAATGTCTTGTCCAGAAGGTTTCAAAATCAAATTTTTAATAAAAGAATTCCAGGGCATCTTAAAATTGATAACGCATTGGTGAAGGAATGGAATTTCATTAGTCTGGACAGTTTTGCCAAGAGCAGTGGAATTGATGCATTACTGGTTTCAAGTTTCAAATGAAAAAAAAAGCTAATGCTTGTGTACTTCAGC</text:p>
      <text:p text:style-name="P7">&gt;IEGWB1302IEBGZ|S2-8_A69|I-GH409Da-t/CF11BDX|I-GH409Da-t/CF11BDX</text:p>
      <text:p text:style-name="P7">ATGAGGTGGAAAGAAGGGAGCATGTCGAGGAGTCAAACCGAAAAATGAGAGGTTAAAAATCAAGAAAGAGATGTTGGATGAAATTCCTGAATTTGAGTCATTTGACAATATTATCTCTGAAAATGAGTTTGATGACATCTGTGCTGAATGGAAAGACAAGCTGCAAGT<text:soft-page-break/>TCCAAGTGACAAATTTGTGAAGATTGCTCTAGAGATTTGCTGGAGGTGTGCACACACATCCTACTCTTCTGAGGTTAACCTGGGGTCAAAGCAAATCGAAGGGTATGAACCTGAAGACCTCATCTCCTGCATTGAGAGCAAATGCTATCTGAGGCAATTTGGAAGATTCTTTGCAAACTTCACATGGAACAAAAATGAGGAAGGAGGACAGACCCCCAGCCAAGTGGGAACAAGTGACTAT</text:p>
      <text:p text:style-name="P7">&gt;IEGWB1302G0J7B|S2-8_A69|I-GH409Da-t/CF11BDX|I-GH409Da-t/CF11BDX</text:p>
      <text:p text:style-name="P7">AGTGGTTTTGTACCTGATCTTATTCCATGTTAGGGGTGCTGAAATGCCGGCCTATTTTGCTTGCTGGCGACTCCATTGCAAAGTGACTATGATTACTACTAAAGCGATAGGCTCAACTTGGAAGAGCTTGGTAGGGACATTGACAATGTTTTGAGAGGTAAATCATACTGTTACAATGTCTTGTCCAGAAGGTTTCAAAATCAAATTTTTAANAAAAGATTCCAGGGCATCTTAAAATTGATAACGCATTGGTGAAGGAATGGAATTTCATTAGTCTGGACAGTTTTGCCAAGAGCAGTGGAATTGATGCNTTACTGGTTTCAA</text:p>
      <text:p text:style-name="P7">&gt;IEGWB1302HATRV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CAAGTGACTAT</text:p>
      <text:p text:style-name="P7">&gt;IEGWB1302I46JT|S2-8_A69|I-GH409Da-t/CF11BDX|I-GH409Da-t/CF11BDX</text:p>
      <text:p text:style-name="P7">GCACATCTGCGCGGGAATGGGAGGACAAACTGCAGGTTCCAAGTGATAAGTTTGTGAAGATTGCTCTCGAGATCTGCTGGAGGCGTGCACACACATCCTACTCTTCTGAGGTTAATCTAGGGTCAAAACAAATTGAAGGGTATGAACCTGAGGATCTCATCTCCTGCATTGAGAGCAAGTGCTACTTGAGGCAGTTTGGAAGATTTTTTGCAAACTTCACGTGGAACAAAATGAGAAA</text:p>
      <text:p text:style-name="P7">&gt;IEGWB1302GSQ24|S2-8_A69|I-GH409Da-t/CF11BDX|I-GH409Da-t/CF11BDX</text:p>
      <text:p text:style-name="P7">CCGACTAACCTGTTTGCTACTTTCAAATTTGAACTTTAAAGTCGAAAGTA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</text:p>
      <text:p text:style-name="P7">&gt;IEGWB1302FTDEM|S2-8_A69|I-GH409Da-t/CF11BDX|I-GH409Da-t/CF11BDX</text:p>
      <text:p text:style-name="P7">ATGAGGTGG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<text:soft-page-break/>&gt;IEGWB1302FJSVF|S2-8_A69|I-GH409Da-t/CF11BDX|I-GH409Da-t/CF11BDX</text:p>
      <text:p text:style-name="P7">agtggtttgacctgatcgttattccatgttaggggtgctgaaatgccgcctattttgcttgctggcgatccattgcaaagtgactatgattctcaaagcgataggctcaacttggaagagcttggtagggacattgacaatgtttttgagaggtaaatcatactgttacaatgtcttgtccagaaggtttcaaaatcaaatttttaataaaagaattccagggcatcttaaaattgataacgcattggtgaaggaatggaatttcattagtctggactagttttgccaagagcagtggaattgatgcattactggtttctaagttcaaTGAAAAAAAAAGCTATGCTTGTGTACTTCAGG</text:p>
      <text:p text:style-name="P7">&gt;IEGWB1302GND4M|S2-8_A69|I-GH409Da-t/CF11BDX|I-GH409Da-t/CF11BDX</text:p>
      <text:p text:style-name="P7">ATGAGGTGGAAAGAAGGGAGCATGTCGAGGAGTCAAACCGAAAAATAGAAGAGGTTAAAAAATACAAGAAAGA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CGCCAAGTGGGAACAAGTGACTAT</text:p>
      <text:p text:style-name="P7">&gt;IEGWB1302GTKP0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GGGTNTGCACACACATCCTACTCTTCTGAGGTTAATCTAGGGTCAAAACAAATTGAAGGGTATGAACCTGAGGATCTCATCTCCTGCATTGAGAGCAAGTGTTACTTGAGGCAGTTTGGAAGATTTTTTGCAAACTTCACGTGGAACAAAATGAGAAA</text:p>
      <text:p text:style-name="P7">&gt;IEGWB1302GLCT9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GTCCTACTCTTCTGAGGTTAACCTGGGGTCAAAGCAAATCGAAGGGTATGAACCTGAAGACCTCATCTCCTGCATTGAGAGCAAATGCTATCTGAGGCAATTTGGAAGATTCTTTGCAAACTTCACATGGAACAAAATGAGGAAGGAGGACAGACCCCCAGCCAAGTGGGAACAAGTGACTAT</text:p>
      <text:p text:style-name="P7">&gt;IEGWB1301BCEUM|S2-8_A69|I-GH409Da-t/CF11BDX|I-GH409Da-t/CF11BDX</text:p>
      <text:p text:style-name="P7">ATTGAGAGCTAGTGCTACTTGAGGCAGTTTGGAAGATTTTTTGCAAACTTCACGTGGAACAAAATGAGAAAGGAGGATAAGCCTCCAGCCAAGTGGGAACAAGTAACTATCAAAAGGTATGCAATGGCTGCCTTTGAGTGCATCGATGCAGTTGGTTCTGCTGGGGCTTTGGAACCAGAGGAAGGAGTCATCAAACCACCGACACAGAAGTTACTCAGGGTTGCCATGCAAATCAAGGAAAACAAACTCATGAAAGCTGACAACCTAGAAGTTAAAAGCGGTTCAACAAGCTCATACATCACTGGTGGAAGAGTAGCGT</text:p>
      <text:p text:style-name="P7">&gt;IEGWB1302JSAO0|S2-8_A69|I-GH409Da-t/CF11BDX|I-GH409Da-t/CF11BDX</text:p>
      <text:p text:style-name="P7">atgagtggaaanaagggagcatgtcgaggagtcaaccgaaaaatgagaGGTTAAAAATCAAGAAAGAGATGTTGGATGAAATTCCTGAATTTGAGTCATTTGACAATATTATCTCTGAAAATGAGTTTGATGACATCTGTGCTGAATGGAAAGACAAGCTGCAAGTTCCAAGTGACAAATTTGTGAAGATTGCTCTAGAGATTTGCTGGAGGTGTGCACACACATCCTACTCTTCTGAGGTTAACCTGGGGTCAAAGCAAATCGAAGGGTATGAACCTGAAGACCTCATCTCCTGCATTG<text:soft-page-break/>AGAGCAAATGCTATCTGAGGCAATTTGGAAGATTCTTTGCAAACTTCACATGGAACAAAATGAGGAAGGAGGACAGACCCCAGCCAAGTGGGAACAAGTGACTAT</text:p>
      <text:p text:style-name="P7">&gt;IEGWB1302HQNJT|S2-8_A69|I-GH409Da-t/CF11BDX|I-GH409Da-t/CF11BDX</text:p>
      <text:p text:style-name="P7">ATGAGGTGGAAAGAAGGGAGCATGTCGAGGAGTCAAACCGAAAAATA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IIJJ8|S2-8_A69|I-GH409Da-t/CF11BDX|I-GH409Da-t/CF11BDX</text:p>
      <text:p text:style-name="P7">CCGACTAACCTGTTTGCTACTTTCAAATTTAGAACTTTAAAGTACGAAAGTA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</text:p>
      <text:p text:style-name="P7">&gt;IEGWB1302JLMAF|S2-8_A69|I-GH409Da-t/CF11BDX|I-GH409Da-t/CF11BDX</text:p>
      <text:p text:style-name="P7">TCAAGAAAGAGATGTTGGATGAAATTCCTGAATTTGAGTCATTTGACAATATTATCTCTGAAAATGAGTTTGATGACATCTGTGCTGAATGGAAAGACAAGCTGCAAGTTCCAAGTGACAAATTTGTGAAGATTGCTCTAGAGATTTGCTGGAGGTGTGCACACACATCCTACTCTTCTGAGGTTAACCTGGGGTCAAGGCAAATCGAAGGGTATGAACCTGAAGACCTCATCTCCTGCATTGAGAGCAAATGCTATCTGAGGCAATTTGGAAGATTCTTTGCAAACTTCACATGGAACAAAATGAGGAAGGAGGACAGACCCCAGCCAAGTGGGAACAAGTGACTAT</text:p>
      <text:p text:style-name="P7">&gt;IEGWB1302ICY6A|S2-8_A69|I-GH409Da-t/CF11BDX|I-GH409Da-t/CF11BDX</text:p>
      <text:p text:style-name="P7">ATGAGGTGGAAAGAAGGGAGCATGTCGAGGAGTCAAACCGAAAAATGAGAGGTTAAAAATCAAGAAAGAGATGTTGGATGAAATTCCTGAATTTGAGTCATTTGACAATATTATCTCTGAAAATGAGTTTGATGACATCTGTGCTGAATGGAAAGACAAGT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G10L8|S2-8_A69|I-GH409Da-t/CF11BDX|I-GH409Da-t/CF11BDX</text:p>
      <text:p text:style-name="P7">TCCGAGTGAGTCGTGGAGTTAAACCGAAAAGCGACAGGCTTAAGATCAAGAAAGAAATGCTGGATGAAATCTCTGAGTTTGAATCATTTGACAATGTTATTTCTGAAAGTGAGTTTGATGACATCTGCGCGGGATGGAAGGACAAACTGCAGGTTCCAAGTGATAAGTTTGTGAAGATTGCTCTCGAGATCTGCTGGAGGTGTGCACACACATCCTACTCTTCTGAGGTTAATCTAGAGTCAAAACAAATTGAAGGGTATGAACCTGAGGATCTCATCTCCTGCATTGAGAGCAAGTGTTACTTGAGGCAGTTTGGAAGATTTTTTGCAAACTTCACGTGGAACAAAATGAGAAA</text:p>
      <text:p text:style-name="P7"><text:soft-page-break/>&gt;IFTYA1L02I2JZ6|S2-1_A96|I-BJ398Dr-5/3|I-BJ398Dr-5/3</text:p>
      <text:p text:style-name="P7">AATCCTACTGGCCGGGGATCCATTGCAGAGTGATTATGACTCTCAAAGTGATAGAATGAATCTGGAGGAGTTGGGCAGAGACATAGATAATGTGTTGAGGGGGAGGTCTTATTGCTATAACGTCCTGTCTAGAAGATTCCAGAACAAGATGTTCCTCAAGAGAATTCCTGGGCATCTCAAAATAGACAGTGCTTTGACAAAGGAATGGAGCTTTATAAGTCTGGATAGCTTTGCCAAAAGCACTGGTATTGATGCACTGCTGGTGTCAAGCTTCAATGAAAAGAAGGCCATGCTCCTATATTTCAAGGGACCCATTTTGACTTTTGGTGAGTCAACTGGCCTAACCTTTAATTCTGTGGCAATGAAG</text:p>
      <text:p text:style-name="P7">&gt;IEGWB1302IALHI|S2-1_A96|I-BJ398Dr-5/3|I-BJ398Dr-5/3</text:p>
      <text:p text:style-name="P7">TGTTGGTGCAGAGACATAGATAATGTGTTGAGGGGAAGGTCTTATTGCTATAACGTCCTGTCTAGAAGATTCCAGAACAAGATGTTCCTCAAAAGAATTCCTGGGCATCTCAAAATAGACAGTGCTTTGACAAAGGAATGGAGCTTTATAAGTCTGGATAGCTTTGCCAAAAGCACTGGTATTGATGCACTGCTGGTGTCAAGCTTCAATGAAAAGAAGGCCACGCTCCTATATTTCAAGGGACCCA</text:p>
      <text:p text:style-name="P7">&gt;IEGWB1302GPT4X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TGNGCACACACATCCTACTCTTCTGAGGTTAATCTAGGGTCAAAACAAATTGAAGGGTATGAACCTGAGGATCTCATCTCCTGCATTGAGAGCAAGTGTTACTTGAGGCAGTTTAGGAAGATTTTTTGCAAACTTCACGTGGAACAAAATGAGAAA</text:p>
      <text:p text:style-name="P7">&gt;IEGWB1302IF4P8|S2-8_A69|I-GH409Da-t/CF11BDX|I-GH409Da-t/CF11BDX</text:p>
      <text:p text:style-name="P7">ATGAGGTGGAAAGAAGGGAGCATGTCGAGGAGTCAAACCGAAAAATAGAGAGGTTAAAAATA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JXPEI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TGTGCACACACATCCTACTCTTCTGAGGTTAATCTAGGGTCAAAACAAATTGAAGGGTATGAACCTGAGGATCTCACCTCCTGCATTGAGAGCAAGTGTTACTTGAGGCAGTTTGGAAGATTTTTTGCAAACTTCACGTGGAACAAAATGAGAAA</text:p>
      <text:p text:style-name="P7">&gt;IEGWB1302G2ALY|S2-8_A69|I-GH409Da-t/CF11BDX|I-GH409Da-t/CF11BDX</text:p>
      <text:p text:style-name="P7">TGAACCTGAAGACCTCATCTCCTGCATTGAGAGCAAATGCTATCTGAGGCAATTTGGAAGATTCTTTGCAAAACTTCACATGGAACAAAATAGAGGAAGGAGGACAGACCCCCAGCCAAGTGGGAACAAGTGACTATTGAAAGGTATGCAATGGCTGCCTTTTGAGTGCATCGATGCAGTTGGTTCTGCTGGGGCTTTGGAACCAGAGGAAGGAGTCATCAAACCACCGACACAGAAGTTACTCAGGGTTGCCATGCAAATCAAGGAAAACAAACTCATG<text:soft-page-break/>AAAGCTGACAACCTAGAAGTTAAAAGCGGTTCAACAAGCTCATACATCACTGGTGGAAGAGTAGCGT</text:p>
      <text:p text:style-name="P7">&gt;IEGWB1301AKGH0|S2-8_A69|I-GH409Da-t/CF11BDX|I-GH409Da-t/CF11BDX</text:p>
      <text:p text:style-name="P7">AGGGCATCTTAAGATCGATAATGCATTGGTCAAGGAATGGAATTTTATCAGTCTGGATACTTTCGCTAAAAGCAGTGGAATTGATGCATTACTAGTCTCAAGTTTTAATGAAAAGAAGGCAATGCTGGTGTATTTCAGGGGCCCGATTTTAACATTCGGTGAATCAACAGGTCTCACATTCAATTCTGTTGCTATACTCATTTCAGCTGATTCAGTGCATGTTGAAGAGGA</text:p>
      <text:p text:style-name="P7">&gt;IEGWB1302HZV2I|S2-8_A69|I-GH409Da-t/CF11BDX|I-GH409Da-t/CF11BDX</text:p>
      <text:p text:style-name="P7">CGATATGGTGCCAGAGATCAGGACATACTAGAAAATCTTCCAGGAAGACCCATTCTTGTTGAAGGGTTTGGGGAAAAAATTGGCTTCACAGCTGATGAAAAACTGGAAAGACTCTCTGGTGACCCATGGTTAAAAGGAATGCTCTTTCTCGGCTCAGATCCAGTCATGGTACATGCAGAACCAGAAATGCCTGATGTGAGTGAGGAACTTTTTAAAACGCACAT</text:p>
      <text:p text:style-name="P7">&gt;IEGWB1302HD08J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FXETD|S2-8_A69|I-GH409Da-t/CF11BDX|I-GH409Da-t/CF11BDX</text:p>
      <text:p text:style-name="P7">TCATGGGTGGCCGCTATCAGGACGGTACAAAAAGAGTAACTTATAGGGGTCCAAGTTCCAATTTCCCAAGCTCAAATCTCTTCAAAAGTTCTAACACTTTCTGGGCTTTTCTCGCTGTCTGGACCATTGTTTGCCTATTGCATGTCTTTAACAGAACCACTCACCGTCATTTTGAGTTTCATAGCTGTTCTAGTTGCACTTCTAGCTCTCAATAATTTGTTTAATAGTAATAATAATTGCATCATAATAATTGATGGTTCTTCTTGTTTCAATTTCTGGCTGTGAAATAACAAAAGAGTTTGTTGAAATTCTTCCAAGGCTCAAGGCTTTCAAGCATTAGAAAGTAAGGAGGAGAACCATTGATTAGTTAAGTATTTAGCAGTATTTGAATGATAAGATGGATGCAAGTATTGATGCTGGTC</text:p>
      <text:p text:style-name="P7">&gt;IEGWB1302GQLRX|S2-8_A69|I-GH409Da-t/CF11BDX|I-GH409Da-t/CF11BDX</text:p>
      <text:p text:style-name="P7">AGGGCATCTTAAGATCGATAATGCATTGGTCAAGGAATGGAATTTTATCAGTCTGGATACTTTCGCTAAAAGCAGTGGAATTGATGCATTACTAGTCTCAAGTTTTAATGAAAAGAAGGCAATGCTGGTGTATTTCAGGGGCCCGATCTTAACATTCGGTGAATCAACAGGTCTCACATTCAATTCTGTTGCTATACTCATTTCAGCTGATTCAGTGCATGTTAAAGAGGA</text:p>
      <text:p text:style-name="P7">&gt;IEGWB1302JWBR4|S2-8_A69|I-GH409Da-t/CF11BDX|I-GH409Da-t/CF11BDX</text:p>
      <text:p text:style-name="P7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<text:soft-page-break/>TTGCAAACTTCACATGGAACAAAATGAGGAAGGAGGACAGACCCCCCAGCCCAAGTGAAAACAAGTGACAAT</text:p>
      <text:p text:style-name="P7">&gt;IEGWB1302IILWL|S2-8_A69|I-GH409Da-t/CF11BDX|I-GH409Da-t/CF11BDX</text:p>
      <text:p text:style-name="P7">TGAGTTTGATGACATCTGCGCGGAATGGAAGGACAAACTGCAGGTTCCAAGTGATAAGTTTGTGAAGATTGCTCTCGAGATCTGCTGGAGGTGTGCACACACATCCTACTCTTCTGAGGTTAATCTAGGGTCAAAACAAATTGAAGGGTATGAACCTGAGGATCTCATCTCCTGCATTGAGAGCAAGTGTTACTTGAGGCAGTTTGGAAGATTTTTTGTCAAACTTCACGTGGAACAAAATGAGAAA</text:p>
      <text:p text:style-name="P7">&gt;IEGWB1302JJOYQ|S2-8_A69|I-GH409Da-t/CF11BDX|I-GH409Da-t/CF11BDX</text:p>
      <text:p text:style-name="P7">AGGGCATCTTAAGATCGATAATGCATTGGTCAAGGAATGGAATTTTATCAGTACTGGATACTTTCGCTAAAAGCAGTAGGAATTGATGCATTACTAGTCTCAAGTTTTAATGAAAAGAAGGCAATGCTGGTGTATTTCAGGGGcccgattttaacattcggtgaatcaacagggtctcacattccaaattctgttgctatactcatttcagctgattcagtgcatgttaaanggaggaggatccg</text:p>
      <text:p text:style-name="P7">&gt;IEGWB1302JZTYN|S2-8_A69|I-GH409Da-t/CF11BDX|I-GH409Da-t/CF11BDX</text:p>
      <text:p text:style-name="P7">CCGATAACCTGTTTGCTACTTTCAAATTTAGTAACTTTAAAGTACGAAAGTACAAAAGGTAGGACAAAGTTAAGATTGAAAACATTTTCCCTTCAGAACCTGTTGGGCAAGTTATCTGCCTTGATTCCGAGGTGGAAAGTCTGTGCAAGAGTTACTGTTTTGGATTACTTGACTCCCTGTGAGGCGCAAGGTAAAACTTTCAAGGAGGTCACTGTTCTCACTTCAACTTTACTTTGTGAGATTCCAAGAGTGCCGCTATACATAGCTTTGACTAGGCATAGCGATCTGCTGCTCATTCTGACTCCTTATCCCTAACAATGCCATTGGT</text:p>
      <text:p text:style-name="P7">&gt;IEGWB1302JSU8E|S2-8_A69|I-GH409Da-t/CF11BDX|I-GH409Da-t/CF11BDX</text:p>
      <text:p text:style-name="P7">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IGIKX|S2-8_A69|I-GH409Da-t/CF11BDX|I-GH409Da-t/CF11BDX</text:p>
      <text:p text:style-name="P7">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HC4PH|S2-8_A69|I-GH409Da-t/CF11BDX|I-GH409Da-t/CF11BDX</text:p>
      <text:p text:style-name="P7">gtcatttgt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JEQN9|S2-8_A69|I-GH409Da-t/CF11BDX|I-GH409Da-t/CF11BDX</text:p>
      <text:p text:style-name="P7">ATGAGGTGGAAAGAAGGGAAGCGATGTCGAGGAGTCAAACCGAAAAACTAGAGAGGTTAAAAATACAAGAAAGAGATGTTGGATGAAATTCCTGAATTTGAGTCATTTGAC<text:soft-page-break/>AATATTATCTCTGAAAATGAGTTTGATGACATCTGTGCTGAATGGAAAGACAAGCTGCAAGTTCCAAGTGACAAATTTA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HE44A|S2-8_A69|I-GH409Da-t/CF11BDX|I-GH409Da-t/CF11BDX</text:p>
      <text:p text:style-name="P7">CCGATAACCTGTTTGCTACTTTCAAATTTGAACTTTAAAGTCGAAAGT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</text:p>
      <text:p text:style-name="P7">&gt;IEGWB1302GUJ6T|S2-8_A69|I-GH409Da-t/CF11BDX|I-GH409Da-t/CF11BDX</text:p>
      <text:p text:style-name="P7">CCGATAACCTGTTTGCTACTTTCAAATTTGAACTTTAAAGTACGAAAGTACAAAAGGTGGACAAAGTTAAGATTGAAAACATTTTCCCTTCAGAACCTGTTGGGCAAGTTATCTGCCTTGATTCCGAGGTGGAAAGTCTGTGCAAGAGTTACTGTTTGGATTACTTGACTCCCTGTGGGGCGCAAGGTAAAACTTTCAAGGAGGTCACTGTTCTCACTTCAACTTTACTTTGTGAGATTCCAAGAGTGCCGCTATACATAGCTTTGACTAGGCATAGCGATCTGCTGCTCATTCTGACTCCTTATCCCAACAATGCCATTGGTAGCACCTCCTGATCATACGCGAACTTATCAATTAATTGCTATTGGTGCTTCTCTTGCTGCCTT</text:p>
      <text:p text:style-name="P7">&gt;IEGWB1302I32T8|S2-8_A69|I-GH409Da-t/CF11BDX|I-GH409Da-t/CF11BDX</text:p>
      <text:p text:style-name="P7">TTCCTGAATTTGAGTCATTTGACAATATTATCTCTGAAAATGAGTTTGATGACATCTGTGCTGAATGGAAAGACAAGCTGCAAGTTCCAAGTGACAAATTTGTGAAGATTGCTCTAGAGATTTGCTGGAGGTGTGCACACACATCCTACTCTTCTGAGGTTAACCTGGGGTCAAAGCAAATCGAAGGGTATGAACCTGAAGACCTCATCTCCTGCATTGAGAGCAAATGCTATCTGAGGCAATTTGGAAGATTCTTTGCAAACTTCACACGGAACAAAATGAGGAAGGAGGACAGACCCCCAGCCAAGTGGGAACAAGTGACTAT</text:p>
      <text:p text:style-name="P7">&gt;IEGWB1301ANF5S|S2-8_A69|I-GH409Da-t/CF11BDX|I-GH409Da-t/CF11BDX</text:p>
      <text:p text:style-name="P7">AGTGGTTTGACCTGATCTTATTCCATGTTAGGGGTGCTGAAATGCCGCCTATTTTGCTTGCTGGCGATCCATTGCAAAGTGACTATGATTCTCAAAGCGATAGGCTCAACTTGGAAGAGCTTGGTAGGGACATTGACAATGTTTTGAGAGGTAAATCATACTGTTACAATGTCTTGTCCAGAAGGTTTCAAAATCAAA</text:p>
      <text:p text:style-name="P7">&gt;IEGWB1301BUUM3|S2-8_A69|I-GH409Da-t/CF11BDX|I-GH409Da-t/CF11BDX</text:p>
      <text:p text:style-name="P7">GCACATCTGCGCGGAATGGGAGGACAAACTGCAGGTTCCAAGTGATAAGTTTGTGAAGATTGCTCTCGAGATCTGCTGGAGGTGTGCACACACATCCTACTCTTCTGAGGTTAATCTAGGGTCAAAACAAATTGAAGGGTATGAACCTGAGGATCTCATCTCCTGCATTGAGAGCAAGTGCTACTTGAGGCAGTTTGGAAGATTTTTTGCAAACTTCACGTGGAACAAAATGAGAAA</text:p>
      <text:p text:style-name="P7">&gt;IEGWB1302HFSHG|S2-8_A69|I-GH409Da-t/CF11BDX|I-GH409Da-t/CF11BDX</text:p>
      <text:p text:style-name="P7">TCCGAGTGAGTCGTGGAGTTAAACCGAAAAGCGACAGGCTTAAGATCAAGAAAAGAAATGCTGGATGAAATCTCTGAGTTTGAATCATTTGACAATGTTATTTCTGAAAGTGAGTTTGATGACATCTGCGCGGAATGGAAGGACAAACTGCAGGTTCCAAGTGATAAGTTTGTGAAGATTGCTCTCGAGATCTGCTGGAGGTGTGCACACGCATCCTACTCTTCT<text:soft-page-break/>GAGGTTAATCTAGGGTCAAAACAAATTGAAGGGTATGAACCTGAGGATCTCATCTCCTGCATTGAGAGCAAGTGTTACTTGAGGCAGTTTGGAAGTATTTTTTGCAAACTTCACGTGGAACAAAATGAGAAA</text:p>
      <text:p text:style-name="P7">&gt;IEGWB1301A67VP|S2-8_A69|I-GH409Da-t/CF11BDX|I-GH409Da-t/CF11BDX</text:p>
      <text:p text:style-name="P7">TCCGAGTGAGTCGTGGAGTTAAACCGAAAAGCGACAGGCTTAAGATCAAGAAAGAAATGCTGGATGAAATCTCTGAGTTTGAATCATTTGACAATGTTATTTCTGAAAGTGAGTTTAATGACATCTGCGCGGAATGGAAGGACAAACTGCAGGTTCCAAGTGATAAGTTTGTGAAGATTGCTCTCGAGATCTGCTGGAGGTGTGCACACACATCCTACTCTTCTGAGGTTAATCTAGGGTCAAAACAAATTGAAGGGTATGAACCTGAGGATCTCATCTCCTGCATTGAGAGCAAGTGTTACTTGAGGCAGTTTGGAAGATTTTTTTGCAAACTTCACGTGGAACAAAATGAGAAA</text:p>
      <text:p text:style-name="P7">&gt;IEGWB1301DEVON|S2-8_A69|I-GH409Da-t/CF11BDX|I-GH409Da-t/CF11BDX</text:p>
      <text:p text:style-name="P7">TGAGGTGGAAAGAAGGGAGCATGTCGAGGAGTCAAACCGAAAAATGAGAGGTTAAAAATCAAGAAAGAGATGTTGGATGAAATTCCTGAATTTGAGTCATTTGACAAT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2FQQKS|S2-8_A69|I-GH409Da-t/CF11BDX|I-GH409Da-t/CF11BDX</text:p>
      <text:p text:style-name="P7">GATTTGCGCGCGGAATGGAAGGACAAACTACAGGTTCCAAGTGATAAGTTTGTAAAGATTGCTCTCGAGATCTGCTGGAGGTGTGCACACACATCCTACTCTTCTGAGGTTAATCTAGGGTCAAAGCAAATTGAAGGGTATGAACCTGAGGATCTCATCTCCTGCATTGAGAGCAAGTGCTACTTGAGGCAGTTTGGAAG</text:p>
      <text:p text:style-name="P7">&gt;IEGWB1302GXBDO|S2-8_A69|I-GH409Da-t/CF11BDX|I-GH409Da-t/CF11BDX</text:p>
      <text:p text:style-name="P7">GCACATCTGCGCGGAATGGGAGGACAAACTGCAGGTTCCAAGTGATAAGTTTGTGAAGATTGCTCTCGAGATCTGCTGGAGGTGTGCACACACATCCTACTCTTCTGAGGTTAATCTAGGGTCAAAACAAATTGAAGGGTATGAACCTGAGGATCTCATCTCCTGCATTGAGAGCAAGTGTTACTTGAGGCAGTTTGGAAGATTTTTTGCAAACTTCACGTGGAACAAAATGAGAAA</text:p>
      <text:p text:style-name="P7">&gt;IEGWB1301BN2C4|S2-8_A69|I-GH409Da-t/CF11BDX|I-GH409Da-t/CF11BDX</text:p>
      <text:p text:style-name="P7">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1CCFBM|S2-8_A69|I-GH409Da-t/CF11BDX|I-GH409Da-t/CF11BDX</text:p>
      <text:p text:style-name="P7">ATGAGGTGGAAAGAAGGGAGCATGTCGAGGAGTCAAACCGAAAAATGAGAGGTTAAAAATCAAGAAAGAGATGTTAGATGAAATTCCTGAATTTGAGTCATTTGACAATATTATCTCTGAAAATGAGTTTGATGACATCTGTGCTGAATGGAAAGACAAGCTGCAAGTTCCAAGTGACAAATTTGTGAAGATTGCTCTAGAGATTTGCTGGAGGTGTGCACACACATCCTACTCTTCTGAGGTTAACCTGGGGTCAAAGCAAATCGAAGGGTATGAACCTG<text:soft-page-break/>AAGACCTCATCTCCTGCATTGAGAGCAAATGCTATCTGAGGCAATTTGGAAGATTCTTTGCAAACTTCACATGGAACAAAATGAGGGAGGAGGACAGACCCCCAGCCAAGTGGGAACAAGTGACTAT</text:p>
      <text:p text:style-name="P7">&gt;IEGWB1301C2BFV|S2-8_A69|I-GH409Da-t/CF11BDX|I-GH409Da-t/CF11BDX</text:p>
      <text:p text:style-name="P7">ATGAGGTGGAAAGAAGGGAGCATGTCGAGGAGTCAAACCGAAAAAATGAAGAGGTTAAAAATACAAGAAAGAGATGTTA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GAGGAGGACAGACCCCCAGCCAAGTGGGAACAAGTGACTAT</text:p>
      <text:p text:style-name="P7">&gt;IEGWB1301DDIW9|S2-8_A69|I-GH409Da-t/CF11BDX|I-GH409Da-t/CF11BDX</text:p>
      <text:p text:style-name="P7">CTGAGTTTGAATCATTTGACAATTGTTATTTCTGAAAGTGAGTTTGATGACATCTGCGCGGAATGGAAGGACAAACTGCAGGTTCCAAGTGATAAGTTTGTGAAGATTGCTCTCGAGATCTGCTGGAGGTGTGCACACACATCCTACTCTTCTGAGGTTAATCTAGGGTCAAAACAAATTGAAGGGTATGAACCTGAGGATCTCATCTCCTGCATTGAGAGCAAGTGTTACTTGAGGCAGTTTGGAAGTATTTTTTGCAAACTTCACGTGGAAACAAAATGAGAAA</text:p>
      <text:p text:style-name="P7">&gt;IEGWB1301B7ZK6|S2-8_A69|I-GH409Da-t/CF11BDX|I-GH409Da-t/CF11BDX</text:p>
      <text:p text:style-name="P7">AGTGGTTTGACCTGATCTTATTCCATGTTAGGGGTGCTGAAATGCCGCCTATTTTGCTTGCTGGCGATCCATTGCAAAGTGACTATGATTCTCAAAGCGATAGGCTCAACTTGGAAGAGCTTGGTAGGGACATTGACAATGTTTTGAGAGGTAAATCATACTGTTACAATGTCTTGTCCAGAAGGTTTCAAAAATCAAATTTTTAATAAAAGAATTCCAGGGCATCTTAAAATTGATAACGCATTGGTGAAGGAATGGAATTTCATTAGTCTGGACAGTTTTGCCAAGAGCAGTGGAATTGATGCATTACTGGTTTCAAGTTTCAATAGAAAAAAAAAAGCTATGCTTGTGTACTTCAGG</text:p>
      <text:p text:style-name="P7">&gt;IEGWB1301CBQFR|S2-8_A69|I-GH409Da-t/CF11BDX|I-GH409Da-t/CF11BDX</text:p>
      <text:p text:style-name="P7">TCCGAGTGAGTCGTGGAGTTAAACCGAAAAGA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GCAAACTTCACGTGGAACAAAATGAGAAA</text:p>
      <text:p text:style-name="P7">&gt;IEGWB1301EBTQF|S2-8_A69|I-GH409Da-t/CF11BDX|I-GH409Da-t/CF11BDX</text:p>
      <text:p text:style-name="P7">GCACATCTGCGCGGAATGGGAGGACAAACTGCAGGTTCCAAGTGATAAGTTTGTGAAGATTGCTCTCGAGATCTGCTGGAGGTGTGCACACACATCCTACTCTTCTGAGGTTAATCTAGGGTCAAAACAAATTGAAGGGTATGAACCTGAGGATCTCATCTCCTGCATTGAGAGCAAGTGCTACTTGAGGCAGTTTGGAAGATTTTTTTGCAAACTTCACGTGGAACAAAATGAGAAA</text:p>
      <text:p text:style-name="P7">&gt;IEGWB1301BP93J|S2-8_A69|I-GH409Da-t/CF11BDX|I-GH409Da-t/CF11BDX</text:p>
      <text:p text:style-name="P7">TCCGAGTGAGTCGTGGAGTTAAACCGAAAAGCGACAGGCTTAAGATCAAGAAAGAAATGCTGGATGAAATCTCTGAGTTTGAATCATTTGACAATGTTATTTCTGAAAGTGAGTTTGATGACATCTGTGCGGAATGGAAGGACAAACTGCAGGTTCCAAGTGATAAGT<text:soft-page-break/>TTGTGAAGATTGCTCTCGAGATCTGCTGGAGGTGTGCACACACATCCTACTCTTCTGAGGTTAATCTAGGGTCAAAACAAATTGAAGGGTATGAACCTGAGGATCTCATCTCCTGCATTGAGAGCAAGTGTTACTTGAGGCAGTTTGGTAAGTATTTTTTGCAAACTTCACGTGGAACAAAATGAGAAA</text:p>
      <text:p text:style-name="P7">&gt;IEGWB1301D0MAH|S2-8_A69|I-GH409Da-t/CF11BDX|I-GH409Da-t/CF11BDX</text:p>
      <text:p text:style-name="P7">TCCGAGTGAGTCGTGGAGTTAAACCGAAAAGACGACAGGCTTAAGAATCAAGAAAGAAATAGCTGGATGAAATCTCTGAGTTTGAATCATTTGACAATGTTATTTCTGAAAGTGAGTTTGATGACATCTGCGCGGAATGGAAGGACAAACTGCAGGTTCCAAGTGATAAGTTTGTGAAGATTGCTCTCGAGATCTGCTGGAGGTGTGCACACACATCCTACTCTTCTGAGGTTAATCTAGGGTCAAAACAAATTGAAGGGTATGAACCTGAGGATCTCATCTCCTGCATTGAGAGCAAGTGTTACTTGAGGCAGTTTGGAAGTATTTTTTGCAAACTTCACGTGGAACAAAATGAGAAA</text:p>
      <text:p text:style-name="P7">&gt;IEGWB1301EQ6JR|S2-8_A69|I-GH409Da-t/CF11BDX|I-GH409Da-t/CF11BDX</text:p>
      <text:p text:style-name="P7">GATTTGCGCGCGGAATGGAAGGACAAACTGCAGGTTCCAAGTGATAAGTTTGTGAAGATTGCTCTCGAGATCTGCTGGAGGTGTGCACACACATCCTACTCTTCTGAGGTTAATCTAGGGTCAAAACAAATTGAAGGGTATGAACCTGAGGATCTCATCTCCTGCATTGAGAGCAAGTGTTACTTGAGGCAGTTTGGAAGATTTTTTGCAAACTTCACGTGGAACAAAATGAGAAA</text:p>
      <text:p text:style-name="P7">&gt;IEGWB1302IWDKO|S2-1_A96|I-BJ398Dr-5/3|I-BJ398Dr-5/3</text:p>
      <text:p text:style-name="P7">AGTTCGTGATGTTGTTCAACAACCTTCCTCAAATGTATCAGACAAGCAGATTAAAAGAGGAGGAAAAAAGAGTGTTTGCCGTGGGGTAAAGCCGAAGAGTGAAAGGCTGAAAATTAAGAAGGAAATGCTTGATGAAGTCCCTGAGTTTGAATCATTCGATAATATTATCTCTGAGAGTGAGTTTGATGATATTTGTGCTGAATGGAAGGAGAAATTACAAGTTCCAGATGACAAATTTGTTAAAATTGCACTTGAAATCTGCTGGAGATGTGCACACACGTCCTACTCTTCTGAGGTCAACCTTGGATCAATTCAGATAGAGGGGTATGAGCCTGAAGATTTAATCTCCTGCATCGAGAGCAAATGCTATTTGAGGCAGTTTGGAAGATTCTTTGCTAACTTCACCTGGAACAAAATGAGGAAAGAAAACAAACCCCAGCCAAGCGGGAACAAGTAACCATTAAGAGGTATGCTATGGCtcg</text:p>
      <text:p text:style-name="P7">&gt;IFTYA1L02HPXXE|S2-1_A96|I-BJ398Dr-5/3|I-BJ398Dr-5/3</text:p>
      <text:p text:style-name="P7">CGCTCTCCTGCATCGAGAGCAAATGCTATTTGAGGCAGTTTGGAAGATTCTTTGCTAACTTCACCTGGAACAAAATGAGGAAAGAAAACAAACCCCCAGCCAAGTGGGAACAAGTAACCATTAAGAGGTATGCTATGGCTGCCTTTGAATGTATTGAAGCAGTTGGATCTGCTGGGGCGCTGGAGCCTGAGGAGGGTGTCATCAAACCACCAACACAGAAGCTATTAAGGGTGGCTGCGCAGATTAAAGAGAATAAACTTATGAAGGCTGATAATCTTGAAATTAAAAGTGGTTCAACCAGTTCATACATAACAGGT</text:p>
      <text:p text:style-name="P7">&gt;IEGWB1301D6J2L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CGTGCACACACATCCTACTCTTCTGAGGTTAATCTAGGGTCAAAACAAATTGAAGGGTATGAACCTGAGGATCTCATCTCCTGCATTGAGAGCAAGTGTTACTTGAGGCAGTTTGGAAGTATTTTTTGCAAACTTCACGTGGAACAAAATGAGAAA</text:p>
      <text:p text:style-name="P7">&gt;IEGWB1301CDFQL|S2-8_A69|I-GH409Da-t/CF11BDX|I-GH409Da-t/CF11BDX</text:p>
      <text:p text:style-name="P7"><text:soft-page-break/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</text:p>
      <text:p text:style-name="P7">&gt;IEGWB1301DH88T|S2-8_A69|I-GH409Da-t/CF11BDX|I-GH409Da-t/CF11BDX</text:p>
      <text:p text:style-name="P7">aatgaaggtggaaagaagggagcatgtcgaggagtcaaaccgaaaatgagaggttaaaaatcaagaaagaGATGTTGGATGAAATTCCTGAATTTGAGTCATTTGACAATATTATCTCTGAAAATGAGTTTGATGACACCTGTGCTGAATGGAAAGACAAGCTGCAAGTTCCAAGTGACAAATTTGTGAAGATTGCTCTAGAGATTTGCTGGAGGTGTGCACACACATCCTACTCTTCTGAGGTTAACCTGGGGTCAAAGCAAATCGAAGGGTATGAACCTGAAGACCTCATCTCCTGCATTGAGAGCAAATGCTATCTGAGGCAATTTGGAAGATTCTTTGCAAACTTCACATGGAACAAAATGAGGAAGGAGGACAGACCCCCAGCCAAGTGGGAACAAGTGACTAT</text:p>
      <text:p text:style-name="P7">&gt;IEGWB1301D94IS|S2-8_A69|I-GH409Da-t/CF11BDX|I-GH409Da-t/CF11BDX</text:p>
      <text:p text:style-name="P7">CCGATAACCTGTTTGCTACTTTCAAATTTGAACTTTAAAGTACGAAAGTCAAAAGGTGGACAAAGTTAAGATTGAAAACATTTTCCCTTCAGAACCTGTTGGGCAAGTTATCTGCCTTGATTCCGAGGTGGAAAGTCTGTGCAAGAGTTACTGTTTGGATTACTTGACTCCCTGTGAGGCGCAAGGTAAAACTTTCAAGGAGGTCACTGTTCTCACTTCAACTTTACCTTGTGAGATTCCAAGAGTGCCGCTATACATAGCTTTGACTGGGCATAGCGATCTGCTGCTCATTCTGACTCCTTATCCCAACAATGCCATTGGTAGCACCTCCTGATCATACGCGAACTTATCAATTAATTGCTATTGGTGCTTCTCTTGCTGCCTTACTCTTCATTTTGACTAGGAGCACTTTACCGCACGCA</text:p>
      <text:p text:style-name="P7">&gt;IEGWB1301EY0WR|S2-8_A69|I-GH409Da-t/CF11BDX|I-GH409Da-t/CF11BDX</text:p>
      <text:p text:style-name="P7">ATGAGGTGGAAAGAGGGGAGCATGTCGAGGAGTCAAACCGAAAAATGAGAGGTTAAAAATCAAGAAAGAGATGTTGGATGAAATTCCTGAATTTGAGTCATTTGACAATATTATCTCTGAAAATGAGTTTGATGACATCTGTGCTGAATGGAAAGACAAGCTGCAAGTTCCAAGTGACTAAATTTGTGAAGATTGCTCTAGAGATTTGCTGGAGGTGTGCACACACATCCTACTCTTCTGAGGTTAACCTGGGGTCAAAGCAAATCGAAGGGTATGAACCTGAAGACCTCATCTCCTGCATTGAGAGCAAATGCTATCTGAGGCAATTTGGAAGATTCTTTGCAAACTTCACATGGAACAAAATGAGGAAGGAGGACACGACCCCCAGCCAAGTGGGAACAAGTGACTAT</text:p>
      <text:p text:style-name="P7">&gt;IEGWB1301EW961|S2-8_A69|I-GH409Da-t/CF11BDX|I-GH409Da-t/CF11BDX</text:p>
      <text:p text:style-name="P7">ATGAGGTGGAAAGAAGGGAGCATGTCGAGGAGTCAAACCGAAAAATGAGAGGTTAAAAATCAAGAAAGAGATGTTGGATGAAATTCCTGAATTTGAGCCATTTGACAATATTATCTCTGAAAATGAGTTTGATGACATCTGTGCTGAATGGAAAGACAAGCTGCAAGTTCCAAGTGACAAATTTGTGAAGATTGCTCTAGAGATTTGCTGGAGGTGTGCACACACATCCTACTCTTCTGAGGTTAACCTGGGGTCAAAGCAAATCGAAGGGTATGAACCTGAAGACCTCATCTCCTGCATTGAGAGCAAATGCTATCTGAGGCAATTTGGAAGATTCTTTGCAAACTTCACATGGAACAAAATGAGGAAGGAGGACACGACCCCCAGCCAAGTGGGAACAAGTGACTAT</text:p>
      <text:p text:style-name="P7">&gt;IEGWB1301BHHMW|S2-8_A69|I-GH409Da-t/CF11BDX|I-GH409Da-t/CF11BDX</text:p>
      <text:p text:style-name="P7">AGTGGTTTGACCTGATCTTATTCCATGTTAGGGGTGCTGAAATGCCGCCTATTTTGCTTGCTGGCGATCCATTGCGAAGTGACTATGATTCTCAAAGCGATAGGCTCAACTTGGAAGAGCTTGGTAGGGACATTGACAATGTTTTGAGAGGTAAATCATACTGTTACAATGT<text:soft-page-break/>CTTGTCCAGAAGGTTTCAAAATCAAATTTTTAATAAAAGAATTCCAGGGCATCTTAAAATTGATAACGCATTGGTGAAGGAATGGAATTTCATTAGTCTGGACAGTTTTGCCAAGAGCAGTGGAATTGATGCATTACTGGTTTCAAGTTTCAATGAAAAAAAAAGCTATGCTTGTGTACTTCAGG</text:p>
      <text:p text:style-name="P7">&gt;IEGWB1302HXS4K|S2-8_A69|I-GH409Da-t/CF11BDX|I-GH409Da-t/CF11BDX</text:p>
      <text:p text:style-name="P7"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TATTTTTGCAAACTTCACGTGGAAACAAAATGAGAAA</text:p>
      <text:p text:style-name="P7">&gt;IFTYA1L02HON7L|S2-1_A94|I-GP425Dc-5/7|I-GP425Dc-5/7</text:p>
      <text:p text:style-name="P7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AGGATACCTTGACCTAATCTTATTTCATGTTAGAGGTACTGAAATGCCGCCAATCTTGCTTGCTGGAGACCCATTGCAAAGTGATTATGATTCTCAGAGTGACAGGCTTAA</text:p>
      <text:p text:style-name="P7">&gt;IFTYA1L02GFVXM|S2-1_A94|I-GP425Dc-5/7|I-GP425Dc-5/7</text:p>
      <text:p text:style-name="P7">GCTCCTAGGGGTGGGAAGAAGGGCGTGTGTCGCGGAGTCAAAACCAAAAAGTGAAAGGCTCAGAATCAAAAAAGGAGATGTTGGACGAGATTCCCGAATTTGAATCATTCGACAACATCATCTCTGAGAGTGAGTTTGATGACATTTGTGCCGAATGGAAGGATAAACTGCAAGTTCCAAGTGACAAATTTGTAAAGATTGCCCTTGAAATCTGCTGGAGGTGTGCACACACCTCATACTCTTCAGAAGTTAATTTGGGCTCAATACAGATTGAGGGTATGAGCCTGAGGATCTTATCTCCTGCATTGAGAGTAAGTGCTATCTGAGGCAGTTTGGAAGATTCTTTGCCAACTTCACTTGGGATAAGATGAGGAGGAAGATAAACCCCAGACCAAATGGGAGCAAGTGACCATACAAAAGGTATGCAATGGCTGCCTTTGAGTGCATTGATGCGGTT</text:p>
      <text:p text:style-name="P7">&gt;IEGWB1301C902A|S2-1_A94|I-GP425Dc-5/7|I-GP425Dc-5/7</text:p>
      <text:p text:style-name="P7">GGAGATGTTGGACGAGATTCCCGAATTTGAATCATTCGACAACATCATCTCTGAGAGTGAGTTTGATGACATTTGTGCCGAATGGAAGGATAAACTGCAAGTTCCAAGTGACAAATTTGTAAAGATTGCCCTTGAAATCTGCTGGAGGTGTGCACACACCTCATACTCTTCAGAAGTTAATTTGGGCTCAATACAGATTGAGGGTATGAGCCTGAGGATCTTATCTCCTGCATTGAGAGTAAGTGCTATCTGAGGCAGTTTGGAAGATTCTTTGCCAACTTCACTTGGAATAAGATGAGGAAGGAAGATAAACCCCCAGCCAAATGGGAGCAAGTGACCATCAAAAGGTATGCAATGGCTGCCTTTGAGTGCATTGATGCGGTTGGTTCTGCTG</text:p>
      <text:p text:style-name="P7">&gt;IEGWB1301DUT6I|S2-3_A94|I-GP425Dc-5/7|I-GP425Dc-5/7</text:p>
      <text:p text:style-name="P7">CCATGCTTCACCCTTTCTTTGGGATTTATGGGTCTGGGAAAACATATCAATTCAAGAATCTTTGCAACGTAAAAACCGTAACTGTTACTTTTCCTACATAACTCCAAGAAggaaattagctgagacaagtttcagaagagcttcaaactttcaaatcagttcaactaaaattcacccaaagagtagactaagtgcaggaatgtaagaattttcactttggaggttgcacttcttacactttcaaaaagtgttgagttcatctatgatcacttttagacgaatttcagttgtaccccccaggataccttgacctaatcttatttcatgttagaggtactgaaattggccgccaatacttgcttgctggagacccattgcaaagtgattatgattctctaga</text:p>
      <text:p text:style-name="P7">&gt;IFTYA1L02HUR39|S2-3_A94|I-GP425Dc-5/7|I-GP425Dc-5/7</text:p>
      <text:p text:style-name="P7"><text:soft-page-break/>CATGCTTCACCCTTTCTTTGGGATTTATGGGTCTGGGAAAGCATATCAATTCAAGAATCTTGCACGAAAAACCGTAACTGTTACTTTTCCTACATAACTCCAAGAAGGAAATTAGCTGAGCAAGTTTCAGAAGAGCTTCAAATTTCAAATCAGTTCACTAAAATTCACCCAAAGAGTGCTAAGTGCAGGAATGTAAGAATTTTCACTTTGGAGGTTGCACTTCTTCACTTCCAAAAAGTGTTGAGTTCATCTATGATCATTTTAGACGAATTTCAGTTGTACCCCCCCAGGATACCTTGACCTAATCTTATTTCATGTTAGAGGTACTGAAATGCCGCCAATCTTGCTTGCTGGAGACCCATTGCAAAGTGATTATGATTCTCAGAGTGACAGGCTTAAACAG</text:p>
      <text:p text:style-name="P7">&gt;IEGWB1301CIPWL|S2-3_A94|I-GP425Dc-5/7|I-GP425Dc-5/7</text:p>
      <text:p text:style-name="P7">AGTCGCTCCACAAGAGTTTGAATTGCAATCTTTTGAATCTTGAGTCTAAGAGGTTTGGAAAGGAGACTTGTTTGCTACTCTCGAGTTTGGGTTTTAAAGTTGAGAGCAAAAAAGCTGATAAAGTCAAAGTTGAGAACATTTTTCCTTCAGAGCCTgtagggcgagccg</text:p>
      <text:p text:style-name="P7">&gt;IEGWB1301EDL8W|S2-3_A94|I-GP425Dc-5/7|I-GP425Dc-5/7</text:p>
      <text:p text:style-name="P7">TATCTTCTCAAAACATCAAAAATTGTAACTAAAAGTGGGTTGACGTATTCATTAGACATAATTCAGTCAAAATTCGCCCACCATCTAATATCTATAACCCTTTGTGACAAAGTTACTGATAAAATTCGAAAATTTGGGTCCTTTGAAGCAATTGAATTTAAAGATAATTGTGCGCTCTCAAACAAAATCAAAAAATGTTATCCAATTAGTTTTGATGTGGTGAAGAGA</text:p>
      <text:p text:style-name="P7">&gt;IFTYA1L02GJKRL|S2-3_A96|I-BJ398Dr-5/3|I-BJ398Dr-5/3</text:p>
      <text:p text:style-name="P7">GGGGTGCCGTTTTGTTGACAAATTCAAGAGAGGTGAAACTTTAATTGTGCATGGTGTTCCTGGGTGTGGCAAAACAAGACTGCTGAAAGAAATAATCGAGGAATTTGACTTTGTTGTTTGCTTCACTGCTGGTTCGGAAACATATAAAAGTCAGCTTGGAGGTGAAATAAACAAGGTTAGTGAAGACAGTGTTGTGCCTGACGGAAAGATAGGAATACCTGACGAATACAACATCTTTACTGGAGATCTTAGGAAATTCAAAGTTCTATTTGGAGACCCCTATCAGTCCGTTCATAGAAGTCCGAACTGCAATTTGTTGAATATAGAGTCAAAAAGGTTCGGGAA</text:p>
      <text:p text:style-name="P7">&gt;IFTYA1L02GKJ5K|S2-1_A81|I-GH409Da-5/6|I-GH409Da-5/6</text:p>
      <text:p text:style-name="P7">TATTTGTTCCATGTTAGAGGTGCTGAAATGCCACCGGTTCTGCTTGCTGGTGACCCATTGCAAAGTGACTATGATTCTCAAAGTGATAGACTCAATTTGGGAGAGCTTGGTAGAGACGTTGATAATGTTTTGAGAGGCAGATCATACT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</text:p>
      <text:p text:style-name="P7">&gt;IFTYA1L02JKS6G|S2-1_A81|I-GH409Da-5/6|I-GH409Da-5/6</text:p>
      <text:p text:style-name="P7">atgattctcaaagtgatagactcaatttggAAGAGCTTGGTAGAGACGTTGATAATGTTTTGAGAGGCAGATCATACT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</text:p>
      <text:p text:style-name="P7">&gt;IEGWB1301DN442|S2-1_A81|I-GH409Da-5/6|I-GH409Da-5/6</text:p>
      <text:p text:style-name="P7">GTTATAATGTCTTATCCAGAAGGTTTCAAAATCAGATGTTCAACAAAAGAATTCCAGGGCATCTTAAGATCGATAATGCATTGGTCAAGGAATGGAATTTTATCAGTCTGGATAC<text:soft-page-break/>TTTCGCTAAAAGCAGTGGAATTGATGCATTACTAGTCTCAAGTTTTAATGAAAAGAAGGCAATGCTGGTGTATTTCAGGGGCCCGATTTTAACATTCGGTGAATCAACAGGTCTCACATTCAATTCTGTTGCTATACTCATTTCAGCTGATTCAGTGCATGTTAATGAGA</text:p>
      <text:p text:style-name="P7">&gt;IEGWB1302GL36Q|S2-3_A94|I-GP425Dc-5/7|I-GP425Dc-5/7</text:p>
      <text:p text:style-name="P7">GCTCCTAGGGGTGGGAAGAAGGGCGTGTGTCGCGGAGTCAAACCAAAAAGTGAAAGGCTCAGAATCAAAAAGGAGATGTTGGACGAGATTCCCGAATTTGAATCATTCGACAACATCATCTCTGAGAGTGAGTTTGATGACATTTGTGCCGAATGGAAGGATAAACTGCAAGTTCCAAGTGACAAATTTGTAAAGATTGCCCTTGAAATCTGCTGGAGGTGTGCACACACCTCATACTCTTCAGAAGTTAATTTGGGCTCAATACAGATTGAGGGTATGAGCCTGAGGATCTTATCTCCTGCATTGAGAGTAAGTGCTATCTGAGGCAGTTTGGAAGATTCTTTGCCAACTTCACTTGGAATAAGATGAGGAAGGAGATAAACCCCCAGCCAAATGGGAGCAAGTGACCATCAAAAGGTATGCAATGGCTGCCTTTTGAGTGCATTGATGCGGTTGGTTCTGCggt</text:p>
      <text:p text:style-name="P7">&gt;IR32U6402GTL60|S3-2_A68|SP-1283|Yam-Guadeloupe-DA_11-146-D.cayenensis</text:p>
      <text:p text:style-name="P7">ACTTGAGTCGTGGAATCAAACCAAAAAATAGAAAGACTCAAAATTAAGAAGGAGATGCTGGATGAAATCCCCGAGTTTGAATCATTTGATAATATCATTTCTGAAAGTGAGTTTGATGACATCTGTGCTGAATGGAAAGACAAACTGCAGGTTCCGGATGACAAATTTGTGAAGATAGCTCTCGAAATCTGTTGGAGGTGTGCACACACATCTTACTCTTCTGAGGTCAATTTGGGATCAAAACAAATTGAAGGGTATGAACCTGAAGACCTCATTTCCTGTATAGAAAGCAAATGCTATTTGAGGCAGTTCGGGAGATTCTTTGCAAATTTCACGTGGAACGATGAAAAA</text:p>
      <text:p text:style-name="P7">&gt;IR32U6402FPO2O|S3-2_A68|SP-1283|Yam-Guadeloupe-DA_11-146-D.cayenensis</text:p>
      <text:p text:style-name="P7">atcatttgtaTAATATCATTTCTGAAAGTGAGTTTGATGACATCTGTGCTGAATGGAAAGACAAACTGCAGGTTCCGGANGACAAATTTGTGAAGATAGCTCTCGAAATCTGTTGGAGGTGTGCACACACATCTTACTCTTCTGAGGTCAATTTGGGATCAAAACAAATTGAAGGGTATGAACCTGAAGACCTCATTTCCTGTATAGAAAGCAAATGCTATTTGAGGCAGTTCGGGAGATTCTTTGCAAATTTCACGTGGAACGATGAAAAA</text:p>
      <text:p text:style-name="P7">&gt;IR32U6401BFQWI|S3-2_A68|SP-1283|Yam-Guadeloupe-DA_11-146-D.cayenensis</text:p>
      <text:p text:style-name="P7">ACTTGAGTCGTGGAATCAAACCAAAAAATGAAAGACTCAAAATTAAGAAGGAGATGCTGGATGAAATCCCCGAGTTTGAATCATTTGATAATATCATTTCTGAAAGTGAGTTTGATGACATCTGTGCTGAATGGAAAGACAAACTGCAGGTTCCGGATGACAAATTTGTGAAGATAGCTCTCGAAATCTGTTGGAGGTGTGCACACACATCTTACTCTTCTGAGGTCAATTTGGGATCAAAACAAATTGAAGGGTATGAACCTGAAGACCTCATTTCCTGTATAGAAAGCAAATGCTATTTGAGGCAGTTCGGGAGATTCTTTGCAAATTTCACGTGGAACGATGAAAAA</text:p>
      <text:p text:style-name="P7">&gt;IR32U6401D8AW5|S3-2_A68|SP-1283|Yam-Guadeloupe-DA_11-146-D.cayenensis</text:p>
      <text:p text:style-name="P7">actaagtagcaagagtggagagtgagaaaatagaataaatacttgtcactttggtaaattttactttagagacattctGTCCAAAGTGCCCATGAAACCAAATAAGAATGACCTTTATGCAGAGGAGGCCAGGCATGAATTTGAGATCAAAAAAATGAGCAAGCCAATTTCTGTCATTGAAAATCATAGTGAGAGAGT</text:p>
      <text:p text:style-name="P7">&gt;IR32U6402H2SVR|S3-2_A68|SP-1283|Yam-Guadeloupe-DA_11-146-D.cayenensis</text:p>
      <text:p text:style-name="P7">ACTTGAGTCGTGGAATCAAACCAAAAAATAGAAAGACTACAAAATTAAAGAAGGAGATGCTGGATGAAATCCCCGAGTTTGAATCATTTGATAATATCATTTCTGAAAGTGAGTTTGATGACATCTGTGCTGAATGGAAAGACAAACTGCAGGTTCCGGATGACAAATTTGTGAAGATAGCTCTCGAAATCTGTTGGAGGTGTGCACACACATCTTACTCTTCTGAGGTCAATTTGGGATCAAAACAAATTGAAGGGTATGAACCTGAAGACCTCATTTCCTGT<text:soft-page-break/>ATAGAAAGCAAATGCTATTTGAGGCAGTTCGGGAGATTCTTTGCAAATTTTCACGTGGAACGATGAAAAA</text:p>
      <text:p text:style-name="P7">&gt;IR32U6402J08O1|S3-2_A68|SP-1283|Yam-Guadeloupe-DA_11-146-D.cayenensis</text:p>
      <text:p text:style-name="P7">TGATGGCTGTTAAAAAGAGGTTAAAATTTTCAAGTGCAAGAGTGGAGAGTGAGAAAATGAATAAATACTTGCACTTTGGTAAATTTTTCTTAGAGACATTTCTGTCCAAAGTGCCCATGAAACCAAATAAGAATGACCTTTATGCAGAGGAGGCCAGGCATGAATTTGAGATACAAAAAAATGAGCAAGCCAATTTCTGTCATTGAAAATCATAGTGAGAGAGT</text:p>
      <text:p text:style-name="P7">&gt;IR32U6402I2KA1|S3-2_A74|SP-1289|Yam-Guadeloupe-Grosse_caille_Guadeloupe-375-D.cayenensis</text:p>
      <text:p text:style-name="P7">TGTACGTGGGGTTAAACCGAAAAAGTGAGAGATTGAAAATTAAGAAGGAAATGCTGGAAGAAATCCCCGAATTTGAATCATTTGACAACATCATTTCTGAAAATGAATTTGATGACATTTGTGCTGAATGGAAAGATAAATTACAGGTTCCTAGTGATAAATTTGTAAAGATTGCTCTCGAAATTTGCTGGAGGTGTGCACACACATCCTACTCTTCAGAGGTTAATCTGGGATCCAAACAAATTGAAGGGTACGAGCCTGAAGATCTTATCTCCTGTATCGAGAGTAAATGCTATTTGAGACAGTTTGGAAGATTTTTTTGCCAATTTCACGCACGAGAT</text:p>
      <text:p text:style-name="P7">&gt;IR32U6402H45WX|S3-3_A36|SP-1347|Yam-Guadeloupe-IGNAME_POULE_JAUNE_G</text:p>
      <text:p text:style-name="P7">TGCATTGAGCGTAAATGTTATTTGAGACAGTTCGGAAGGTTTTTCGCCAACTTCACATGGAACAAAATGAGAAAGGAAAATAGGCCTCCAGCCAAGTGGGAACAGGTAACCATTAAAAGGTATGCAATGGCTGCCTTTGAGTGTATTGATGCAGTCGGTTCCGCTGGGGCTTTGGAGCCTGAGGAGGGTGTCATCAAACCACCAACACAGAAGCTGCTGAGGGTTGCCATGCAAATTAAAGAGAATAAGCTCATGAAGGCTGACAACTTGGAGGTTAAAAGTGGCTCAACCAGTTCATATATCACTGC</text:p>
      <text:p text:style-name="P7">&gt;IEGWB1301DZCHJ|S2-1_A81|I-GH409Da-5/6|I-GH409Da-5/6</text:p>
      <text:p text:style-name="P7">TATTTGTTCCATGTTAGAGGTGCTGAAATGCCACCGGTTCTGCTTGCTGGTGACCCATTGCAAAGTGACTATGATTCTCAAAGTGATAGACTCAATTTGGAAGAGCTTGGTAGAGACGTTGATAATGTTTTGAGAGGCAGATCATACT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</text:p>
      <text:p text:style-name="P4"/>
      <text:p text:style-name="P4"/>
      <text:p text:style-name="P4"/>
      <text:p text:style-name="P4"/>
      <text:p text:style-name="P9"/>
      <text:p text:style-name="P8"><text:span text:style-name="T11">(moi) fait à la main </text:span><text:tab/><text:tab/><text:tab/><text:tab/><text:tab/><text:span text:style-name="T12">X</text:span><text:bookmark-start text:name="__DdeLink__2013_2300346743"/><text:bookmark-start text:name="__DdeLink__1842_477853422"/><text:bookmark-start text:name="__DdeLink__1910_477853422"/></text:p>
      <text:p text:style-name="P3"><text:bookmark-start text:name="__DdeLink__1765_477853422"/><text:bookmark-start text:name="__DdeLink__1701_477853422"/>&gt;capillovirus</text:p>
      <text:p text:style-name="P3"><text:span text:style-name="T1">ctcaaggaggtcgaatctacagacctcaaaattgatgctatctcgtc</text:span><text:bookmark text:name="NC_001749.2_4861"/><text:span text:style-name="T1">ctcagagctttacaaggatgcaacctttttcaaaccagacgtgcttaattgcatcaaaag</text:span><text:bookmark text:name="NC_001749.2_4921"/><text:span text:style-name="T1">gtttgaatcaaacgtcaaggtttcctctcgatctggtgacggcctcgtcctgtctgattt</text:span><text:bookmark text:name="NC_001749.2_4981"/><text:span text:style-name="T1">caaactgcttgatgacaccgaaattgattcaatcaggaagaaaagcaacaagtacaaata</text:span><text:bookmark text:name="NC_001749.2_5041"/><text:span text:style-name="T1">cttacactatggagtcatcctggttgggatcaaagcaatgttgccaaactttagaggcat</text:span><text:bookmark text:name="NC_001749.2_5101"/><text:span text:style-name="T1">ggaagggagagtcattgtatatgatggagcctgcctggatccgaaaagaggccacatttg</text:span><text:bookmark text:name="NC_001749.2_5161"/><text:span text:style-name="T3">ctcgtatcttttca</text:span></text:p>
      <text:p text:style-name="P3">&gt;citrivirus</text:p>
      <text:p text:style-name="P3"><text:span text:style-name="T1">gtgtagatacctagaaacccagatcagaaatcagttgcctgaaga</text:span><text:bookmark text:name="NC_003877.1_5221"/><text:span text:style-name="T1">aatttacattcactcaaataaaaattttgatgatttgaatgcatgggtcaaaaaattttt</text:span><text:bookmark text:name="NC_003877.1_5281"/><text:span text:style-name="T1">ccagagggatatctgtgttgagtctgattatgaagcatttgatgcaagccaggatgaata</text:span><text:bookmark text:name="NC_003877.1_5341"/><text:span text:style-name="T1">catattatccttcgagattcatct</text:span><text:soft-page-break/><text:span text:style-name="T1">gatgaaagatgcgcattttccgcagaaaatcattga</text:span><text:bookmark text:name="NC_003877.1_5401"/><text:span text:style-name="T1">tgcatacatagaccttaaatgcaaattgggatgcaaattgggccatttttcaataatgag</text:span><text:bookmark text:name="NC_003877.1_5461"/><text:span text:style-name="T1">atttacaggggaattttgcaccttcctattcaacacactggccaatatggcattcactat</text:span><text:bookmark text:name="NC_003877.1_5521"/><text:span text:style-name="T4">gtgtagatacgaatgg</text:span></text:p>
      <text:p text:style-name="P3">&gt;Divavirus</text:p>
      <text:p text:style-name="P3"><text:span text:style-name="T1">gtagaacaaaagcagaatcaatattggcaactgttattcatccaacagaaattg</text:span><text:bookmark text:name="NC_019029.1_661"/><text:span text:style-name="T1">atgtagggaaggactgttcacatctacctttcttatatgagtttgaagttagcgataata</text:span><text:bookmark text:name="NC_019029.1_721"/><text:span text:style-name="T1">atatattcttctttcctgatggaaacagaagtgaaggttatgagcaaccaaagactgctg</text:span><text:bookmark text:name="NC_019029.1_781"/><text:span text:style-name="T1">gctggtggttaaaaatgagacggttctatagtgacggagaggtatatagtgttacgctct</text:span><text:bookmark text:name="NC_019029.1_841"/><text:span text:style-name="T1">taagaacaataggaccctttcacttgatttacatatctagaggctctctagcttcagagt</text:span><text:bookmark text:name="NC_019029.1_901"/><text:span text:style-name="T1">cacggaggttttttgatgatttcaacattttagatctgccagtaaaatatgccaaaaata</text:span><text:bookmark text:name="NC_019029.1_961"/><text:span text:style-name="T5">atctaat</text:span></text:p>
      <text:p text:style-name="P3">&gt;Tepovirus</text:p>
      <text:p text:style-name="P3"><text:span text:style-name="T1">ctgggtca</text:span><text:bookmark text:name="NC_011062.1_4141"/><text:span text:style-name="T1">ttaactacgttgatcaagaagagggcactgaatctgattatgaagctttcgatagatcac</text:span><text:bookmark text:name="NC_011062.1_4201"/><text:span text:style-name="T1">aggatgcaatcattctaggtcttgaaatagaatgtctgaaattgtttggatgggatcaag</text:span><text:bookmark text:name="NC_011062.1_4261"/><text:span text:style-name="T1">acctgatcgatgattacagaaagctgaaacttcggatgggatgtagatggggggcaa</text:span><text:bookmark-start text:name="__DdeLink__4551_3062245043"/><text:span text:style-name="T1">ttg</text:span><text:bookmark text:name="NC_011062.1_4321"/><text:span text:style-name="T1">caattatgagattcacaggtga</text:span><text:bookmark-end text:name="__DdeLink__4551_3062245043"/><text:span text:style-name="T1">atttggaacattctttttcaacacaattgcaaacatcg</text:span><text:bookmark text:name="NC_011062.1_4381"/><text:span text:style-name="T1">cattcacatgtttgaggtataatatcaccagagacactgtgattgcgtttgcaggagatg</text:span><text:bookmark text:name="NC_011062.1_4441"/><text:span text:style-name="T5">acatgtatgcatccggaaaactcgaaatcaggaaagatagagaagacctgctg</text:span></text:p>
      <text:p text:style-name="P3">&gt;Prunevirus</text:p>
      <text:p text:style-name="P3"><text:span text:style-name="T1">tactgcaggtacatggagaagcaattaagagctcagctgcctggtgaaatatatat</text:span><text:bookmark text:name="NC_023295.1_4381"/><text:span text:style-name="T1">acactcgaacaaaaacttcaatgatttgaatgaatgggtcaaaaagcacgctggtgatga</text:span><text:bookmark text:name="NC_023295.1_4441"/><text:span text:style-name="T1">tctgtgtgttgagtctgattacgaagcatttgatgcctcacaagaccaatacattttatc</text:span><text:bookmark text:name="NC_023295.1_4501"/><text:span text:style-name="T1">atttgagctctttatgatgagacatatgcatataccagaacaaatcatccaggcttacat</text:span><text:bookmark text:name="NC_023295.1_4561"/><text:span text:style-name="T1">tgatctcaaggtcaacctgggttgcaagttgggacattttgccatcatgaggttcacggg</text:span><text:bookmark text:name="NC_023295.1_4621"/><text:span text:style-name="T1">tgagttttcaacattcctcttcaatactttggctaatatggcattcaccatgtgcaggta</text:span><text:bookmark text:name="NC_023295.1_4681"/><text:span text:style-name="T5">tgagt</text:span></text:p>
      <text:p text:style-name="P3">&gt;Robigovirus</text:p>
      <text:p text:style-name="P3"><text:span text:style-name="T1">acgaagtttgataatagatttaggaacgc</text:span><text:bookmark text:name="NC_020996.1_5341"/><text:span text:style-name="T1">aaaagctggtcaaactttagcttgcttccatcatgatgtgctctgtcgccttgctccgta</text:span><text:bookmark text:name="NC_020996.1_5401"/><text:span text:style-name="T1">cattcggtacattgagaagaaagtgttcaaggctctgcctagcaacctttatatccactc</text:span><text:bookmark text:name="NC_020996.1_5461"/><text:span text:style-name="T1">tgcacgcaattttgatgaccttagggattgggttataaagaataacttcactggggtttg</text:span><text:bookmark text:name="NC_020996.1_5521"/><text:span text:style-name="T1">tactgagtctgattatgaggcttttgattcttctcaagatgtaaacattttggcatttga</text:span><text:bookmark text:name="NC_020996.1_5581"/><text:span text:style-name="T1">ggtaagcctgatggagtatttgagactgcccagggatttgattgaagattacaagtactt</text:span><text:bookmark text:name="NC_020996.1_5641"/><text:span text:style-name="T6">gaaattccacactcactcaaagcttggccaat</text:span></text:p>
      <text:p text:style-name="P3">&gt;Trichovirus</text:p>
      <text:p text:style-name="P3"><text:span text:style-name="T1">gtcaatcaagcgatgagttatgaggctgtgtatcccagacacaaaatggatgatgatct</text:span><text:bookmark text:name="NC_001409.1_4561"/><text:span text:style-name="T1">cactttccttgctgccataaagaagaggcttcgctttgacaacgttgccaacaattacgc</text:span><text:bookmark text:name="NC_001409.1_4621"/><text:span text:style-name="T1">aaaattcaaggcagcagagagcagagggaagtatctgacaaaaatctttctcaaacatgt</text:span><text:bookmark text:name="NC_001409.1_4681"/><text:span text:style-name="T1">gcccatcaaatgtggcagggaccaaaggctcctggatcaatgcaggcaagaatttgagga</text:span><text:bookmark text:name="NC_001409.1_4741"/><text:span text:style-name="T1">gacgaaactatctaaaagtgcggccacaattggagcacactctcagaggtcagactcgga</text:span><text:bookmark text:name="NC_001409.1_4801"/><text:span text:style-name="T1">ttggcccttggataagattttcctgttcatgaaatcgcaactttgcacaaaattcgaaaa</text:span><text:bookmark text:name="NC_001409.1_4861"/><text:span text:style-name="T6">aa</text:span></text:p>
      <text:p text:style-name="P3">&gt;Vitivirus</text:p>
      <text:p text:style-name="P3"><text:span text:style-name="T1">gggtggatgcta</text:span><text:bookmark text:name="NC_003604.2_4321"/><text:span text:style-name="T1">aggcgggacaaaccatcgcctgtttcgctcattcggtgctgtgtagattcgggcccattc</text:span><text:bookmark text:name="NC_003604.2_4381"/><text:span text:style-name="T1">tgcgtcaaactgagaaagcgctacgggagctcctgcccgagaagctcatgatatactctc</text:span><text:bookmark text:name="NC_003604.2_4441"/><text:span text:style-name="T1">agaaaaagtacatggacttggataaatgggctaagacgtgggtagagagcatgatgggga</text:span><text:bookmark text:name="NC_003604.2_4501"/><text:span text:style-name="T1">cggactccgactacgaggcattcgacagatcacaagacgagaaagtgctggacttggagg</text:span><text:bookmark text:name="NC_003604.2_4561"/><text:span text:style-name="T1">tggaggtcttgcgcttctttctatggcccgaagatttaatcagggagtacgaggagctta</text:span><text:bookmark text:name="NC_003604.2_4621"/><text:span text:style-name="T7">agctgatgatgggatgtgcattaggcgacctggcggtgatgaggttctc</text:span></text:p>
      <text:p text:style-name="P3">&gt;Carlavirus</text:p>
      <text:p text:style-name="P3"><text:span text:style-name="T1">cagggttgctaaagcagcgcagag</text:span><text:bookmark text:name="NC_001361.2_5161"/><text:span text:style-name="T1">catcgt</text:span><text:bookmark-start text:name="__DdeLink__5126_3062245043"/><text:span text:style-name="T1">gtgttttcaacatgcggtcttgtgtcgttttgcgccctacatgcgatacattga</text:span><text:bookmark text:name="NC_001361.2_52211"/><text:span text:style-name="T1">gatgaaagtgcacgaggtgctgccgaagaattactacatccactcaggaaagggtttgga</text:span><text:bookmark text:name="NC_001361.2_52811"/><text:span text:style-name="T1">ggagctggatgcgtgggtcaagaaagggaagtttgaccggatttgcacggagtctgatta</text:span><text:bookmark text:name="NC_001361.2_53411"/><text:span text:style-name="T1">tgaggcattcgatgcgtcacaagatg</text:span><text:bookmark-end text:name="__DdeLink__5126_3062245043"/><text:span text:style-name="T1">aatttatcatggctttcgagctggaattgatgaa</text:span><text:bookmark text:name="NC_001361.2_5401"/><text:span text:style-name="T1">gtacttaaggttaccaagtgatctaatcgaggattacaagttcatcaagactagcctagg</text:span><text:bookmark text:name="NC_001361.2_5461"/><text:span text:style-name="T8">atctaaattgggcaattttgctataatgcgcttctcc</text:span></text:p>
      <text:p text:style-name="P3">&gt;Foveavirus</text:p>
      <text:p text:style-name="P2"><text:span text:style-name="T1">gaagcggatcgtgcagggtttttttctgaagctttttccaaacc</text:span><text:bookmark text:name="NC_003462.2_1261"/><text:span text:style-name="T1">caatttccagaaattttaaagtggtccagcaattgcatcttgataatttcatcgagactt</text:span><text:bookmark text:name="NC_003462.2_1321"/><text:span text:style-name="T1">tagaggagtttaacttcagcatcaacacagaaagtttgtcattgaattggaaggatgatc</text:span><text:bookmark text:name="NC_003462.2_1381"/><text:span text:style-name="T1">tggaatttgttaacttaacctttggagacacagactttaatgttgaggattcttttgctg</text:span><text:bookmark text:name="NC_003462.2_1441"/><text:span text:style-name="T1">aggcatggggcacaaagaaagacgttgtgaacatcaccaccgtgcatcactctccatact</text:span><text:bookmark text:name="NC_003462.2_1501"/><text:span text:style-name="T1">tggttagtaagtttgagtcatacgatcatcagttccactccattttgagcgttaaatcta</text:span><text:bookmark text:name="NC_003462.2_1561"/><text:span text:style-name="T2">tctcagcactcaccagg</text:span><text:bookmark-end text:name="__DdeLink__1910_477853422"/><text:bookmark-end text:name="__DdeLink__1842_477853422"/></text:p>
      <text:p text:style-name="P2"><text:bookmark-end text:name="__DdeLink__2013_2300346743"/><text:bookmark-end text:name="__DdeLink__1765_477853422"/><text:bookmark-end text:name="__DdeLink__1701_4778534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43:27.698625798</meta:creation-date>
    <dc:date>2019-04-24T14:15:31.922053146</dc:date>
    <meta:editing-duration>PT41M23S</meta:editing-duration>
    <meta:editing-cycles>8</meta:editing-cycles>
    <meta:generator>LibreOffice/6.1.4.2$Linux_X86_64 LibreOffice_project/10$Build-2</meta:generator>
    <meta:document-statistic meta:table-count="0" meta:image-count="0" meta:object-count="0" meta:page-count="57" meta:paragraph-count="569" meta:word-count="672" meta:character-count="137029" meta:non-whitespace-character-count="136912"/>
  </office:meta>
</office:document-meta>
</file>